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69mm"/>
    </style:style>
    <style:style style:name="co2" style:family="table-column">
      <style:table-column-properties fo:break-before="auto" style:column-width="34.0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31.38mm"/>
    </style:style>
    <style:style style:name="co5" style:family="table-column">
      <style:table-column-properties fo:break-before="auto" style:column-width="29.02mm"/>
    </style:style>
    <style:style style:name="co6" style:family="table-column">
      <style:table-column-properties fo:break-before="auto" style:column-width="30.02mm"/>
    </style:style>
    <style:style style:name="co7" style:family="table-column">
      <style:table-column-properties fo:break-before="auto" style:column-width="32.39mm"/>
    </style:style>
    <style:style style:name="co8" style:family="table-column">
      <style:table-column-properties fo:break-before="auto" style:column-width="33.06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6.76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6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41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6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covered-table-cell table:style-name="ce2"/>
          <table:covered-table-cell table:style-name="ce11"/>
          <table:table-cell table:style-name="ce16" office:value-type="string" calcext:value-type="string">
            <text:p>計</text:p>
          </table:table-cell>
          <table:table-cell table:style-name="ce20" office:value-type="string" calcext:value-type="string">
            <text:p>男</text:p>
          </table:table-cell>
          <table:table-cell table:style-name="ce2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8686376" calcext:value-type="float">
            <text:p><text:s text:c="3"/>8,686,376</text:p>
          </table:table-cell>
          <table:table-cell table:style-name="ce17" office:value-type="float" office:value="23574274" calcext:value-type="float">
            <text:p><text:s text:c="3"/>23,574,274</text:p>
          </table:table-cell>
          <table:table-cell table:style-name="ce17" office:value-type="float" office:value="11713362" calcext:value-type="float">
            <text:p><text:s text:c="3"/>11,713,362</text:p>
          </table:table-cell>
          <table:table-cell table:style-name="ce23" office:value-type="float" office:value="11860912" calcext:value-type="float">
            <text:p><text:s text:c="3"/>11,860,912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551017" calcext:value-type="float">
            <text:p><text:s text:c="3"/>1,551,017</text:p>
          </table:table-cell>
          <table:table-cell table:style-name="ce17" office:value-type="float" office:value="3987520" calcext:value-type="float">
            <text:p><text:s text:c="3"/>3,987,520</text:p>
          </table:table-cell>
          <table:table-cell table:style-name="ce17" office:value-type="float" office:value="1952383" calcext:value-type="float">
            <text:p><text:s text:c="3"/>1,952,383</text:p>
          </table:table-cell>
          <table:table-cell table:style-name="ce23" office:value-type="float" office:value="2035137" calcext:value-type="float">
            <text:p><text:s text:c="3"/>2,035,13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53741" calcext:value-type="float">
            <text:p><text:s text:c="3"/>1,053,741</text:p>
          </table:table-cell>
          <table:table-cell table:style-name="ce17" office:value-type="float" office:value="2675713" calcext:value-type="float">
            <text:p><text:s text:c="3"/>2,675,713</text:p>
          </table:table-cell>
          <table:table-cell table:style-name="ce17" office:value-type="float" office:value="1277544" calcext:value-type="float">
            <text:p><text:s text:c="3"/>1,277,544</text:p>
          </table:table-cell>
          <table:table-cell table:style-name="ce23" office:value-type="float" office:value="1398169" calcext:value-type="float">
            <text:p><text:s text:c="3"/>1,398,16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798391" calcext:value-type="float">
            <text:p><text:s text:c="3"/>798,391</text:p>
          </table:table-cell>
          <table:table-cell table:style-name="ce17" office:value-type="float" office:value="2204824" calcext:value-type="float">
            <text:p><text:s text:c="3"/>2,204,824</text:p>
          </table:table-cell>
          <table:table-cell table:style-name="ce17" office:value-type="float" office:value="1097086" calcext:value-type="float">
            <text:p><text:s text:c="3"/>1,097,086</text:p>
          </table:table-cell>
          <table:table-cell table:style-name="ce23" office:value-type="float" office:value="1107738" calcext:value-type="float">
            <text:p><text:s text:c="3"/>1,107,73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965455" calcext:value-type="float">
            <text:p><text:s text:c="3"/>965,455</text:p>
          </table:table-cell>
          <table:table-cell table:style-name="ce17" office:value-type="float" office:value="2794933" calcext:value-type="float">
            <text:p><text:s text:c="3"/>2,794,933</text:p>
          </table:table-cell>
          <table:table-cell table:style-name="ce17" office:value-type="float" office:value="1376790" calcext:value-type="float">
            <text:p><text:s text:c="3"/>1,376,790</text:p>
          </table:table-cell>
          <table:table-cell table:style-name="ce23" office:value-type="float" office:value="1418143" calcext:value-type="float">
            <text:p><text:s text:c="3"/>1,418,14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685873" calcext:value-type="float">
            <text:p><text:s text:c="3"/>685,873</text:p>
          </table:table-cell>
          <table:table-cell table:style-name="ce17" office:value-type="float" office:value="1884717" calcext:value-type="float">
            <text:p><text:s text:c="3"/>1,884,717</text:p>
          </table:table-cell>
          <table:table-cell table:style-name="ce17" office:value-type="float" office:value="940901" calcext:value-type="float">
            <text:p><text:s text:c="3"/>940,901</text:p>
          </table:table-cell>
          <table:table-cell table:style-name="ce23" office:value-type="float" office:value="943816" calcext:value-type="float">
            <text:p><text:s text:c="3"/>943,81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095318" calcext:value-type="float">
            <text:p><text:s text:c="3"/>1,095,318</text:p>
          </table:table-cell>
          <table:table-cell table:style-name="ce17" office:value-type="float" office:value="2773932" calcext:value-type="float">
            <text:p><text:s text:c="3"/>2,773,932</text:p>
          </table:table-cell>
          <table:table-cell table:style-name="ce17" office:value-type="float" office:value="1373055" calcext:value-type="float">
            <text:p><text:s text:c="3"/>1,373,055</text:p>
          </table:table-cell>
          <table:table-cell table:style-name="ce23" office:value-type="float" office:value="1400877" calcext:value-type="float">
            <text:p><text:s text:c="3"/>1,400,87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493345" calcext:value-type="float">
            <text:p><text:s text:c="3"/>2,493,345</text:p>
          </table:table-cell>
          <table:table-cell table:style-name="ce17" office:value-type="float" office:value="7101754" calcext:value-type="float">
            <text:p><text:s text:c="3"/>7,101,754</text:p>
          </table:table-cell>
          <table:table-cell table:style-name="ce17" office:value-type="float" office:value="3619239" calcext:value-type="float">
            <text:p><text:s text:c="3"/>3,619,239</text:p>
          </table:table-cell>
          <table:table-cell table:style-name="ce23" office:value-type="float" office:value="3482515" calcext:value-type="float">
            <text:p><text:s text:c="3"/>3,482,515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68959" calcext:value-type="float">
            <text:p><text:s text:c="3"/>168,959</text:p>
          </table:table-cell>
          <table:table-cell table:style-name="ce18" office:value-type="float" office:value="456006" calcext:value-type="float">
            <text:p><text:s text:c="3"/>456,006</text:p>
          </table:table-cell>
          <table:table-cell table:style-name="ce18" office:value-type="float" office:value="230545" calcext:value-type="float">
            <text:p><text:s text:c="3"/>230,545</text:p>
          </table:table-cell>
          <table:table-cell table:style-name="ce24" office:value-type="float" office:value="225461" calcext:value-type="float">
            <text:p><text:s text:c="3"/>225,461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192993" calcext:value-type="float">
            <text:p><text:s text:c="3"/>192,993</text:p>
          </table:table-cell>
          <table:table-cell table:style-name="ce18" office:value-type="float" office:value="554541" calcext:value-type="float">
            <text:p><text:s text:c="3"/>554,541</text:p>
          </table:table-cell>
          <table:table-cell table:style-name="ce18" office:value-type="float" office:value="283256" calcext:value-type="float">
            <text:p><text:s text:c="3"/>283,256</text:p>
          </table:table-cell>
          <table:table-cell table:style-name="ce24" office:value-type="float" office:value="271285" calcext:value-type="float">
            <text:p><text:s text:c="3"/>271,28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88522" calcext:value-type="float">
            <text:p><text:s text:c="3"/>188,522</text:p>
          </table:table-cell>
          <table:table-cell table:style-name="ce18" office:value-type="float" office:value="551082" calcext:value-type="float">
            <text:p><text:s text:c="3"/>551,082</text:p>
          </table:table-cell>
          <table:table-cell table:style-name="ce18" office:value-type="float" office:value="284434" calcext:value-type="float">
            <text:p><text:s text:c="3"/>284,434</text:p>
          </table:table-cell>
          <table:table-cell table:style-name="ce24" office:value-type="float" office:value="266648" calcext:value-type="float">
            <text:p><text:s text:c="3"/>266,64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388042" calcext:value-type="float">
            <text:p><text:s text:c="3"/>388,042</text:p>
          </table:table-cell>
          <table:table-cell table:style-name="ce18" office:value-type="float" office:value="1279276" calcext:value-type="float">
            <text:p><text:s text:c="3"/>1,279,276</text:p>
          </table:table-cell>
          <table:table-cell table:style-name="ce18" office:value-type="float" office:value="651800" calcext:value-type="float">
            <text:p><text:s text:c="3"/>651,800</text:p>
          </table:table-cell>
          <table:table-cell table:style-name="ce24" office:value-type="float" office:value="627476" calcext:value-type="float">
            <text:p><text:s text:c="3"/>627,476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78155" calcext:value-type="float">
            <text:p><text:s text:c="3"/>178,155</text:p>
          </table:table-cell>
          <table:table-cell table:style-name="ce18" office:value-type="float" office:value="499194" calcext:value-type="float">
            <text:p><text:s text:c="3"/>499,194</text:p>
          </table:table-cell>
          <table:table-cell table:style-name="ce18" office:value-type="float" office:value="255685" calcext:value-type="float">
            <text:p><text:s text:c="3"/>255,685</text:p>
          </table:table-cell>
          <table:table-cell table:style-name="ce24" office:value-type="float" office:value="243509" calcext:value-type="float">
            <text:p><text:s text:c="3"/>243,50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0634" calcext:value-type="float">
            <text:p><text:s text:c="3"/>240,634</text:p>
          </table:table-cell>
          <table:table-cell table:style-name="ce18" office:value-type="float" office:value="688717" calcext:value-type="float">
            <text:p><text:s text:c="3"/>688,717</text:p>
          </table:table-cell>
          <table:table-cell table:style-name="ce18" office:value-type="float" office:value="357103" calcext:value-type="float">
            <text:p><text:s text:c="3"/>357,103</text:p>
          </table:table-cell>
          <table:table-cell table:style-name="ce24" office:value-type="float" office:value="331614" calcext:value-type="float">
            <text:p><text:s text:c="3"/>331,614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2905" calcext:value-type="float">
            <text:p><text:s text:c="3"/>182,905</text:p>
          </table:table-cell>
          <table:table-cell table:style-name="ce18" office:value-type="float" office:value="509161" calcext:value-type="float">
            <text:p><text:s text:c="3"/>509,161</text:p>
          </table:table-cell>
          <table:table-cell table:style-name="ce18" office:value-type="float" office:value="264652" calcext:value-type="float">
            <text:p><text:s text:c="3"/>264,652</text:p>
          </table:table-cell>
          <table:table-cell table:style-name="ce24" office:value-type="float" office:value="244509" calcext:value-type="float">
            <text:p><text:s text:c="3"/>244,50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87294" calcext:value-type="float">
            <text:p><text:s text:c="3"/>287,294</text:p>
          </table:table-cell>
          <table:table-cell table:style-name="ce18" office:value-type="float" office:value="828275" calcext:value-type="float">
            <text:p><text:s text:c="3"/>828,275</text:p>
          </table:table-cell>
          <table:table-cell table:style-name="ce18" office:value-type="float" office:value="423325" calcext:value-type="float">
            <text:p><text:s text:c="3"/>423,325</text:p>
          </table:table-cell>
          <table:table-cell table:style-name="ce24" office:value-type="float" office:value="404950" calcext:value-type="float">
            <text:p><text:s text:c="3"/>404,95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2896" calcext:value-type="float">
            <text:p><text:s text:c="3"/>82,896</text:p>
          </table:table-cell>
          <table:table-cell table:style-name="ce18" office:value-type="float" office:value="219643" calcext:value-type="float">
            <text:p><text:s text:c="3"/>219,643</text:p>
          </table:table-cell>
          <table:table-cell table:style-name="ce18" office:value-type="float" office:value="113304" calcext:value-type="float">
            <text:p><text:s text:c="3"/>113,304</text:p>
          </table:table-cell>
          <table:table-cell table:style-name="ce24" office:value-type="float" office:value="106339" calcext:value-type="float">
            <text:p><text:s text:c="3"/>106,33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5851" calcext:value-type="float">
            <text:p><text:s text:c="3"/>125,851</text:p>
          </table:table-cell>
          <table:table-cell table:style-name="ce18" office:value-type="float" office:value="328749" calcext:value-type="float">
            <text:p><text:s text:c="3"/>328,749</text:p>
          </table:table-cell>
          <table:table-cell table:style-name="ce18" office:value-type="float" office:value="166743" calcext:value-type="float">
            <text:p><text:s text:c="3"/>166,743</text:p>
          </table:table-cell>
          <table:table-cell table:style-name="ce24" office:value-type="float" office:value="162006" calcext:value-type="float">
            <text:p><text:s text:c="3"/>162,006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39883" calcext:value-type="float">
            <text:p><text:s text:c="3"/>39,883</text:p>
          </table:table-cell>
          <table:table-cell table:style-name="ce18" office:value-type="float" office:value="104013" calcext:value-type="float">
            <text:p><text:s text:c="3"/>104,013</text:p>
          </table:table-cell>
          <table:table-cell table:style-name="ce18" office:value-type="float" office:value="53579" calcext:value-type="float">
            <text:p><text:s text:c="3"/>53,579</text:p>
          </table:table-cell>
          <table:table-cell table:style-name="ce24" office:value-type="float" office:value="50434" calcext:value-type="float">
            <text:p><text:s text:c="3"/>50,43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3191" calcext:value-type="float">
            <text:p><text:s text:c="3"/>153,191</text:p>
          </table:table-cell>
          <table:table-cell table:style-name="ce18" office:value-type="float" office:value="370795" calcext:value-type="float">
            <text:p><text:s text:c="3"/>370,795</text:p>
          </table:table-cell>
          <table:table-cell table:style-name="ce18" office:value-type="float" office:value="185428" calcext:value-type="float">
            <text:p><text:s text:c="3"/>185,428</text:p>
          </table:table-cell>
          <table:table-cell table:style-name="ce24" office:value-type="float" office:value="185367" calcext:value-type="float">
            <text:p><text:s text:c="3"/>185,36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64283" calcext:value-type="float">
            <text:p><text:s text:c="3"/>164,283</text:p>
          </table:table-cell>
          <table:table-cell table:style-name="ce18" office:value-type="float" office:value="443351" calcext:value-type="float">
            <text:p><text:s text:c="3"/>443,351</text:p>
          </table:table-cell>
          <table:table-cell table:style-name="ce18" office:value-type="float" office:value="218722" calcext:value-type="float">
            <text:p><text:s text:c="3"/>218,722</text:p>
          </table:table-cell>
          <table:table-cell table:style-name="ce24" office:value-type="float" office:value="224629" calcext:value-type="float">
            <text:p><text:s text:c="3"/>224,62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99737" calcext:value-type="float">
            <text:p><text:s text:c="3"/>99,737</text:p>
          </table:table-cell>
          <table:table-cell table:style-name="ce18" office:value-type="float" office:value="268951" calcext:value-type="float">
            <text:p><text:s text:c="3"/>268,951</text:p>
          </table:table-cell>
          <table:table-cell table:style-name="ce18" office:value-type="float" office:value="130663" calcext:value-type="float">
            <text:p><text:s text:c="3"/>130,663</text:p>
          </table:table-cell>
          <table:table-cell table:style-name="ce24" office:value-type="float" office:value="138288" calcext:value-type="float">
            <text:p><text:s text:c="3"/>138,288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3236" calcext:value-type="float">
            <text:p><text:s text:c="3"/>43,236</text:p>
          </table:table-cell>
          <table:table-cell table:style-name="ce17" office:value-type="float" office:value="150881" calcext:value-type="float">
            <text:p><text:s text:c="3"/>150,881</text:p>
          </table:table-cell>
          <table:table-cell table:style-name="ce17" office:value-type="float" office:value="76364" calcext:value-type="float">
            <text:p><text:s text:c="3"/>76,364</text:p>
          </table:table-cell>
          <table:table-cell table:style-name="ce23" office:value-type="float" office:value="74517" calcext:value-type="float">
            <text:p><text:s text:c="3"/>74,51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0250" calcext:value-type="float">
            <text:p><text:s text:c="3"/>40,250</text:p>
          </table:table-cell>
          <table:table-cell table:style-name="ce18" office:value-type="float" office:value="137837" calcext:value-type="float">
            <text:p><text:s text:c="3"/>137,837</text:p>
          </table:table-cell>
          <table:table-cell table:style-name="ce18" office:value-type="float" office:value="68909" calcext:value-type="float">
            <text:p><text:s text:c="3"/>68,909</text:p>
          </table:table-cell>
          <table:table-cell table:style-name="ce24" office:value-type="float" office:value="68928" calcext:value-type="float">
            <text:p><text:s text:c="3"/>68,928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2986" calcext:value-type="float">
            <text:p><text:s text:c="3"/>2,986</text:p>
          </table:table-cell>
          <table:table-cell table:style-name="ce19" office:value-type="float" office:value="13044" calcext:value-type="float">
            <text:p><text:s text:c="3"/>13,044</text:p>
          </table:table-cell>
          <table:table-cell table:style-name="ce19" office:value-type="float" office:value="7455" calcext:value-type="float">
            <text:p><text:s text:c="3"/>7,455</text:p>
          </table:table-cell>
          <table:table-cell table:style-name="ce25" office:value-type="float" office:value="5589" calcext:value-type="float">
            <text:p><text:s text:c="3"/>5,589</text:p>
          </table:table-cell>
          <table:table-cell table:number-columns-repeated="1019"/>
        </table:table-row>
        <table:table-row table:style-name="ro6">
          <table:table-cell table:style-name="ce8"/>
          <table:table-cell table:number-columns-repeated="2"/>
          <table:table-cell table:style-name="ce21"/>
          <table:table-cell table:style-name="ce26" office:value-type="string" calcext:value-type="string">
            <text:p><text:s text:c="7"/>內政部戶政司 民國107年7月4日編製</text:p>
          </table:table-cell>
          <table:table-cell table:style-name="ce21"/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6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北市</text:p>
          </table:table-cell>
          <table:table-cell table:style-name="ce17" office:value-type="float" office:value="1551017" calcext:value-type="float">
            <text:p><text:s text:c="3"/>1,551,017</text:p>
          </table:table-cell>
          <table:table-cell table:style-name="ce17" office:value-type="float" office:value="3987520" calcext:value-type="float">
            <text:p><text:s text:c="3"/>3,987,520</text:p>
          </table:table-cell>
          <table:table-cell table:style-name="ce17" office:value-type="float" office:value="1952383" calcext:value-type="float">
            <text:p><text:s text:c="3"/>1,952,383</text:p>
          </table:table-cell>
          <table:table-cell table:style-name="ce23" office:value-type="float" office:value="2035137" calcext:value-type="float">
            <text:p><text:s text:c="3"/>2,035,1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板橋區</text:p>
          </table:table-cell>
          <table:table-cell table:style-name="ce18" office:value-type="float" office:value="209822" calcext:value-type="float">
            <text:p><text:s text:c="3"/>209,822</text:p>
          </table:table-cell>
          <table:table-cell table:style-name="ce18" office:value-type="float" office:value="552451" calcext:value-type="float">
            <text:p><text:s text:c="3"/>552,451</text:p>
          </table:table-cell>
          <table:table-cell table:style-name="ce18" office:value-type="float" office:value="269540" calcext:value-type="float">
            <text:p><text:s text:c="3"/>269,540</text:p>
          </table:table-cell>
          <table:table-cell table:style-name="ce24" office:value-type="float" office:value="282911" calcext:value-type="float">
            <text:p><text:s text:c="3"/>282,9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重區</text:p>
          </table:table-cell>
          <table:table-cell table:style-name="ce18" office:value-type="float" office:value="151271" calcext:value-type="float">
            <text:p><text:s text:c="3"/>151,271</text:p>
          </table:table-cell>
          <table:table-cell table:style-name="ce18" office:value-type="float" office:value="386144" calcext:value-type="float">
            <text:p><text:s text:c="3"/>386,144</text:p>
          </table:table-cell>
          <table:table-cell table:style-name="ce18" office:value-type="float" office:value="189835" calcext:value-type="float">
            <text:p><text:s text:c="3"/>189,835</text:p>
          </table:table-cell>
          <table:table-cell table:style-name="ce24" office:value-type="float" office:value="196309" calcext:value-type="float">
            <text:p><text:s text:c="3"/>196,3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和區</text:p>
          </table:table-cell>
          <table:table-cell table:style-name="ce18" office:value-type="float" office:value="165494" calcext:value-type="float">
            <text:p><text:s text:c="3"/>165,494</text:p>
          </table:table-cell>
          <table:table-cell table:style-name="ce18" office:value-type="float" office:value="412754" calcext:value-type="float">
            <text:p><text:s text:c="3"/>412,754</text:p>
          </table:table-cell>
          <table:table-cell table:style-name="ce18" office:value-type="float" office:value="200481" calcext:value-type="float">
            <text:p><text:s text:c="3"/>200,481</text:p>
          </table:table-cell>
          <table:table-cell table:style-name="ce24" office:value-type="float" office:value="212273" calcext:value-type="float">
            <text:p><text:s text:c="3"/>212,27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和區</text:p>
          </table:table-cell>
          <table:table-cell table:style-name="ce18" office:value-type="float" office:value="91011" calcext:value-type="float">
            <text:p><text:s text:c="3"/>91,011</text:p>
          </table:table-cell>
          <table:table-cell table:style-name="ce18" office:value-type="float" office:value="222001" calcext:value-type="float">
            <text:p><text:s text:c="3"/>222,001</text:p>
          </table:table-cell>
          <table:table-cell table:style-name="ce18" office:value-type="float" office:value="105381" calcext:value-type="float">
            <text:p><text:s text:c="3"/>105,381</text:p>
          </table:table-cell>
          <table:table-cell table:style-name="ce24" office:value-type="float" office:value="116620" calcext:value-type="float">
            <text:p><text:s text:c="3"/>116,62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莊區</text:p>
          </table:table-cell>
          <table:table-cell table:style-name="ce18" office:value-type="float" office:value="154560" calcext:value-type="float">
            <text:p><text:s text:c="3"/>154,560</text:p>
          </table:table-cell>
          <table:table-cell table:style-name="ce18" office:value-type="float" office:value="417185" calcext:value-type="float">
            <text:p><text:s text:c="3"/>417,185</text:p>
          </table:table-cell>
          <table:table-cell table:style-name="ce18" office:value-type="float" office:value="203544" calcext:value-type="float">
            <text:p><text:s text:c="3"/>203,544</text:p>
          </table:table-cell>
          <table:table-cell table:style-name="ce24" office:value-type="float" office:value="213641" calcext:value-type="float">
            <text:p><text:s text:c="3"/>213,6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店區</text:p>
          </table:table-cell>
          <table:table-cell table:style-name="ce18" office:value-type="float" office:value="127006" calcext:value-type="float">
            <text:p><text:s text:c="3"/>127,006</text:p>
          </table:table-cell>
          <table:table-cell table:style-name="ce18" office:value-type="float" office:value="301880" calcext:value-type="float">
            <text:p><text:s text:c="3"/>301,880</text:p>
          </table:table-cell>
          <table:table-cell table:style-name="ce18" office:value-type="float" office:value="145065" calcext:value-type="float">
            <text:p><text:s text:c="3"/>145,065</text:p>
          </table:table-cell>
          <table:table-cell table:style-name="ce24" office:value-type="float" office:value="156815" calcext:value-type="float">
            <text:p><text:s text:c="3"/>156,8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樹林區</text:p>
          </table:table-cell>
          <table:table-cell table:style-name="ce18" office:value-type="float" office:value="66531" calcext:value-type="float">
            <text:p><text:s text:c="3"/>66,531</text:p>
          </table:table-cell>
          <table:table-cell table:style-name="ce18" office:value-type="float" office:value="183622" calcext:value-type="float">
            <text:p><text:s text:c="3"/>183,622</text:p>
          </table:table-cell>
          <table:table-cell table:style-name="ce18" office:value-type="float" office:value="91483" calcext:value-type="float">
            <text:p><text:s text:c="3"/>91,483</text:p>
          </table:table-cell>
          <table:table-cell table:style-name="ce24" office:value-type="float" office:value="92139" calcext:value-type="float">
            <text:p><text:s text:c="3"/>92,1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鶯歌區</text:p>
          </table:table-cell>
          <table:table-cell table:style-name="ce18" office:value-type="float" office:value="30051" calcext:value-type="float">
            <text:p><text:s text:c="3"/>30,051</text:p>
          </table:table-cell>
          <table:table-cell table:style-name="ce18" office:value-type="float" office:value="86272" calcext:value-type="float">
            <text:p><text:s text:c="3"/>86,272</text:p>
          </table:table-cell>
          <table:table-cell table:style-name="ce18" office:value-type="float" office:value="43235" calcext:value-type="float">
            <text:p><text:s text:c="3"/>43,235</text:p>
          </table:table-cell>
          <table:table-cell table:style-name="ce24" office:value-type="float" office:value="43037" calcext:value-type="float">
            <text:p><text:s text:c="3"/>43,0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峽區</text:p>
          </table:table-cell>
          <table:table-cell table:style-name="ce18" office:value-type="float" office:value="43006" calcext:value-type="float">
            <text:p><text:s text:c="3"/>43,006</text:p>
          </table:table-cell>
          <table:table-cell table:style-name="ce18" office:value-type="float" office:value="115530" calcext:value-type="float">
            <text:p><text:s text:c="3"/>115,530</text:p>
          </table:table-cell>
          <table:table-cell table:style-name="ce18" office:value-type="float" office:value="57882" calcext:value-type="float">
            <text:p><text:s text:c="3"/>57,882</text:p>
          </table:table-cell>
          <table:table-cell table:style-name="ce24" office:value-type="float" office:value="57648" calcext:value-type="float">
            <text:p><text:s text:c="3"/>57,6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淡水區</text:p>
          </table:table-cell>
          <table:table-cell table:style-name="ce18" office:value-type="float" office:value="75867" calcext:value-type="float">
            <text:p><text:s text:c="3"/>75,867</text:p>
          </table:table-cell>
          <table:table-cell table:style-name="ce18" office:value-type="float" office:value="171339" calcext:value-type="float">
            <text:p><text:s text:c="3"/>171,339</text:p>
          </table:table-cell>
          <table:table-cell table:style-name="ce18" office:value-type="float" office:value="82111" calcext:value-type="float">
            <text:p><text:s text:c="3"/>82,111</text:p>
          </table:table-cell>
          <table:table-cell table:style-name="ce24" office:value-type="float" office:value="89228" calcext:value-type="float">
            <text:p><text:s text:c="3"/>89,2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汐止區</text:p>
          </table:table-cell>
          <table:table-cell table:style-name="ce18" office:value-type="float" office:value="87323" calcext:value-type="float">
            <text:p><text:s text:c="3"/>87,323</text:p>
          </table:table-cell>
          <table:table-cell table:style-name="ce18" office:value-type="float" office:value="199638" calcext:value-type="float">
            <text:p><text:s text:c="3"/>199,638</text:p>
          </table:table-cell>
          <table:table-cell table:style-name="ce18" office:value-type="float" office:value="97315" calcext:value-type="float">
            <text:p><text:s text:c="3"/>97,315</text:p>
          </table:table-cell>
          <table:table-cell table:style-name="ce24" office:value-type="float" office:value="102323" calcext:value-type="float">
            <text:p><text:s text:c="3"/>102,3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瑞芳區</text:p>
          </table:table-cell>
          <table:table-cell table:style-name="ce18" office:value-type="float" office:value="16193" calcext:value-type="float">
            <text:p><text:s text:c="3"/>16,193</text:p>
          </table:table-cell>
          <table:table-cell table:style-name="ce18" office:value-type="float" office:value="40151" calcext:value-type="float">
            <text:p><text:s text:c="3"/>40,151</text:p>
          </table:table-cell>
          <table:table-cell table:style-name="ce18" office:value-type="float" office:value="20267" calcext:value-type="float">
            <text:p><text:s text:c="3"/>20,267</text:p>
          </table:table-cell>
          <table:table-cell table:style-name="ce24" office:value-type="float" office:value="19884" calcext:value-type="float">
            <text:p><text:s text:c="3"/>19,8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土城區</text:p>
          </table:table-cell>
          <table:table-cell table:style-name="ce18" office:value-type="float" office:value="87084" calcext:value-type="float">
            <text:p><text:s text:c="3"/>87,084</text:p>
          </table:table-cell>
          <table:table-cell table:style-name="ce18" office:value-type="float" office:value="237316" calcext:value-type="float">
            <text:p><text:s text:c="3"/>237,316</text:p>
          </table:table-cell>
          <table:table-cell table:style-name="ce18" office:value-type="float" office:value="116999" calcext:value-type="float">
            <text:p><text:s text:c="3"/>116,999</text:p>
          </table:table-cell>
          <table:table-cell table:style-name="ce24" office:value-type="float" office:value="120317" calcext:value-type="float">
            <text:p><text:s text:c="3"/>120,3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蘆洲區</text:p>
          </table:table-cell>
          <table:table-cell table:style-name="ce18" office:value-type="float" office:value="71317" calcext:value-type="float">
            <text:p><text:s text:c="3"/>71,317</text:p>
          </table:table-cell>
          <table:table-cell table:style-name="ce18" office:value-type="float" office:value="201021" calcext:value-type="float">
            <text:p><text:s text:c="3"/>201,021</text:p>
          </table:table-cell>
          <table:table-cell table:style-name="ce18" office:value-type="float" office:value="98722" calcext:value-type="float">
            <text:p><text:s text:c="3"/>98,722</text:p>
          </table:table-cell>
          <table:table-cell table:style-name="ce24" office:value-type="float" office:value="102299" calcext:value-type="float">
            <text:p><text:s text:c="3"/>102,2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五股區</text:p>
          </table:table-cell>
          <table:table-cell table:style-name="ce18" office:value-type="float" office:value="31987" calcext:value-type="float">
            <text:p><text:s text:c="3"/>31,987</text:p>
          </table:table-cell>
          <table:table-cell table:style-name="ce18" office:value-type="float" office:value="85559" calcext:value-type="float">
            <text:p><text:s text:c="3"/>85,559</text:p>
          </table:table-cell>
          <table:table-cell table:style-name="ce18" office:value-type="float" office:value="43143" calcext:value-type="float">
            <text:p><text:s text:c="3"/>43,143</text:p>
          </table:table-cell>
          <table:table-cell table:style-name="ce24" office:value-type="float" office:value="42416" calcext:value-type="float">
            <text:p><text:s text:c="3"/>42,4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泰山區</text:p>
          </table:table-cell>
          <table:table-cell table:style-name="ce18" office:value-type="float" office:value="28530" calcext:value-type="float">
            <text:p><text:s text:c="3"/>28,530</text:p>
          </table:table-cell>
          <table:table-cell table:style-name="ce18" office:value-type="float" office:value="78812" calcext:value-type="float">
            <text:p><text:s text:c="3"/>78,812</text:p>
          </table:table-cell>
          <table:table-cell table:style-name="ce18" office:value-type="float" office:value="39040" calcext:value-type="float">
            <text:p><text:s text:c="3"/>39,040</text:p>
          </table:table-cell>
          <table:table-cell table:style-name="ce24" office:value-type="float" office:value="39772" calcext:value-type="float">
            <text:p><text:s text:c="3"/>39,7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口區</text:p>
          </table:table-cell>
          <table:table-cell table:style-name="ce18" office:value-type="float" office:value="42885" calcext:value-type="float">
            <text:p><text:s text:c="3"/>42,885</text:p>
          </table:table-cell>
          <table:table-cell table:style-name="ce18" office:value-type="float" office:value="107734" calcext:value-type="float">
            <text:p><text:s text:c="3"/>107,734</text:p>
          </table:table-cell>
          <table:table-cell table:style-name="ce18" office:value-type="float" office:value="52428" calcext:value-type="float">
            <text:p><text:s text:c="3"/>52,428</text:p>
          </table:table-cell>
          <table:table-cell table:style-name="ce24" office:value-type="float" office:value="55306" calcext:value-type="float">
            <text:p><text:s text:c="3"/>55,3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深坑區</text:p>
          </table:table-cell>
          <table:table-cell table:style-name="ce18" office:value-type="float" office:value="9616" calcext:value-type="float">
            <text:p><text:s text:c="3"/>9,616</text:p>
          </table:table-cell>
          <table:table-cell table:style-name="ce18" office:value-type="float" office:value="23663" calcext:value-type="float">
            <text:p><text:s text:c="3"/>23,663</text:p>
          </table:table-cell>
          <table:table-cell table:style-name="ce18" office:value-type="float" office:value="11848" calcext:value-type="float">
            <text:p><text:s text:c="3"/>11,848</text:p>
          </table:table-cell>
          <table:table-cell table:style-name="ce24" office:value-type="float" office:value="11815" calcext:value-type="float">
            <text:p><text:s text:c="3"/>11,8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碇區</text:p>
          </table:table-cell>
          <table:table-cell table:style-name="ce18" office:value-type="float" office:value="3379" calcext:value-type="float">
            <text:p><text:s text:c="3"/>3,379</text:p>
          </table:table-cell>
          <table:table-cell table:style-name="ce18" office:value-type="float" office:value="7690" calcext:value-type="float">
            <text:p><text:s text:c="3"/>7,690</text:p>
          </table:table-cell>
          <table:table-cell table:style-name="ce18" office:value-type="float" office:value="4220" calcext:value-type="float">
            <text:p><text:s text:c="3"/>4,220</text:p>
          </table:table-cell>
          <table:table-cell table:style-name="ce24" office:value-type="float" office:value="3470" calcext:value-type="float">
            <text:p><text:s text:c="3"/>3,47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坪林區</text:p>
          </table:table-cell>
          <table:table-cell table:style-name="ce18" office:value-type="float" office:value="2518" calcext:value-type="float">
            <text:p><text:s text:c="3"/>2,518</text:p>
          </table:table-cell>
          <table:table-cell table:style-name="ce18" office:value-type="float" office:value="6539" calcext:value-type="float">
            <text:p><text:s text:c="3"/>6,539</text:p>
          </table:table-cell>
          <table:table-cell table:style-name="ce18" office:value-type="float" office:value="3603" calcext:value-type="float">
            <text:p><text:s text:c="3"/>3,603</text:p>
          </table:table-cell>
          <table:table-cell table:style-name="ce24" office:value-type="float" office:value="2936" calcext:value-type="float">
            <text:p><text:s text:c="3"/>2,9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芝區</text:p>
          </table:table-cell>
          <table:table-cell table:style-name="ce18" office:value-type="float" office:value="9506" calcext:value-type="float">
            <text:p><text:s text:c="3"/>9,506</text:p>
          </table:table-cell>
          <table:table-cell table:style-name="ce18" office:value-type="float" office:value="23084" calcext:value-type="float">
            <text:p><text:s text:c="3"/>23,084</text:p>
          </table:table-cell>
          <table:table-cell table:style-name="ce18" office:value-type="float" office:value="11885" calcext:value-type="float">
            <text:p><text:s text:c="3"/>11,885</text:p>
          </table:table-cell>
          <table:table-cell table:style-name="ce24" office:value-type="float" office:value="11199" calcext:value-type="float">
            <text:p><text:s text:c="3"/>11,1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門區</text:p>
          </table:table-cell>
          <table:table-cell table:style-name="ce18" office:value-type="float" office:value="4314" calcext:value-type="float">
            <text:p><text:s text:c="3"/>4,314</text:p>
          </table:table-cell>
          <table:table-cell table:style-name="ce18" office:value-type="float" office:value="12176" calcext:value-type="float">
            <text:p><text:s text:c="3"/>12,176</text:p>
          </table:table-cell>
          <table:table-cell table:style-name="ce18" office:value-type="float" office:value="6307" calcext:value-type="float">
            <text:p><text:s text:c="3"/>6,307</text:p>
          </table:table-cell>
          <table:table-cell table:style-name="ce24" office:value-type="float" office:value="5869" calcext:value-type="float">
            <text:p><text:s text:c="3"/>5,8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八里區</text:p>
          </table:table-cell>
          <table:table-cell table:style-name="ce18" office:value-type="float" office:value="14754" calcext:value-type="float">
            <text:p><text:s text:c="3"/>14,754</text:p>
          </table:table-cell>
          <table:table-cell table:style-name="ce18" office:value-type="float" office:value="38610" calcext:value-type="float">
            <text:p><text:s text:c="3"/>38,610</text:p>
          </table:table-cell>
          <table:table-cell table:style-name="ce18" office:value-type="float" office:value="19289" calcext:value-type="float">
            <text:p><text:s text:c="3"/>19,289</text:p>
          </table:table-cell>
          <table:table-cell table:style-name="ce24" office:value-type="float" office:value="19321" calcext:value-type="float">
            <text:p><text:s text:c="3"/>19,3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平溪區</text:p>
          </table:table-cell>
          <table:table-cell table:style-name="ce18" office:value-type="float" office:value="2307" calcext:value-type="float">
            <text:p><text:s text:c="3"/>2,307</text:p>
          </table:table-cell>
          <table:table-cell table:style-name="ce18" office:value-type="float" office:value="4707" calcext:value-type="float">
            <text:p><text:s text:c="3"/>4,707</text:p>
          </table:table-cell>
          <table:table-cell table:style-name="ce18" office:value-type="float" office:value="2598" calcext:value-type="float">
            <text:p><text:s text:c="3"/>2,598</text:p>
          </table:table-cell>
          <table:table-cell table:style-name="ce24" office:value-type="float" office:value="2109" calcext:value-type="float">
            <text:p><text:s text:c="3"/>2,1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雙溪區</text:p>
          </table:table-cell>
          <table:table-cell table:style-name="ce18" office:value-type="float" office:value="3808" calcext:value-type="float">
            <text:p><text:s text:c="3"/>3,808</text:p>
          </table:table-cell>
          <table:table-cell table:style-name="ce18" office:value-type="float" office:value="8889" calcext:value-type="float">
            <text:p><text:s text:c="3"/>8,889</text:p>
          </table:table-cell>
          <table:table-cell table:style-name="ce18" office:value-type="float" office:value="4806" calcext:value-type="float">
            <text:p><text:s text:c="3"/>4,806</text:p>
          </table:table-cell>
          <table:table-cell table:style-name="ce24" office:value-type="float" office:value="4083" calcext:value-type="float">
            <text:p><text:s text:c="3"/>4,08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貢寮區</text:p>
          </table:table-cell>
          <table:table-cell table:style-name="ce18" office:value-type="float" office:value="4381" calcext:value-type="float">
            <text:p><text:s text:c="3"/>4,381</text:p>
          </table:table-cell>
          <table:table-cell table:style-name="ce18" office:value-type="float" office:value="12413" calcext:value-type="float">
            <text:p><text:s text:c="3"/>12,413</text:p>
          </table:table-cell>
          <table:table-cell table:style-name="ce18" office:value-type="float" office:value="6326" calcext:value-type="float">
            <text:p><text:s text:c="3"/>6,326</text:p>
          </table:table-cell>
          <table:table-cell table:style-name="ce24" office:value-type="float" office:value="6087" calcext:value-type="float">
            <text:p><text:s text:c="3"/>6,08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金山區</text:p>
          </table:table-cell>
          <table:table-cell table:style-name="ce18" office:value-type="float" office:value="7124" calcext:value-type="float">
            <text:p><text:s text:c="3"/>7,124</text:p>
          </table:table-cell>
          <table:table-cell table:style-name="ce18" office:value-type="float" office:value="21851" calcext:value-type="float">
            <text:p><text:s text:c="3"/>21,851</text:p>
          </table:table-cell>
          <table:table-cell table:style-name="ce18" office:value-type="float" office:value="10788" calcext:value-type="float">
            <text:p><text:s text:c="3"/>10,788</text:p>
          </table:table-cell>
          <table:table-cell table:style-name="ce24" office:value-type="float" office:value="11063" calcext:value-type="float">
            <text:p><text:s text:c="3"/>11,0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里區</text:p>
          </table:table-cell>
          <table:table-cell table:style-name="ce18" office:value-type="float" office:value="7493" calcext:value-type="float">
            <text:p><text:s text:c="3"/>7,493</text:p>
          </table:table-cell>
          <table:table-cell table:style-name="ce18" office:value-type="float" office:value="22151" calcext:value-type="float">
            <text:p><text:s text:c="3"/>22,151</text:p>
          </table:table-cell>
          <table:table-cell table:style-name="ce18" office:value-type="float" office:value="11130" calcext:value-type="float">
            <text:p><text:s text:c="3"/>11,130</text:p>
          </table:table-cell>
          <table:table-cell table:style-name="ce24" office:value-type="float" office:value="11021" calcext:value-type="float">
            <text:p><text:s text:c="3"/>11,02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烏來區</text:p>
          </table:table-cell>
          <table:table-cell table:style-name="ce19" office:value-type="float" office:value="1879" calcext:value-type="float">
            <text:p><text:s text:c="3"/>1,879</text:p>
          </table:table-cell>
          <table:table-cell table:style-name="ce19" office:value-type="float" office:value="6338" calcext:value-type="float">
            <text:p><text:s text:c="3"/>6,338</text:p>
          </table:table-cell>
          <table:table-cell table:style-name="ce19" office:value-type="float" office:value="3112" calcext:value-type="float">
            <text:p><text:s text:c="3"/>3,112</text:p>
          </table:table-cell>
          <table:table-cell table:style-name="ce25" office:value-type="float" office:value="3226" calcext:value-type="float">
            <text:p><text:s text:c="3"/>3,226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說明：表內列有「※」者表示山地鄉（區）。（以下縣市同）</text:p>
          </table:table-cell>
          <table:table-cell table:number-columns-repeated="1023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6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北市</text:p>
          </table:table-cell>
          <table:table-cell table:style-name="ce17" office:value-type="float" office:value="1053741" calcext:value-type="float">
            <text:p><text:s text:c="3"/>1,053,741</text:p>
          </table:table-cell>
          <table:table-cell table:style-name="ce17" office:value-type="float" office:value="2675713" calcext:value-type="float">
            <text:p><text:s text:c="3"/>2,675,713</text:p>
          </table:table-cell>
          <table:table-cell table:style-name="ce17" office:value-type="float" office:value="1277544" calcext:value-type="float">
            <text:p><text:s text:c="3"/>1,277,544</text:p>
          </table:table-cell>
          <table:table-cell table:style-name="ce23" office:value-type="float" office:value="1398169" calcext:value-type="float">
            <text:p><text:s text:c="3"/>1,398,1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松山區</text:p>
          </table:table-cell>
          <table:table-cell table:style-name="ce18" office:value-type="float" office:value="81067" calcext:value-type="float">
            <text:p><text:s text:c="3"/>81,067</text:p>
          </table:table-cell>
          <table:table-cell table:style-name="ce18" office:value-type="float" office:value="206563" calcext:value-type="float">
            <text:p><text:s text:c="3"/>206,563</text:p>
          </table:table-cell>
          <table:table-cell table:style-name="ce18" office:value-type="float" office:value="96902" calcext:value-type="float">
            <text:p><text:s text:c="3"/>96,902</text:p>
          </table:table-cell>
          <table:table-cell table:style-name="ce24" office:value-type="float" office:value="109661" calcext:value-type="float">
            <text:p><text:s text:c="3"/>109,6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信義區</text:p>
          </table:table-cell>
          <table:table-cell table:style-name="ce18" office:value-type="float" office:value="89477" calcext:value-type="float">
            <text:p><text:s text:c="3"/>89,477</text:p>
          </table:table-cell>
          <table:table-cell table:style-name="ce18" office:value-type="float" office:value="224297" calcext:value-type="float">
            <text:p><text:s text:c="3"/>224,297</text:p>
          </table:table-cell>
          <table:table-cell table:style-name="ce18" office:value-type="float" office:value="106994" calcext:value-type="float">
            <text:p><text:s text:c="3"/>106,994</text:p>
          </table:table-cell>
          <table:table-cell table:style-name="ce24" office:value-type="float" office:value="117303" calcext:value-type="float">
            <text:p><text:s text:c="3"/>117,3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18" office:value-type="float" office:value="121092" calcext:value-type="float">
            <text:p><text:s text:c="3"/>121,092</text:p>
          </table:table-cell>
          <table:table-cell table:style-name="ce18" office:value-type="float" office:value="309543" calcext:value-type="float">
            <text:p><text:s text:c="3"/>309,543</text:p>
          </table:table-cell>
          <table:table-cell table:style-name="ce18" office:value-type="float" office:value="144472" calcext:value-type="float">
            <text:p><text:s text:c="3"/>144,472</text:p>
          </table:table-cell>
          <table:table-cell table:style-name="ce24" office:value-type="float" office:value="165071" calcext:value-type="float">
            <text:p><text:s text:c="3"/>165,0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山區</text:p>
          </table:table-cell>
          <table:table-cell table:style-name="ce18" office:value-type="float" office:value="100321" calcext:value-type="float">
            <text:p><text:s text:c="3"/>100,321</text:p>
          </table:table-cell>
          <table:table-cell table:style-name="ce18" office:value-type="float" office:value="229856" calcext:value-type="float">
            <text:p><text:s text:c="3"/>229,856</text:p>
          </table:table-cell>
          <table:table-cell table:style-name="ce18" office:value-type="float" office:value="106859" calcext:value-type="float">
            <text:p><text:s text:c="3"/>106,859</text:p>
          </table:table-cell>
          <table:table-cell table:style-name="ce24" office:value-type="float" office:value="122997" calcext:value-type="float">
            <text:p><text:s text:c="3"/>122,9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正區</text:p>
          </table:table-cell>
          <table:table-cell table:style-name="ce18" office:value-type="float" office:value="65487" calcext:value-type="float">
            <text:p><text:s text:c="3"/>65,487</text:p>
          </table:table-cell>
          <table:table-cell table:style-name="ce18" office:value-type="float" office:value="159752" calcext:value-type="float">
            <text:p><text:s text:c="3"/>159,752</text:p>
          </table:table-cell>
          <table:table-cell table:style-name="ce18" office:value-type="float" office:value="76174" calcext:value-type="float">
            <text:p><text:s text:c="3"/>76,174</text:p>
          </table:table-cell>
          <table:table-cell table:style-name="ce24" office:value-type="float" office:value="83578" calcext:value-type="float">
            <text:p><text:s text:c="3"/>83,5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同區</text:p>
          </table:table-cell>
          <table:table-cell table:style-name="ce18" office:value-type="float" office:value="51891" calcext:value-type="float">
            <text:p><text:s text:c="3"/>51,891</text:p>
          </table:table-cell>
          <table:table-cell table:style-name="ce18" office:value-type="float" office:value="128578" calcext:value-type="float">
            <text:p><text:s text:c="3"/>128,578</text:p>
          </table:table-cell>
          <table:table-cell table:style-name="ce18" office:value-type="float" office:value="62674" calcext:value-type="float">
            <text:p><text:s text:c="3"/>62,674</text:p>
          </table:table-cell>
          <table:table-cell table:style-name="ce24" office:value-type="float" office:value="65904" calcext:value-type="float">
            <text:p><text:s text:c="3"/>65,9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華區</text:p>
          </table:table-cell>
          <table:table-cell table:style-name="ce18" office:value-type="float" office:value="78667" calcext:value-type="float">
            <text:p><text:s text:c="3"/>78,667</text:p>
          </table:table-cell>
          <table:table-cell table:style-name="ce18" office:value-type="float" office:value="190543" calcext:value-type="float">
            <text:p><text:s text:c="3"/>190,543</text:p>
          </table:table-cell>
          <table:table-cell table:style-name="ce18" office:value-type="float" office:value="93512" calcext:value-type="float">
            <text:p><text:s text:c="3"/>93,512</text:p>
          </table:table-cell>
          <table:table-cell table:style-name="ce24" office:value-type="float" office:value="97031" calcext:value-type="float">
            <text:p><text:s text:c="3"/>97,0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文山區</text:p>
          </table:table-cell>
          <table:table-cell table:style-name="ce18" office:value-type="float" office:value="105883" calcext:value-type="float">
            <text:p><text:s text:c="3"/>105,883</text:p>
          </table:table-cell>
          <table:table-cell table:style-name="ce18" office:value-type="float" office:value="274129" calcext:value-type="float">
            <text:p><text:s text:c="3"/>274,129</text:p>
          </table:table-cell>
          <table:table-cell table:style-name="ce18" office:value-type="float" office:value="131462" calcext:value-type="float">
            <text:p><text:s text:c="3"/>131,462</text:p>
          </table:table-cell>
          <table:table-cell table:style-name="ce24" office:value-type="float" office:value="142667" calcext:value-type="float">
            <text:p><text:s text:c="3"/>142,6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港區</text:p>
          </table:table-cell>
          <table:table-cell table:style-name="ce18" office:value-type="float" office:value="47166" calcext:value-type="float">
            <text:p><text:s text:c="3"/>47,166</text:p>
          </table:table-cell>
          <table:table-cell table:style-name="ce18" office:value-type="float" office:value="121858" calcext:value-type="float">
            <text:p><text:s text:c="3"/>121,858</text:p>
          </table:table-cell>
          <table:table-cell table:style-name="ce18" office:value-type="float" office:value="59513" calcext:value-type="float">
            <text:p><text:s text:c="3"/>59,513</text:p>
          </table:table-cell>
          <table:table-cell table:style-name="ce24" office:value-type="float" office:value="62345" calcext:value-type="float">
            <text:p><text:s text:c="3"/>62,3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內湖區</text:p>
          </table:table-cell>
          <table:table-cell table:style-name="ce18" office:value-type="float" office:value="108393" calcext:value-type="float">
            <text:p><text:s text:c="3"/>108,393</text:p>
          </table:table-cell>
          <table:table-cell table:style-name="ce18" office:value-type="float" office:value="287437" calcext:value-type="float">
            <text:p><text:s text:c="3"/>287,437</text:p>
          </table:table-cell>
          <table:table-cell table:style-name="ce18" office:value-type="float" office:value="137276" calcext:value-type="float">
            <text:p><text:s text:c="3"/>137,276</text:p>
          </table:table-cell>
          <table:table-cell table:style-name="ce24" office:value-type="float" office:value="150161" calcext:value-type="float">
            <text:p><text:s text:c="3"/>150,1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士林區</text:p>
          </table:table-cell>
          <table:table-cell table:style-name="ce18" office:value-type="float" office:value="107354" calcext:value-type="float">
            <text:p><text:s text:c="3"/>107,354</text:p>
          </table:table-cell>
          <table:table-cell table:style-name="ce18" office:value-type="float" office:value="287545" calcext:value-type="float">
            <text:p><text:s text:c="3"/>287,545</text:p>
          </table:table-cell>
          <table:table-cell table:style-name="ce18" office:value-type="float" office:value="138703" calcext:value-type="float">
            <text:p><text:s text:c="3"/>138,703</text:p>
          </table:table-cell>
          <table:table-cell table:style-name="ce24" office:value-type="float" office:value="148842" calcext:value-type="float">
            <text:p><text:s text:c="3"/>148,84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投區</text:p>
          </table:table-cell>
          <table:table-cell table:style-name="ce19" office:value-type="float" office:value="96943" calcext:value-type="float">
            <text:p><text:s text:c="3"/>96,943</text:p>
          </table:table-cell>
          <table:table-cell table:style-name="ce19" office:value-type="float" office:value="255612" calcext:value-type="float">
            <text:p><text:s text:c="3"/>255,612</text:p>
          </table:table-cell>
          <table:table-cell table:style-name="ce19" office:value-type="float" office:value="123003" calcext:value-type="float">
            <text:p><text:s text:c="3"/>123,003</text:p>
          </table:table-cell>
          <table:table-cell table:style-name="ce25" office:value-type="float" office:value="132609" calcext:value-type="float">
            <text:p><text:s text:c="3"/>132,609</text:p>
          </table:table-cell>
          <table:table-cell table:number-columns-repeated="1019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6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桃園市</text:p>
          </table:table-cell>
          <table:table-cell table:style-name="ce17" office:value-type="float" office:value="798391" calcext:value-type="float">
            <text:p><text:s text:c="3"/>798,391</text:p>
          </table:table-cell>
          <table:table-cell table:style-name="ce17" office:value-type="float" office:value="2204824" calcext:value-type="float">
            <text:p><text:s text:c="3"/>2,204,824</text:p>
          </table:table-cell>
          <table:table-cell table:style-name="ce17" office:value-type="float" office:value="1097086" calcext:value-type="float">
            <text:p><text:s text:c="3"/>1,097,086</text:p>
          </table:table-cell>
          <table:table-cell table:style-name="ce23" office:value-type="float" office:value="1107738" calcext:value-type="float">
            <text:p><text:s text:c="3"/>1,107,738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桃園區</text:p>
          </table:table-cell>
          <table:table-cell table:style-name="ce18" office:value-type="float" office:value="167470" calcext:value-type="float">
            <text:p><text:s text:c="3"/>167,470</text:p>
          </table:table-cell>
          <table:table-cell table:style-name="ce18" office:value-type="float" office:value="444078" calcext:value-type="float">
            <text:p><text:s text:c="3"/>444,078</text:p>
          </table:table-cell>
          <table:table-cell table:style-name="ce18" office:value-type="float" office:value="215497" calcext:value-type="float">
            <text:p><text:s text:c="3"/>215,497</text:p>
          </table:table-cell>
          <table:table-cell table:style-name="ce24" office:value-type="float" office:value="228581" calcext:value-type="float">
            <text:p><text:s text:c="3"/>228,581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中壢區</text:p>
          </table:table-cell>
          <table:table-cell table:style-name="ce18" office:value-type="float" office:value="151324" calcext:value-type="float">
            <text:p><text:s text:c="3"/>151,324</text:p>
          </table:table-cell>
          <table:table-cell table:style-name="ce18" office:value-type="float" office:value="408883" calcext:value-type="float">
            <text:p><text:s text:c="3"/>408,883</text:p>
          </table:table-cell>
          <table:table-cell table:style-name="ce18" office:value-type="float" office:value="201320" calcext:value-type="float">
            <text:p><text:s text:c="3"/>201,320</text:p>
          </table:table-cell>
          <table:table-cell table:style-name="ce24" office:value-type="float" office:value="207563" calcext:value-type="float">
            <text:p><text:s text:c="3"/>207,563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大溪區</text:p>
          </table:table-cell>
          <table:table-cell table:style-name="ce18" office:value-type="float" office:value="32594" calcext:value-type="float">
            <text:p><text:s text:c="3"/>32,594</text:p>
          </table:table-cell>
          <table:table-cell table:style-name="ce18" office:value-type="float" office:value="94741" calcext:value-type="float">
            <text:p><text:s text:c="3"/>94,741</text:p>
          </table:table-cell>
          <table:table-cell table:style-name="ce18" office:value-type="float" office:value="48266" calcext:value-type="float">
            <text:p><text:s text:c="3"/>48,266</text:p>
          </table:table-cell>
          <table:table-cell table:style-name="ce24" office:value-type="float" office:value="46475" calcext:value-type="float">
            <text:p><text:s text:c="3"/>46,475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楊梅區</text:p>
          </table:table-cell>
          <table:table-cell table:style-name="ce18" office:value-type="float" office:value="58756" calcext:value-type="float">
            <text:p><text:s text:c="3"/>58,756</text:p>
          </table:table-cell>
          <table:table-cell table:style-name="ce18" office:value-type="float" office:value="169059" calcext:value-type="float">
            <text:p><text:s text:c="3"/>169,059</text:p>
          </table:table-cell>
          <table:table-cell table:style-name="ce18" office:value-type="float" office:value="85111" calcext:value-type="float">
            <text:p><text:s text:c="3"/>85,111</text:p>
          </table:table-cell>
          <table:table-cell table:style-name="ce24" office:value-type="float" office:value="83948" calcext:value-type="float">
            <text:p><text:s text:c="3"/>83,948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蘆竹區</text:p>
          </table:table-cell>
          <table:table-cell table:style-name="ce18" office:value-type="float" office:value="58810" calcext:value-type="float">
            <text:p><text:s text:c="3"/>58,810</text:p>
          </table:table-cell>
          <table:table-cell table:style-name="ce18" office:value-type="float" office:value="163232" calcext:value-type="float">
            <text:p><text:s text:c="3"/>163,232</text:p>
          </table:table-cell>
          <table:table-cell table:style-name="ce18" office:value-type="float" office:value="81031" calcext:value-type="float">
            <text:p><text:s text:c="3"/>81,031</text:p>
          </table:table-cell>
          <table:table-cell table:style-name="ce24" office:value-type="float" office:value="82201" calcext:value-type="float">
            <text:p><text:s text:c="3"/>82,201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大園區</text:p>
          </table:table-cell>
          <table:table-cell table:style-name="ce18" office:value-type="float" office:value="33110" calcext:value-type="float">
            <text:p><text:s text:c="3"/>33,110</text:p>
          </table:table-cell>
          <table:table-cell table:style-name="ce18" office:value-type="float" office:value="89845" calcext:value-type="float">
            <text:p><text:s text:c="3"/>89,845</text:p>
          </table:table-cell>
          <table:table-cell table:style-name="ce18" office:value-type="float" office:value="45921" calcext:value-type="float">
            <text:p><text:s text:c="3"/>45,921</text:p>
          </table:table-cell>
          <table:table-cell table:style-name="ce24" office:value-type="float" office:value="43924" calcext:value-type="float">
            <text:p><text:s text:c="3"/>43,924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龜山區</text:p>
          </table:table-cell>
          <table:table-cell table:style-name="ce18" office:value-type="float" office:value="62043" calcext:value-type="float">
            <text:p><text:s text:c="3"/>62,043</text:p>
          </table:table-cell>
          <table:table-cell table:style-name="ce18" office:value-type="float" office:value="159087" calcext:value-type="float">
            <text:p><text:s text:c="3"/>159,087</text:p>
          </table:table-cell>
          <table:table-cell table:style-name="ce18" office:value-type="float" office:value="79222" calcext:value-type="float">
            <text:p><text:s text:c="3"/>79,222</text:p>
          </table:table-cell>
          <table:table-cell table:style-name="ce24" office:value-type="float" office:value="79865" calcext:value-type="float">
            <text:p><text:s text:c="3"/>79,865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八德區</text:p>
          </table:table-cell>
          <table:table-cell table:style-name="ce18" office:value-type="float" office:value="71278" calcext:value-type="float">
            <text:p><text:s text:c="3"/>71,278</text:p>
          </table:table-cell>
          <table:table-cell table:style-name="ce18" office:value-type="float" office:value="200114" calcext:value-type="float">
            <text:p><text:s text:c="3"/>200,114</text:p>
          </table:table-cell>
          <table:table-cell table:style-name="ce18" office:value-type="float" office:value="100103" calcext:value-type="float">
            <text:p><text:s text:c="3"/>100,103</text:p>
          </table:table-cell>
          <table:table-cell table:style-name="ce24" office:value-type="float" office:value="100011" calcext:value-type="float">
            <text:p><text:s text:c="3"/>100,011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龍潭區</text:p>
          </table:table-cell>
          <table:table-cell table:style-name="ce18" office:value-type="float" office:value="42121" calcext:value-type="float">
            <text:p><text:s text:c="3"/>42,121</text:p>
          </table:table-cell>
          <table:table-cell table:style-name="ce18" office:value-type="float" office:value="122649" calcext:value-type="float">
            <text:p><text:s text:c="3"/>122,649</text:p>
          </table:table-cell>
          <table:table-cell table:style-name="ce18" office:value-type="float" office:value="61407" calcext:value-type="float">
            <text:p><text:s text:c="3"/>61,407</text:p>
          </table:table-cell>
          <table:table-cell table:style-name="ce24" office:value-type="float" office:value="61242" calcext:value-type="float">
            <text:p><text:s text:c="3"/>61,242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平鎮區</text:p>
          </table:table-cell>
          <table:table-cell table:style-name="ce18" office:value-type="float" office:value="77607" calcext:value-type="float">
            <text:p><text:s text:c="3"/>77,607</text:p>
          </table:table-cell>
          <table:table-cell table:style-name="ce18" office:value-type="float" office:value="225230" calcext:value-type="float">
            <text:p><text:s text:c="3"/>225,230</text:p>
          </table:table-cell>
          <table:table-cell table:style-name="ce18" office:value-type="float" office:value="111872" calcext:value-type="float">
            <text:p><text:s text:c="3"/>111,872</text:p>
          </table:table-cell>
          <table:table-cell table:style-name="ce24" office:value-type="float" office:value="113358" calcext:value-type="float">
            <text:p><text:s text:c="3"/>113,358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新屋區</text:p>
          </table:table-cell>
          <table:table-cell table:style-name="ce18" office:value-type="float" office:value="16454" calcext:value-type="float">
            <text:p><text:s text:c="3"/>16,454</text:p>
          </table:table-cell>
          <table:table-cell table:style-name="ce18" office:value-type="float" office:value="49162" calcext:value-type="float">
            <text:p><text:s text:c="3"/>49,162</text:p>
          </table:table-cell>
          <table:table-cell table:style-name="ce18" office:value-type="float" office:value="26132" calcext:value-type="float">
            <text:p><text:s text:c="3"/>26,132</text:p>
          </table:table-cell>
          <table:table-cell table:style-name="ce24" office:value-type="float" office:value="23030" calcext:value-type="float">
            <text:p><text:s text:c="3"/>23,030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觀音區</text:p>
          </table:table-cell>
          <table:table-cell table:style-name="ce18" office:value-type="float" office:value="23000" calcext:value-type="float">
            <text:p><text:s text:c="3"/>23,000</text:p>
          </table:table-cell>
          <table:table-cell table:style-name="ce18" office:value-type="float" office:value="66821" calcext:value-type="float">
            <text:p><text:s text:c="3"/>66,821</text:p>
          </table:table-cell>
          <table:table-cell table:style-name="ce18" office:value-type="float" office:value="34755" calcext:value-type="float">
            <text:p><text:s text:c="3"/>34,755</text:p>
          </table:table-cell>
          <table:table-cell table:style-name="ce24" office:value-type="float" office:value="32066" calcext:value-type="float">
            <text:p><text:s text:c="3"/>32,066</text:p>
          </table:table-cell>
          <table:table-cell table:style-name="ce35"/>
          <table:table-cell table:style-name="ce36"/>
          <table:table-cell table:number-columns-repeated="1017"/>
        </table:table-row>
        <table:table-row table:style-name="ro4">
          <table:table-cell table:style-name="ce29" office:value-type="string" calcext:value-type="string">
            <text:p>※復興區</text:p>
          </table:table-cell>
          <table:table-cell table:style-name="ce19" office:value-type="float" office:value="3824" calcext:value-type="float">
            <text:p><text:s text:c="3"/>3,824</text:p>
          </table:table-cell>
          <table:table-cell table:style-name="ce19" office:value-type="float" office:value="11923" calcext:value-type="float">
            <text:p><text:s text:c="3"/>11,923</text:p>
          </table:table-cell>
          <table:table-cell table:style-name="ce19" office:value-type="float" office:value="6449" calcext:value-type="float">
            <text:p><text:s text:c="3"/>6,449</text:p>
          </table:table-cell>
          <table:table-cell table:style-name="ce25" office:value-type="float" office:value="5474" calcext:value-type="float">
            <text:p><text:s text:c="3"/>5,474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6月底</text:p>
          </table:table-cell>
          <table:table-cell table:style-name="ce5"/>
          <table:table-cell table:style-name="ce37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中市</text:p>
          </table:table-cell>
          <table:table-cell table:style-name="ce17" office:value-type="float" office:value="965455" calcext:value-type="float">
            <text:p><text:s text:c="3"/>965,455</text:p>
          </table:table-cell>
          <table:table-cell table:style-name="ce17" office:value-type="float" office:value="2794933" calcext:value-type="float">
            <text:p><text:s text:c="3"/>2,794,933</text:p>
          </table:table-cell>
          <table:table-cell table:style-name="ce17" office:value-type="float" office:value="1376790" calcext:value-type="float">
            <text:p><text:s text:c="3"/>1,376,790</text:p>
          </table:table-cell>
          <table:table-cell table:style-name="ce23" office:value-type="float" office:value="1418143" calcext:value-type="float">
            <text:p><text:s text:c="3"/>1,418,14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　區</text:p>
          </table:table-cell>
          <table:table-cell table:style-name="ce18" office:value-type="float" office:value="7956" calcext:value-type="float">
            <text:p><text:s text:c="3"/>7,956</text:p>
          </table:table-cell>
          <table:table-cell table:style-name="ce18" office:value-type="float" office:value="18562" calcext:value-type="float">
            <text:p><text:s text:c="3"/>18,562</text:p>
          </table:table-cell>
          <table:table-cell table:style-name="ce18" office:value-type="float" office:value="9205" calcext:value-type="float">
            <text:p><text:s text:c="3"/>9,205</text:p>
          </table:table-cell>
          <table:table-cell table:style-name="ce24" office:value-type="float" office:value="9357" calcext:value-type="float">
            <text:p><text:s text:c="3"/>9,3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28127" calcext:value-type="float">
            <text:p><text:s text:c="3"/>28,127</text:p>
          </table:table-cell>
          <table:table-cell table:style-name="ce18" office:value-type="float" office:value="76067" calcext:value-type="float">
            <text:p><text:s text:c="3"/>76,067</text:p>
          </table:table-cell>
          <table:table-cell table:style-name="ce18" office:value-type="float" office:value="37852" calcext:value-type="float">
            <text:p><text:s text:c="3"/>37,852</text:p>
          </table:table-cell>
          <table:table-cell table:style-name="ce24" office:value-type="float" office:value="38215" calcext:value-type="float">
            <text:p><text:s text:c="3"/>38,2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　區</text:p>
          </table:table-cell>
          <table:table-cell table:style-name="ce18" office:value-type="float" office:value="48627" calcext:value-type="float">
            <text:p><text:s text:c="3"/>48,627</text:p>
          </table:table-cell>
          <table:table-cell table:style-name="ce18" office:value-type="float" office:value="125422" calcext:value-type="float">
            <text:p><text:s text:c="3"/>125,422</text:p>
          </table:table-cell>
          <table:table-cell table:style-name="ce18" office:value-type="float" office:value="60228" calcext:value-type="float">
            <text:p><text:s text:c="3"/>60,228</text:p>
          </table:table-cell>
          <table:table-cell table:style-name="ce24" office:value-type="float" office:value="65194" calcext:value-type="float">
            <text:p><text:s text:c="3"/>65,1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　區</text:p>
          </table:table-cell>
          <table:table-cell table:style-name="ce18" office:value-type="float" office:value="45724" calcext:value-type="float">
            <text:p><text:s text:c="3"/>45,724</text:p>
          </table:table-cell>
          <table:table-cell table:style-name="ce18" office:value-type="float" office:value="115599" calcext:value-type="float">
            <text:p><text:s text:c="3"/>115,599</text:p>
          </table:table-cell>
          <table:table-cell table:style-name="ce18" office:value-type="float" office:value="54874" calcext:value-type="float">
            <text:p><text:s text:c="3"/>54,874</text:p>
          </table:table-cell>
          <table:table-cell table:style-name="ce24" office:value-type="float" office:value="60725" calcext:value-type="float">
            <text:p><text:s text:c="3"/>60,7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9524" calcext:value-type="float">
            <text:p><text:s text:c="3"/>59,524</text:p>
          </table:table-cell>
          <table:table-cell table:style-name="ce18" office:value-type="float" office:value="147662" calcext:value-type="float">
            <text:p><text:s text:c="3"/>147,662</text:p>
          </table:table-cell>
          <table:table-cell table:style-name="ce18" office:value-type="float" office:value="70637" calcext:value-type="float">
            <text:p><text:s text:c="3"/>70,637</text:p>
          </table:table-cell>
          <table:table-cell table:style-name="ce24" office:value-type="float" office:value="77025" calcext:value-type="float">
            <text:p><text:s text:c="3"/>77,0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屯區</text:p>
          </table:table-cell>
          <table:table-cell table:style-name="ce18" office:value-type="float" office:value="86370" calcext:value-type="float">
            <text:p><text:s text:c="3"/>86,370</text:p>
          </table:table-cell>
          <table:table-cell table:style-name="ce18" office:value-type="float" office:value="227756" calcext:value-type="float">
            <text:p><text:s text:c="3"/>227,756</text:p>
          </table:table-cell>
          <table:table-cell table:style-name="ce18" office:value-type="float" office:value="109262" calcext:value-type="float">
            <text:p><text:s text:c="3"/>109,262</text:p>
          </table:table-cell>
          <table:table-cell table:style-name="ce24" office:value-type="float" office:value="118494" calcext:value-type="float">
            <text:p><text:s text:c="3"/>118,4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屯區</text:p>
          </table:table-cell>
          <table:table-cell table:style-name="ce18" office:value-type="float" office:value="62665" calcext:value-type="float">
            <text:p><text:s text:c="3"/>62,665</text:p>
          </table:table-cell>
          <table:table-cell table:style-name="ce18" office:value-type="float" office:value="169580" calcext:value-type="float">
            <text:p><text:s text:c="3"/>169,580</text:p>
          </table:table-cell>
          <table:table-cell table:style-name="ce18" office:value-type="float" office:value="81047" calcext:value-type="float">
            <text:p><text:s text:c="3"/>81,047</text:p>
          </table:table-cell>
          <table:table-cell table:style-name="ce24" office:value-type="float" office:value="88533" calcext:value-type="float">
            <text:p><text:s text:c="3"/>88,5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屯區</text:p>
          </table:table-cell>
          <table:table-cell table:style-name="ce18" office:value-type="float" office:value="101181" calcext:value-type="float">
            <text:p><text:s text:c="3"/>101,181</text:p>
          </table:table-cell>
          <table:table-cell table:style-name="ce18" office:value-type="float" office:value="276725" calcext:value-type="float">
            <text:p><text:s text:c="3"/>276,725</text:p>
          </table:table-cell>
          <table:table-cell table:style-name="ce18" office:value-type="float" office:value="132627" calcext:value-type="float">
            <text:p><text:s text:c="3"/>132,627</text:p>
          </table:table-cell>
          <table:table-cell table:style-name="ce24" office:value-type="float" office:value="144098" calcext:value-type="float">
            <text:p><text:s text:c="3"/>144,0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豐原區</text:p>
          </table:table-cell>
          <table:table-cell table:style-name="ce18" office:value-type="float" office:value="54012" calcext:value-type="float">
            <text:p><text:s text:c="3"/>54,012</text:p>
          </table:table-cell>
          <table:table-cell table:style-name="ce18" office:value-type="float" office:value="167047" calcext:value-type="float">
            <text:p><text:s text:c="3"/>167,047</text:p>
          </table:table-cell>
          <table:table-cell table:style-name="ce18" office:value-type="float" office:value="82459" calcext:value-type="float">
            <text:p><text:s text:c="3"/>82,459</text:p>
          </table:table-cell>
          <table:table-cell table:style-name="ce24" office:value-type="float" office:value="84588" calcext:value-type="float">
            <text:p><text:s text:c="3"/>84,5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區</text:p>
          </table:table-cell>
          <table:table-cell table:style-name="ce18" office:value-type="float" office:value="17432" calcext:value-type="float">
            <text:p><text:s text:c="3"/>17,432</text:p>
          </table:table-cell>
          <table:table-cell table:style-name="ce18" office:value-type="float" office:value="50477" calcext:value-type="float">
            <text:p><text:s text:c="3"/>50,477</text:p>
          </table:table-cell>
          <table:table-cell table:style-name="ce18" office:value-type="float" office:value="25891" calcext:value-type="float">
            <text:p><text:s text:c="3"/>25,891</text:p>
          </table:table-cell>
          <table:table-cell table:style-name="ce24" office:value-type="float" office:value="24586" calcext:value-type="float">
            <text:p><text:s text:c="3"/>24,5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甲區</text:p>
          </table:table-cell>
          <table:table-cell table:style-name="ce18" office:value-type="float" office:value="23185" calcext:value-type="float">
            <text:p><text:s text:c="3"/>23,185</text:p>
          </table:table-cell>
          <table:table-cell table:style-name="ce18" office:value-type="float" office:value="77734" calcext:value-type="float">
            <text:p><text:s text:c="3"/>77,734</text:p>
          </table:table-cell>
          <table:table-cell table:style-name="ce18" office:value-type="float" office:value="39079" calcext:value-type="float">
            <text:p><text:s text:c="3"/>39,079</text:p>
          </table:table-cell>
          <table:table-cell table:style-name="ce24" office:value-type="float" office:value="38655" calcext:value-type="float">
            <text:p><text:s text:c="3"/>38,6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清水區</text:p>
          </table:table-cell>
          <table:table-cell table:style-name="ce18" office:value-type="float" office:value="27453" calcext:value-type="float">
            <text:p><text:s text:c="3"/>27,453</text:p>
          </table:table-cell>
          <table:table-cell table:style-name="ce18" office:value-type="float" office:value="86544" calcext:value-type="float">
            <text:p><text:s text:c="3"/>86,544</text:p>
          </table:table-cell>
          <table:table-cell table:style-name="ce18" office:value-type="float" office:value="44410" calcext:value-type="float">
            <text:p><text:s text:c="3"/>44,410</text:p>
          </table:table-cell>
          <table:table-cell table:style-name="ce24" office:value-type="float" office:value="42134" calcext:value-type="float">
            <text:p><text:s text:c="3"/>42,1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沙鹿區</text:p>
          </table:table-cell>
          <table:table-cell table:style-name="ce18" office:value-type="float" office:value="29822" calcext:value-type="float">
            <text:p><text:s text:c="3"/>29,822</text:p>
          </table:table-cell>
          <table:table-cell table:style-name="ce18" office:value-type="float" office:value="93225" calcext:value-type="float">
            <text:p><text:s text:c="3"/>93,225</text:p>
          </table:table-cell>
          <table:table-cell table:style-name="ce18" office:value-type="float" office:value="47035" calcext:value-type="float">
            <text:p><text:s text:c="3"/>47,035</text:p>
          </table:table-cell>
          <table:table-cell table:style-name="ce24" office:value-type="float" office:value="46190" calcext:value-type="float">
            <text:p><text:s text:c="3"/>46,1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梧棲區</text:p>
          </table:table-cell>
          <table:table-cell table:style-name="ce18" office:value-type="float" office:value="17907" calcext:value-type="float">
            <text:p><text:s text:c="3"/>17,907</text:p>
          </table:table-cell>
          <table:table-cell table:style-name="ce18" office:value-type="float" office:value="58145" calcext:value-type="float">
            <text:p><text:s text:c="3"/>58,145</text:p>
          </table:table-cell>
          <table:table-cell table:style-name="ce18" office:value-type="float" office:value="29104" calcext:value-type="float">
            <text:p><text:s text:c="3"/>29,104</text:p>
          </table:table-cell>
          <table:table-cell table:style-name="ce24" office:value-type="float" office:value="29041" calcext:value-type="float">
            <text:p><text:s text:c="3"/>29,0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后里區</text:p>
          </table:table-cell>
          <table:table-cell table:style-name="ce18" office:value-type="float" office:value="16358" calcext:value-type="float">
            <text:p><text:s text:c="3"/>16,358</text:p>
          </table:table-cell>
          <table:table-cell table:style-name="ce18" office:value-type="float" office:value="54613" calcext:value-type="float">
            <text:p><text:s text:c="3"/>54,613</text:p>
          </table:table-cell>
          <table:table-cell table:style-name="ce18" office:value-type="float" office:value="27714" calcext:value-type="float">
            <text:p><text:s text:c="3"/>27,714</text:p>
          </table:table-cell>
          <table:table-cell table:style-name="ce24" office:value-type="float" office:value="26899" calcext:value-type="float">
            <text:p><text:s text:c="3"/>26,8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神岡區</text:p>
          </table:table-cell>
          <table:table-cell table:style-name="ce18" office:value-type="float" office:value="19555" calcext:value-type="float">
            <text:p><text:s text:c="3"/>19,555</text:p>
          </table:table-cell>
          <table:table-cell table:style-name="ce18" office:value-type="float" office:value="65649" calcext:value-type="float">
            <text:p><text:s text:c="3"/>65,649</text:p>
          </table:table-cell>
          <table:table-cell table:style-name="ce18" office:value-type="float" office:value="33461" calcext:value-type="float">
            <text:p><text:s text:c="3"/>33,461</text:p>
          </table:table-cell>
          <table:table-cell table:style-name="ce24" office:value-type="float" office:value="32188" calcext:value-type="float">
            <text:p><text:s text:c="3"/>32,1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潭子區</text:p>
          </table:table-cell>
          <table:table-cell table:style-name="ce18" office:value-type="float" office:value="36508" calcext:value-type="float">
            <text:p><text:s text:c="3"/>36,508</text:p>
          </table:table-cell>
          <table:table-cell table:style-name="ce18" office:value-type="float" office:value="108548" calcext:value-type="float">
            <text:p><text:s text:c="3"/>108,548</text:p>
          </table:table-cell>
          <table:table-cell table:style-name="ce18" office:value-type="float" office:value="53624" calcext:value-type="float">
            <text:p><text:s text:c="3"/>53,624</text:p>
          </table:table-cell>
          <table:table-cell table:style-name="ce24" office:value-type="float" office:value="54924" calcext:value-type="float">
            <text:p><text:s text:c="3"/>54,9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雅區</text:p>
          </table:table-cell>
          <table:table-cell table:style-name="ce18" office:value-type="float" office:value="29837" calcext:value-type="float">
            <text:p><text:s text:c="3"/>29,837</text:p>
          </table:table-cell>
          <table:table-cell table:style-name="ce18" office:value-type="float" office:value="95571" calcext:value-type="float">
            <text:p><text:s text:c="3"/>95,571</text:p>
          </table:table-cell>
          <table:table-cell table:style-name="ce18" office:value-type="float" office:value="47650" calcext:value-type="float">
            <text:p><text:s text:c="3"/>47,650</text:p>
          </table:table-cell>
          <table:table-cell table:style-name="ce24" office:value-type="float" office:value="47921" calcext:value-type="float">
            <text:p><text:s text:c="3"/>47,9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社區</text:p>
          </table:table-cell>
          <table:table-cell table:style-name="ce18" office:value-type="float" office:value="7573" calcext:value-type="float">
            <text:p><text:s text:c="3"/>7,573</text:p>
          </table:table-cell>
          <table:table-cell table:style-name="ce18" office:value-type="float" office:value="24619" calcext:value-type="float">
            <text:p><text:s text:c="3"/>24,619</text:p>
          </table:table-cell>
          <table:table-cell table:style-name="ce18" office:value-type="float" office:value="12779" calcext:value-type="float">
            <text:p><text:s text:c="3"/>12,779</text:p>
          </table:table-cell>
          <table:table-cell table:style-name="ce24" office:value-type="float" office:value="11840" calcext:value-type="float">
            <text:p><text:s text:c="3"/>11,8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岡區</text:p>
          </table:table-cell>
          <table:table-cell table:style-name="ce18" office:value-type="float" office:value="4900" calcext:value-type="float">
            <text:p><text:s text:c="3"/>4,900</text:p>
          </table:table-cell>
          <table:table-cell table:style-name="ce18" office:value-type="float" office:value="15000" calcext:value-type="float">
            <text:p><text:s text:c="3"/>15,000</text:p>
          </table:table-cell>
          <table:table-cell table:style-name="ce18" office:value-type="float" office:value="7761" calcext:value-type="float">
            <text:p><text:s text:c="3"/>7,761</text:p>
          </table:table-cell>
          <table:table-cell table:style-name="ce24" office:value-type="float" office:value="7239" calcext:value-type="float">
            <text:p><text:s text:c="3"/>7,2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外埔區</text:p>
          </table:table-cell>
          <table:table-cell table:style-name="ce18" office:value-type="float" office:value="9791" calcext:value-type="float">
            <text:p><text:s text:c="3"/>9,791</text:p>
          </table:table-cell>
          <table:table-cell table:style-name="ce18" office:value-type="float" office:value="32153" calcext:value-type="float">
            <text:p><text:s text:c="3"/>32,153</text:p>
          </table:table-cell>
          <table:table-cell table:style-name="ce18" office:value-type="float" office:value="16455" calcext:value-type="float">
            <text:p><text:s text:c="3"/>16,455</text:p>
          </table:table-cell>
          <table:table-cell table:style-name="ce24" office:value-type="float" office:value="15698" calcext:value-type="float">
            <text:p><text:s text:c="3"/>15,6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18" office:value-type="float" office:value="5522" calcext:value-type="float">
            <text:p><text:s text:c="3"/>5,522</text:p>
          </table:table-cell>
          <table:table-cell table:style-name="ce18" office:value-type="float" office:value="19275" calcext:value-type="float">
            <text:p><text:s text:c="3"/>19,275</text:p>
          </table:table-cell>
          <table:table-cell table:style-name="ce18" office:value-type="float" office:value="10159" calcext:value-type="float">
            <text:p><text:s text:c="3"/>10,159</text:p>
          </table:table-cell>
          <table:table-cell table:style-name="ce24" office:value-type="float" office:value="9116" calcext:value-type="float">
            <text:p><text:s text:c="3"/>9,1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烏日區</text:p>
          </table:table-cell>
          <table:table-cell table:style-name="ce18" office:value-type="float" office:value="24888" calcext:value-type="float">
            <text:p><text:s text:c="3"/>24,888</text:p>
          </table:table-cell>
          <table:table-cell table:style-name="ce18" office:value-type="float" office:value="74977" calcext:value-type="float">
            <text:p><text:s text:c="3"/>74,977</text:p>
          </table:table-cell>
          <table:table-cell table:style-name="ce18" office:value-type="float" office:value="37588" calcext:value-type="float">
            <text:p><text:s text:c="3"/>37,588</text:p>
          </table:table-cell>
          <table:table-cell table:style-name="ce24" office:value-type="float" office:value="37389" calcext:value-type="float">
            <text:p><text:s text:c="3"/>37,3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肚區</text:p>
          </table:table-cell>
          <table:table-cell table:style-name="ce18" office:value-type="float" office:value="17774" calcext:value-type="float">
            <text:p><text:s text:c="3"/>17,774</text:p>
          </table:table-cell>
          <table:table-cell table:style-name="ce18" office:value-type="float" office:value="57383" calcext:value-type="float">
            <text:p><text:s text:c="3"/>57,383</text:p>
          </table:table-cell>
          <table:table-cell table:style-name="ce18" office:value-type="float" office:value="29299" calcext:value-type="float">
            <text:p><text:s text:c="3"/>29,299</text:p>
          </table:table-cell>
          <table:table-cell table:style-name="ce24" office:value-type="float" office:value="28084" calcext:value-type="float">
            <text:p><text:s text:c="3"/>28,0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井區</text:p>
          </table:table-cell>
          <table:table-cell table:style-name="ce18" office:value-type="float" office:value="23260" calcext:value-type="float">
            <text:p><text:s text:c="3"/>23,260</text:p>
          </table:table-cell>
          <table:table-cell table:style-name="ce18" office:value-type="float" office:value="77891" calcext:value-type="float">
            <text:p><text:s text:c="3"/>77,891</text:p>
          </table:table-cell>
          <table:table-cell table:style-name="ce18" office:value-type="float" office:value="39178" calcext:value-type="float">
            <text:p><text:s text:c="3"/>39,178</text:p>
          </table:table-cell>
          <table:table-cell table:style-name="ce24" office:value-type="float" office:value="38713" calcext:value-type="float">
            <text:p><text:s text:c="3"/>38,7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霧峰區</text:p>
          </table:table-cell>
          <table:table-cell table:style-name="ce18" office:value-type="float" office:value="20383" calcext:value-type="float">
            <text:p><text:s text:c="3"/>20,383</text:p>
          </table:table-cell>
          <table:table-cell table:style-name="ce18" office:value-type="float" office:value="65599" calcext:value-type="float">
            <text:p><text:s text:c="3"/>65,599</text:p>
          </table:table-cell>
          <table:table-cell table:style-name="ce18" office:value-type="float" office:value="33200" calcext:value-type="float">
            <text:p><text:s text:c="3"/>33,200</text:p>
          </table:table-cell>
          <table:table-cell table:style-name="ce24" office:value-type="float" office:value="32399" calcext:value-type="float">
            <text:p><text:s text:c="3"/>32,3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平區</text:p>
          </table:table-cell>
          <table:table-cell table:style-name="ce18" office:value-type="float" office:value="64569" calcext:value-type="float">
            <text:p><text:s text:c="3"/>64,569</text:p>
          </table:table-cell>
          <table:table-cell table:style-name="ce18" office:value-type="float" office:value="190264" calcext:value-type="float">
            <text:p><text:s text:c="3"/>190,264</text:p>
          </table:table-cell>
          <table:table-cell table:style-name="ce18" office:value-type="float" office:value="94304" calcext:value-type="float">
            <text:p><text:s text:c="3"/>94,304</text:p>
          </table:table-cell>
          <table:table-cell table:style-name="ce24" office:value-type="float" office:value="95960" calcext:value-type="float">
            <text:p><text:s text:c="3"/>95,96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里區</text:p>
          </table:table-cell>
          <table:table-cell table:style-name="ce18" office:value-type="float" office:value="69928" calcext:value-type="float">
            <text:p><text:s text:c="3"/>69,928</text:p>
          </table:table-cell>
          <table:table-cell table:style-name="ce18" office:value-type="float" office:value="211749" calcext:value-type="float">
            <text:p><text:s text:c="3"/>211,749</text:p>
          </table:table-cell>
          <table:table-cell table:style-name="ce18" office:value-type="float" office:value="103953" calcext:value-type="float">
            <text:p><text:s text:c="3"/>103,953</text:p>
          </table:table-cell>
          <table:table-cell table:style-name="ce24" office:value-type="float" office:value="107796" calcext:value-type="float">
            <text:p><text:s text:c="3"/>107,79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和平區</text:p>
          </table:table-cell>
          <table:table-cell table:style-name="ce19" office:value-type="float" office:value="4624" calcext:value-type="float">
            <text:p><text:s text:c="3"/>4,624</text:p>
          </table:table-cell>
          <table:table-cell table:style-name="ce19" office:value-type="float" office:value="11097" calcext:value-type="float">
            <text:p><text:s text:c="3"/>11,097</text:p>
          </table:table-cell>
          <table:table-cell table:style-name="ce19" office:value-type="float" office:value="5955" calcext:value-type="float">
            <text:p><text:s text:c="3"/>5,955</text:p>
          </table:table-cell>
          <table:table-cell table:style-name="ce25" office:value-type="float" office:value="5142" calcext:value-type="float">
            <text:p><text:s text:c="3"/>5,142</text:p>
          </table:table-cell>
          <table:table-cell table:number-columns-repeated="1019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6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南市</text:p>
          </table:table-cell>
          <table:table-cell table:style-name="ce17" office:value-type="float" office:value="685873" calcext:value-type="float">
            <text:p><text:s text:c="3"/>685,873</text:p>
          </table:table-cell>
          <table:table-cell table:style-name="ce17" office:value-type="float" office:value="1884717" calcext:value-type="float">
            <text:p><text:s text:c="3"/>1,884,717</text:p>
          </table:table-cell>
          <table:table-cell table:style-name="ce17" office:value-type="float" office:value="940901" calcext:value-type="float">
            <text:p><text:s text:c="3"/>940,901</text:p>
          </table:table-cell>
          <table:table-cell table:style-name="ce23" office:value-type="float" office:value="943816" calcext:value-type="float">
            <text:p><text:s text:c="3"/>943,8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營區</text:p>
          </table:table-cell>
          <table:table-cell table:style-name="ce18" office:value-type="float" office:value="29016" calcext:value-type="float">
            <text:p><text:s text:c="3"/>29,016</text:p>
          </table:table-cell>
          <table:table-cell table:style-name="ce18" office:value-type="float" office:value="77858" calcext:value-type="float">
            <text:p><text:s text:c="3"/>77,858</text:p>
          </table:table-cell>
          <table:table-cell table:style-name="ce18" office:value-type="float" office:value="38535" calcext:value-type="float">
            <text:p><text:s text:c="3"/>38,535</text:p>
          </table:table-cell>
          <table:table-cell table:style-name="ce24" office:value-type="float" office:value="39323" calcext:value-type="float">
            <text:p><text:s text:c="3"/>39,3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水區</text:p>
          </table:table-cell>
          <table:table-cell table:style-name="ce18" office:value-type="float" office:value="10010" calcext:value-type="float">
            <text:p><text:s text:c="3"/>10,010</text:p>
          </table:table-cell>
          <table:table-cell table:style-name="ce18" office:value-type="float" office:value="25487" calcext:value-type="float">
            <text:p><text:s text:c="3"/>25,487</text:p>
          </table:table-cell>
          <table:table-cell table:style-name="ce18" office:value-type="float" office:value="13300" calcext:value-type="float">
            <text:p><text:s text:c="3"/>13,300</text:p>
          </table:table-cell>
          <table:table-cell table:style-name="ce24" office:value-type="float" office:value="12187" calcext:value-type="float">
            <text:p><text:s text:c="3"/>12,18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白河區</text:p>
          </table:table-cell>
          <table:table-cell table:style-name="ce18" office:value-type="float" office:value="10799" calcext:value-type="float">
            <text:p><text:s text:c="3"/>10,799</text:p>
          </table:table-cell>
          <table:table-cell table:style-name="ce18" office:value-type="float" office:value="28294" calcext:value-type="float">
            <text:p><text:s text:c="3"/>28,294</text:p>
          </table:table-cell>
          <table:table-cell table:style-name="ce18" office:value-type="float" office:value="14791" calcext:value-type="float">
            <text:p><text:s text:c="3"/>14,791</text:p>
          </table:table-cell>
          <table:table-cell table:style-name="ce24" office:value-type="float" office:value="13503" calcext:value-type="float">
            <text:p><text:s text:c="3"/>13,5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柳營區</text:p>
          </table:table-cell>
          <table:table-cell table:style-name="ce18" office:value-type="float" office:value="7921" calcext:value-type="float">
            <text:p><text:s text:c="3"/>7,921</text:p>
          </table:table-cell>
          <table:table-cell table:style-name="ce18" office:value-type="float" office:value="21271" calcext:value-type="float">
            <text:p><text:s text:c="3"/>21,271</text:p>
          </table:table-cell>
          <table:table-cell table:style-name="ce18" office:value-type="float" office:value="11104" calcext:value-type="float">
            <text:p><text:s text:c="3"/>11,104</text:p>
          </table:table-cell>
          <table:table-cell table:style-name="ce24" office:value-type="float" office:value="10167" calcext:value-type="float">
            <text:p><text:s text:c="3"/>10,1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後壁區</text:p>
          </table:table-cell>
          <table:table-cell table:style-name="ce18" office:value-type="float" office:value="8838" calcext:value-type="float">
            <text:p><text:s text:c="3"/>8,838</text:p>
          </table:table-cell>
          <table:table-cell table:style-name="ce18" office:value-type="float" office:value="23532" calcext:value-type="float">
            <text:p><text:s text:c="3"/>23,532</text:p>
          </table:table-cell>
          <table:table-cell table:style-name="ce18" office:value-type="float" office:value="12230" calcext:value-type="float">
            <text:p><text:s text:c="3"/>12,230</text:p>
          </table:table-cell>
          <table:table-cell table:style-name="ce24" office:value-type="float" office:value="11302" calcext:value-type="float">
            <text:p><text:s text:c="3"/>11,3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山區</text:p>
          </table:table-cell>
          <table:table-cell table:style-name="ce18" office:value-type="float" office:value="8345" calcext:value-type="float">
            <text:p><text:s text:c="3"/>8,345</text:p>
          </table:table-cell>
          <table:table-cell table:style-name="ce18" office:value-type="float" office:value="20942" calcext:value-type="float">
            <text:p><text:s text:c="3"/>20,942</text:p>
          </table:table-cell>
          <table:table-cell table:style-name="ce18" office:value-type="float" office:value="11116" calcext:value-type="float">
            <text:p><text:s text:c="3"/>11,116</text:p>
          </table:table-cell>
          <table:table-cell table:style-name="ce24" office:value-type="float" office:value="9826" calcext:value-type="float">
            <text:p><text:s text:c="3"/>9,8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麻豆區</text:p>
          </table:table-cell>
          <table:table-cell table:style-name="ce18" office:value-type="float" office:value="15815" calcext:value-type="float">
            <text:p><text:s text:c="3"/>15,815</text:p>
          </table:table-cell>
          <table:table-cell table:style-name="ce18" office:value-type="float" office:value="44440" calcext:value-type="float">
            <text:p><text:s text:c="3"/>44,440</text:p>
          </table:table-cell>
          <table:table-cell table:style-name="ce18" office:value-type="float" office:value="22581" calcext:value-type="float">
            <text:p><text:s text:c="3"/>22,581</text:p>
          </table:table-cell>
          <table:table-cell table:style-name="ce24" office:value-type="float" office:value="21859" calcext:value-type="float">
            <text:p><text:s text:c="3"/>21,8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下營區</text:p>
          </table:table-cell>
          <table:table-cell table:style-name="ce18" office:value-type="float" office:value="9064" calcext:value-type="float">
            <text:p><text:s text:c="3"/>9,064</text:p>
          </table:table-cell>
          <table:table-cell table:style-name="ce18" office:value-type="float" office:value="24056" calcext:value-type="float">
            <text:p><text:s text:c="3"/>24,056</text:p>
          </table:table-cell>
          <table:table-cell table:style-name="ce18" office:value-type="float" office:value="12402" calcext:value-type="float">
            <text:p><text:s text:c="3"/>12,402</text:p>
          </table:table-cell>
          <table:table-cell table:style-name="ce24" office:value-type="float" office:value="11654" calcext:value-type="float">
            <text:p><text:s text:c="3"/>11,6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甲區</text:p>
          </table:table-cell>
          <table:table-cell table:style-name="ce18" office:value-type="float" office:value="7803" calcext:value-type="float">
            <text:p><text:s text:c="3"/>7,803</text:p>
          </table:table-cell>
          <table:table-cell table:style-name="ce18" office:value-type="float" office:value="22260" calcext:value-type="float">
            <text:p><text:s text:c="3"/>22,260</text:p>
          </table:table-cell>
          <table:table-cell table:style-name="ce18" office:value-type="float" office:value="11514" calcext:value-type="float">
            <text:p><text:s text:c="3"/>11,514</text:p>
          </table:table-cell>
          <table:table-cell table:style-name="ce24" office:value-type="float" office:value="10746" calcext:value-type="float">
            <text:p><text:s text:c="3"/>10,7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官田區</text:p>
          </table:table-cell>
          <table:table-cell table:style-name="ce18" office:value-type="float" office:value="7929" calcext:value-type="float">
            <text:p><text:s text:c="3"/>7,929</text:p>
          </table:table-cell>
          <table:table-cell table:style-name="ce18" office:value-type="float" office:value="21322" calcext:value-type="float">
            <text:p><text:s text:c="3"/>21,322</text:p>
          </table:table-cell>
          <table:table-cell table:style-name="ce18" office:value-type="float" office:value="10877" calcext:value-type="float">
            <text:p><text:s text:c="3"/>10,877</text:p>
          </table:table-cell>
          <table:table-cell table:style-name="ce24" office:value-type="float" office:value="10445" calcext:value-type="float">
            <text:p><text:s text:c="3"/>10,4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內區</text:p>
          </table:table-cell>
          <table:table-cell table:style-name="ce18" office:value-type="float" office:value="3858" calcext:value-type="float">
            <text:p><text:s text:c="3"/>3,858</text:p>
          </table:table-cell>
          <table:table-cell table:style-name="ce18" office:value-type="float" office:value="9688" calcext:value-type="float">
            <text:p><text:s text:c="3"/>9,688</text:p>
          </table:table-cell>
          <table:table-cell table:style-name="ce18" office:value-type="float" office:value="5236" calcext:value-type="float">
            <text:p><text:s text:c="3"/>5,236</text:p>
          </table:table-cell>
          <table:table-cell table:style-name="ce24" office:value-type="float" office:value="4452" calcext:value-type="float">
            <text:p><text:s text:c="3"/>4,4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佳里區</text:p>
          </table:table-cell>
          <table:table-cell table:style-name="ce18" office:value-type="float" office:value="20739" calcext:value-type="float">
            <text:p><text:s text:c="3"/>20,739</text:p>
          </table:table-cell>
          <table:table-cell table:style-name="ce18" office:value-type="float" office:value="59317" calcext:value-type="float">
            <text:p><text:s text:c="3"/>59,317</text:p>
          </table:table-cell>
          <table:table-cell table:style-name="ce18" office:value-type="float" office:value="29415" calcext:value-type="float">
            <text:p><text:s text:c="3"/>29,415</text:p>
          </table:table-cell>
          <table:table-cell table:style-name="ce24" office:value-type="float" office:value="29902" calcext:value-type="float">
            <text:p><text:s text:c="3"/>29,9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學甲區</text:p>
          </table:table-cell>
          <table:table-cell table:style-name="ce18" office:value-type="float" office:value="9611" calcext:value-type="float">
            <text:p><text:s text:c="3"/>9,611</text:p>
          </table:table-cell>
          <table:table-cell table:style-name="ce18" office:value-type="float" office:value="25828" calcext:value-type="float">
            <text:p><text:s text:c="3"/>25,828</text:p>
          </table:table-cell>
          <table:table-cell table:style-name="ce18" office:value-type="float" office:value="13202" calcext:value-type="float">
            <text:p><text:s text:c="3"/>13,202</text:p>
          </table:table-cell>
          <table:table-cell table:style-name="ce24" office:value-type="float" office:value="12626" calcext:value-type="float">
            <text:p><text:s text:c="3"/>12,6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港區</text:p>
          </table:table-cell>
          <table:table-cell table:style-name="ce18" office:value-type="float" office:value="8245" calcext:value-type="float">
            <text:p><text:s text:c="3"/>8,245</text:p>
          </table:table-cell>
          <table:table-cell table:style-name="ce18" office:value-type="float" office:value="24747" calcext:value-type="float">
            <text:p><text:s text:c="3"/>24,747</text:p>
          </table:table-cell>
          <table:table-cell table:style-name="ce18" office:value-type="float" office:value="12490" calcext:value-type="float">
            <text:p><text:s text:c="3"/>12,490</text:p>
          </table:table-cell>
          <table:table-cell table:style-name="ce24" office:value-type="float" office:value="12257" calcext:value-type="float">
            <text:p><text:s text:c="3"/>12,2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七股區</text:p>
          </table:table-cell>
          <table:table-cell table:style-name="ce18" office:value-type="float" office:value="8025" calcext:value-type="float">
            <text:p><text:s text:c="3"/>8,025</text:p>
          </table:table-cell>
          <table:table-cell table:style-name="ce18" office:value-type="float" office:value="22892" calcext:value-type="float">
            <text:p><text:s text:c="3"/>22,892</text:p>
          </table:table-cell>
          <table:table-cell table:style-name="ce18" office:value-type="float" office:value="11852" calcext:value-type="float">
            <text:p><text:s text:c="3"/>11,852</text:p>
          </table:table-cell>
          <table:table-cell table:style-name="ce24" office:value-type="float" office:value="11040" calcext:value-type="float">
            <text:p><text:s text:c="3"/>11,0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將軍區</text:p>
          </table:table-cell>
          <table:table-cell table:style-name="ce18" office:value-type="float" office:value="7285" calcext:value-type="float">
            <text:p><text:s text:c="3"/>7,285</text:p>
          </table:table-cell>
          <table:table-cell table:style-name="ce18" office:value-type="float" office:value="19715" calcext:value-type="float">
            <text:p><text:s text:c="3"/>19,715</text:p>
          </table:table-cell>
          <table:table-cell table:style-name="ce18" office:value-type="float" office:value="10060" calcext:value-type="float">
            <text:p><text:s text:c="3"/>10,060</text:p>
          </table:table-cell>
          <table:table-cell table:style-name="ce24" office:value-type="float" office:value="9655" calcext:value-type="float">
            <text:p><text:s text:c="3"/>9,6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門區</text:p>
          </table:table-cell>
          <table:table-cell table:style-name="ce18" office:value-type="float" office:value="4231" calcext:value-type="float">
            <text:p><text:s text:c="3"/>4,231</text:p>
          </table:table-cell>
          <table:table-cell table:style-name="ce18" office:value-type="float" office:value="11146" calcext:value-type="float">
            <text:p><text:s text:c="3"/>11,146</text:p>
          </table:table-cell>
          <table:table-cell table:style-name="ce18" office:value-type="float" office:value="5627" calcext:value-type="float">
            <text:p><text:s text:c="3"/>5,627</text:p>
          </table:table-cell>
          <table:table-cell table:style-name="ce24" office:value-type="float" office:value="5519" calcext:value-type="float">
            <text:p><text:s text:c="3"/>5,5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化區</text:p>
          </table:table-cell>
          <table:table-cell table:style-name="ce18" office:value-type="float" office:value="14459" calcext:value-type="float">
            <text:p><text:s text:c="3"/>14,459</text:p>
          </table:table-cell>
          <table:table-cell table:style-name="ce18" office:value-type="float" office:value="43606" calcext:value-type="float">
            <text:p><text:s text:c="3"/>43,606</text:p>
          </table:table-cell>
          <table:table-cell table:style-name="ce18" office:value-type="float" office:value="22204" calcext:value-type="float">
            <text:p><text:s text:c="3"/>22,204</text:p>
          </table:table-cell>
          <table:table-cell table:style-name="ce24" office:value-type="float" office:value="21402" calcext:value-type="float">
            <text:p><text:s text:c="3"/>21,4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善化區</text:p>
          </table:table-cell>
          <table:table-cell table:style-name="ce18" office:value-type="float" office:value="17841" calcext:value-type="float">
            <text:p><text:s text:c="3"/>17,841</text:p>
          </table:table-cell>
          <table:table-cell table:style-name="ce18" office:value-type="float" office:value="48656" calcext:value-type="float">
            <text:p><text:s text:c="3"/>48,656</text:p>
          </table:table-cell>
          <table:table-cell table:style-name="ce18" office:value-type="float" office:value="24456" calcext:value-type="float">
            <text:p><text:s text:c="3"/>24,456</text:p>
          </table:table-cell>
          <table:table-cell table:style-name="ce24" office:value-type="float" office:value="24200" calcext:value-type="float">
            <text:p><text:s text:c="3"/>24,20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市區</text:p>
          </table:table-cell>
          <table:table-cell table:style-name="ce18" office:value-type="float" office:value="12466" calcext:value-type="float">
            <text:p><text:s text:c="3"/>12,466</text:p>
          </table:table-cell>
          <table:table-cell table:style-name="ce18" office:value-type="float" office:value="36757" calcext:value-type="float">
            <text:p><text:s text:c="3"/>36,757</text:p>
          </table:table-cell>
          <table:table-cell table:style-name="ce18" office:value-type="float" office:value="18392" calcext:value-type="float">
            <text:p><text:s text:c="3"/>18,392</text:p>
          </table:table-cell>
          <table:table-cell table:style-name="ce24" office:value-type="float" office:value="18365" calcext:value-type="float">
            <text:p><text:s text:c="3"/>18,3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定區</text:p>
          </table:table-cell>
          <table:table-cell table:style-name="ce18" office:value-type="float" office:value="10150" calcext:value-type="float">
            <text:p><text:s text:c="3"/>10,150</text:p>
          </table:table-cell>
          <table:table-cell table:style-name="ce18" office:value-type="float" office:value="30544" calcext:value-type="float">
            <text:p><text:s text:c="3"/>30,544</text:p>
          </table:table-cell>
          <table:table-cell table:style-name="ce18" office:value-type="float" office:value="15712" calcext:value-type="float">
            <text:p><text:s text:c="3"/>15,712</text:p>
          </table:table-cell>
          <table:table-cell table:style-name="ce24" office:value-type="float" office:value="14832" calcext:value-type="float">
            <text:p><text:s text:c="3"/>14,8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山上區</text:p>
          </table:table-cell>
          <table:table-cell table:style-name="ce18" office:value-type="float" office:value="2721" calcext:value-type="float">
            <text:p><text:s text:c="3"/>2,721</text:p>
          </table:table-cell>
          <table:table-cell table:style-name="ce18" office:value-type="float" office:value="7325" calcext:value-type="float">
            <text:p><text:s text:c="3"/>7,325</text:p>
          </table:table-cell>
          <table:table-cell table:style-name="ce18" office:value-type="float" office:value="3820" calcext:value-type="float">
            <text:p><text:s text:c="3"/>3,820</text:p>
          </table:table-cell>
          <table:table-cell table:style-name="ce24" office:value-type="float" office:value="3505" calcext:value-type="float">
            <text:p><text:s text:c="3"/>3,5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玉井區</text:p>
          </table:table-cell>
          <table:table-cell table:style-name="ce18" office:value-type="float" office:value="5155" calcext:value-type="float">
            <text:p><text:s text:c="3"/>5,155</text:p>
          </table:table-cell>
          <table:table-cell table:style-name="ce18" office:value-type="float" office:value="14097" calcext:value-type="float">
            <text:p><text:s text:c="3"/>14,097</text:p>
          </table:table-cell>
          <table:table-cell table:style-name="ce18" office:value-type="float" office:value="7294" calcext:value-type="float">
            <text:p><text:s text:c="3"/>7,294</text:p>
          </table:table-cell>
          <table:table-cell table:style-name="ce24" office:value-type="float" office:value="6803" calcext:value-type="float">
            <text:p><text:s text:c="3"/>6,8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楠西區</text:p>
          </table:table-cell>
          <table:table-cell table:style-name="ce18" office:value-type="float" office:value="3512" calcext:value-type="float">
            <text:p><text:s text:c="3"/>3,512</text:p>
          </table:table-cell>
          <table:table-cell table:style-name="ce18" office:value-type="float" office:value="9638" calcext:value-type="float">
            <text:p><text:s text:c="3"/>9,638</text:p>
          </table:table-cell>
          <table:table-cell table:style-name="ce18" office:value-type="float" office:value="5099" calcext:value-type="float">
            <text:p><text:s text:c="3"/>5,099</text:p>
          </table:table-cell>
          <table:table-cell table:style-name="ce24" office:value-type="float" office:value="4539" calcext:value-type="float">
            <text:p><text:s text:c="3"/>4,5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化區</text:p>
          </table:table-cell>
          <table:table-cell table:style-name="ce18" office:value-type="float" office:value="2862" calcext:value-type="float">
            <text:p><text:s text:c="3"/>2,862</text:p>
          </table:table-cell>
          <table:table-cell table:style-name="ce18" office:value-type="float" office:value="8761" calcext:value-type="float">
            <text:p><text:s text:c="3"/>8,761</text:p>
          </table:table-cell>
          <table:table-cell table:style-name="ce18" office:value-type="float" office:value="4720" calcext:value-type="float">
            <text:p><text:s text:c="3"/>4,720</text:p>
          </table:table-cell>
          <table:table-cell table:style-name="ce24" office:value-type="float" office:value="4041" calcext:value-type="float">
            <text:p><text:s text:c="3"/>4,0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左鎮區</text:p>
          </table:table-cell>
          <table:table-cell table:style-name="ce18" office:value-type="float" office:value="1965" calcext:value-type="float">
            <text:p><text:s text:c="3"/>1,965</text:p>
          </table:table-cell>
          <table:table-cell table:style-name="ce18" office:value-type="float" office:value="4829" calcext:value-type="float">
            <text:p><text:s text:c="3"/>4,829</text:p>
          </table:table-cell>
          <table:table-cell table:style-name="ce18" office:value-type="float" office:value="2703" calcext:value-type="float">
            <text:p><text:s text:c="3"/>2,703</text:p>
          </table:table-cell>
          <table:table-cell table:style-name="ce24" office:value-type="float" office:value="2126" calcext:value-type="float">
            <text:p><text:s text:c="3"/>2,1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德區</text:p>
          </table:table-cell>
          <table:table-cell table:style-name="ce18" office:value-type="float" office:value="27718" calcext:value-type="float">
            <text:p><text:s text:c="3"/>27,718</text:p>
          </table:table-cell>
          <table:table-cell table:style-name="ce18" office:value-type="float" office:value="75520" calcext:value-type="float">
            <text:p><text:s text:c="3"/>75,520</text:p>
          </table:table-cell>
          <table:table-cell table:style-name="ce18" office:value-type="float" office:value="38189" calcext:value-type="float">
            <text:p><text:s text:c="3"/>38,189</text:p>
          </table:table-cell>
          <table:table-cell table:style-name="ce24" office:value-type="float" office:value="37331" calcext:value-type="float">
            <text:p><text:s text:c="3"/>37,3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歸仁區</text:p>
          </table:table-cell>
          <table:table-cell table:style-name="ce18" office:value-type="float" office:value="22831" calcext:value-type="float">
            <text:p><text:s text:c="3"/>22,831</text:p>
          </table:table-cell>
          <table:table-cell table:style-name="ce18" office:value-type="float" office:value="68464" calcext:value-type="float">
            <text:p><text:s text:c="3"/>68,464</text:p>
          </table:table-cell>
          <table:table-cell table:style-name="ce18" office:value-type="float" office:value="34699" calcext:value-type="float">
            <text:p><text:s text:c="3"/>34,699</text:p>
          </table:table-cell>
          <table:table-cell table:style-name="ce24" office:value-type="float" office:value="33765" calcext:value-type="float">
            <text:p><text:s text:c="3"/>33,7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廟區</text:p>
          </table:table-cell>
          <table:table-cell table:style-name="ce18" office:value-type="float" office:value="11175" calcext:value-type="float">
            <text:p><text:s text:c="3"/>11,175</text:p>
          </table:table-cell>
          <table:table-cell table:style-name="ce18" office:value-type="float" office:value="34411" calcext:value-type="float">
            <text:p><text:s text:c="3"/>34,411</text:p>
          </table:table-cell>
          <table:table-cell table:style-name="ce18" office:value-type="float" office:value="17751" calcext:value-type="float">
            <text:p><text:s text:c="3"/>17,751</text:p>
          </table:table-cell>
          <table:table-cell table:style-name="ce24" office:value-type="float" office:value="16660" calcext:value-type="float">
            <text:p><text:s text:c="3"/>16,66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崎區</text:p>
          </table:table-cell>
          <table:table-cell table:style-name="ce18" office:value-type="float" office:value="1535" calcext:value-type="float">
            <text:p><text:s text:c="3"/>1,535</text:p>
          </table:table-cell>
          <table:table-cell table:style-name="ce18" office:value-type="float" office:value="4003" calcext:value-type="float">
            <text:p><text:s text:c="3"/>4,003</text:p>
          </table:table-cell>
          <table:table-cell table:style-name="ce18" office:value-type="float" office:value="2153" calcext:value-type="float">
            <text:p><text:s text:c="3"/>2,153</text:p>
          </table:table-cell>
          <table:table-cell table:style-name="ce24" office:value-type="float" office:value="1850" calcext:value-type="float">
            <text:p><text:s text:c="3"/>1,8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康區</text:p>
          </table:table-cell>
          <table:table-cell table:style-name="ce18" office:value-type="float" office:value="84650" calcext:value-type="float">
            <text:p><text:s text:c="3"/>84,650</text:p>
          </table:table-cell>
          <table:table-cell table:style-name="ce18" office:value-type="float" office:value="234313" calcext:value-type="float">
            <text:p><text:s text:c="3"/>234,313</text:p>
          </table:table-cell>
          <table:table-cell table:style-name="ce18" office:value-type="float" office:value="115408" calcext:value-type="float">
            <text:p><text:s text:c="3"/>115,408</text:p>
          </table:table-cell>
          <table:table-cell table:style-name="ce24" office:value-type="float" office:value="118905" calcext:value-type="float">
            <text:p><text:s text:c="3"/>118,9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71963" calcext:value-type="float">
            <text:p><text:s text:c="3"/>71,963</text:p>
          </table:table-cell>
          <table:table-cell table:style-name="ce18" office:value-type="float" office:value="186563" calcext:value-type="float">
            <text:p><text:s text:c="3"/>186,563</text:p>
          </table:table-cell>
          <table:table-cell table:style-name="ce18" office:value-type="float" office:value="89381" calcext:value-type="float">
            <text:p><text:s text:c="3"/>89,381</text:p>
          </table:table-cell>
          <table:table-cell table:style-name="ce24" office:value-type="float" office:value="97182" calcext:value-type="float">
            <text:p><text:s text:c="3"/>97,1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　區</text:p>
          </table:table-cell>
          <table:table-cell table:style-name="ce18" office:value-type="float" office:value="45853" calcext:value-type="float">
            <text:p><text:s text:c="3"/>45,853</text:p>
          </table:table-cell>
          <table:table-cell table:style-name="ce18" office:value-type="float" office:value="125034" calcext:value-type="float">
            <text:p><text:s text:c="3"/>125,034</text:p>
          </table:table-cell>
          <table:table-cell table:style-name="ce18" office:value-type="float" office:value="61882" calcext:value-type="float">
            <text:p><text:s text:c="3"/>61,882</text:p>
          </table:table-cell>
          <table:table-cell table:style-name="ce24" office:value-type="float" office:value="63152" calcext:value-type="float">
            <text:p><text:s text:c="3"/>63,1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0956" calcext:value-type="float">
            <text:p><text:s text:c="3"/>50,956</text:p>
          </table:table-cell>
          <table:table-cell table:style-name="ce18" office:value-type="float" office:value="132144" calcext:value-type="float">
            <text:p><text:s text:c="3"/>132,144</text:p>
          </table:table-cell>
          <table:table-cell table:style-name="ce18" office:value-type="float" office:value="64220" calcext:value-type="float">
            <text:p><text:s text:c="3"/>64,220</text:p>
          </table:table-cell>
          <table:table-cell table:style-name="ce24" office:value-type="float" office:value="67924" calcext:value-type="float">
            <text:p><text:s text:c="3"/>67,9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南區</text:p>
          </table:table-cell>
          <table:table-cell table:style-name="ce18" office:value-type="float" office:value="63319" calcext:value-type="float">
            <text:p><text:s text:c="3"/>63,319</text:p>
          </table:table-cell>
          <table:table-cell table:style-name="ce18" office:value-type="float" office:value="192759" calcext:value-type="float">
            <text:p><text:s text:c="3"/>192,759</text:p>
          </table:table-cell>
          <table:table-cell table:style-name="ce18" office:value-type="float" office:value="97182" calcext:value-type="float">
            <text:p><text:s text:c="3"/>97,182</text:p>
          </table:table-cell>
          <table:table-cell table:style-name="ce24" office:value-type="float" office:value="95577" calcext:value-type="float">
            <text:p><text:s text:c="3"/>95,5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平區</text:p>
          </table:table-cell>
          <table:table-cell table:style-name="ce18" office:value-type="float" office:value="25792" calcext:value-type="float">
            <text:p><text:s text:c="3"/>25,792</text:p>
          </table:table-cell>
          <table:table-cell table:style-name="ce18" office:value-type="float" office:value="66653" calcext:value-type="float">
            <text:p><text:s text:c="3"/>66,653</text:p>
          </table:table-cell>
          <table:table-cell table:style-name="ce18" office:value-type="float" office:value="31683" calcext:value-type="float">
            <text:p><text:s text:c="3"/>31,683</text:p>
          </table:table-cell>
          <table:table-cell table:style-name="ce24" office:value-type="float" office:value="34970" calcext:value-type="float">
            <text:p><text:s text:c="3"/>34,97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西區</text:p>
          </table:table-cell>
          <table:table-cell table:style-name="ce19" office:value-type="float" office:value="31416" calcext:value-type="float">
            <text:p><text:s text:c="3"/>31,416</text:p>
          </table:table-cell>
          <table:table-cell table:style-name="ce19" office:value-type="float" office:value="77845" calcext:value-type="float">
            <text:p><text:s text:c="3"/>77,845</text:p>
          </table:table-cell>
          <table:table-cell table:style-name="ce19" office:value-type="float" office:value="37621" calcext:value-type="float">
            <text:p><text:s text:c="3"/>37,621</text:p>
          </table:table-cell>
          <table:table-cell table:style-name="ce25" office:value-type="float" office:value="40224" calcext:value-type="float">
            <text:p><text:s text:c="3"/>40,224</text:p>
          </table:table-cell>
          <table:table-cell table:number-columns-repeated="1019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6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高雄市</text:p>
          </table:table-cell>
          <table:table-cell table:style-name="ce17" office:value-type="float" office:value="1095318" calcext:value-type="float">
            <text:p><text:s text:c="3"/>1,095,318</text:p>
          </table:table-cell>
          <table:table-cell table:style-name="ce17" office:value-type="float" office:value="2773932" calcext:value-type="float">
            <text:p><text:s text:c="3"/>2,773,932</text:p>
          </table:table-cell>
          <table:table-cell table:style-name="ce17" office:value-type="float" office:value="1373055" calcext:value-type="float">
            <text:p><text:s text:c="3"/>1,373,055</text:p>
          </table:table-cell>
          <table:table-cell table:style-name="ce23" office:value-type="float" office:value="1400877" calcext:value-type="float">
            <text:p><text:s text:c="3"/>1,400,8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埕區</text:p>
          </table:table-cell>
          <table:table-cell table:style-name="ce18" office:value-type="float" office:value="10779" calcext:value-type="float">
            <text:p><text:s text:c="3"/>10,779</text:p>
          </table:table-cell>
          <table:table-cell table:style-name="ce18" office:value-type="float" office:value="24199" calcext:value-type="float">
            <text:p><text:s text:c="3"/>24,199</text:p>
          </table:table-cell>
          <table:table-cell table:style-name="ce18" office:value-type="float" office:value="11988" calcext:value-type="float">
            <text:p><text:s text:c="3"/>11,988</text:p>
          </table:table-cell>
          <table:table-cell table:style-name="ce24" office:value-type="float" office:value="12211" calcext:value-type="float">
            <text:p><text:s text:c="3"/>12,2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鼓山區</text:p>
          </table:table-cell>
          <table:table-cell table:style-name="ce18" office:value-type="float" office:value="58452" calcext:value-type="float">
            <text:p><text:s text:c="3"/>58,452</text:p>
          </table:table-cell>
          <table:table-cell table:style-name="ce18" office:value-type="float" office:value="139693" calcext:value-type="float">
            <text:p><text:s text:c="3"/>139,693</text:p>
          </table:table-cell>
          <table:table-cell table:style-name="ce18" office:value-type="float" office:value="67327" calcext:value-type="float">
            <text:p><text:s text:c="3"/>67,327</text:p>
          </table:table-cell>
          <table:table-cell table:style-name="ce24" office:value-type="float" office:value="72366" calcext:value-type="float">
            <text:p><text:s text:c="3"/>72,36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左營區</text:p>
          </table:table-cell>
          <table:table-cell table:style-name="ce18" office:value-type="float" office:value="79012" calcext:value-type="float">
            <text:p><text:s text:c="3"/>79,012</text:p>
          </table:table-cell>
          <table:table-cell table:style-name="ce18" office:value-type="float" office:value="196753" calcext:value-type="float">
            <text:p><text:s text:c="3"/>196,753</text:p>
          </table:table-cell>
          <table:table-cell table:style-name="ce18" office:value-type="float" office:value="94551" calcext:value-type="float">
            <text:p><text:s text:c="3"/>94,551</text:p>
          </table:table-cell>
          <table:table-cell table:style-name="ce24" office:value-type="float" office:value="102202" calcext:value-type="float">
            <text:p><text:s text:c="3"/>102,2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楠梓區</text:p>
          </table:table-cell>
          <table:table-cell table:style-name="ce18" office:value-type="float" office:value="71133" calcext:value-type="float">
            <text:p><text:s text:c="3"/>71,133</text:p>
          </table:table-cell>
          <table:table-cell table:style-name="ce18" office:value-type="float" office:value="184479" calcext:value-type="float">
            <text:p><text:s text:c="3"/>184,479</text:p>
          </table:table-cell>
          <table:table-cell table:style-name="ce18" office:value-type="float" office:value="90516" calcext:value-type="float">
            <text:p><text:s text:c="3"/>90,516</text:p>
          </table:table-cell>
          <table:table-cell table:style-name="ce24" office:value-type="float" office:value="93963" calcext:value-type="float">
            <text:p><text:s text:c="3"/>93,9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民區</text:p>
          </table:table-cell>
          <table:table-cell table:style-name="ce18" office:value-type="float" office:value="136912" calcext:value-type="float">
            <text:p><text:s text:c="3"/>136,912</text:p>
          </table:table-cell>
          <table:table-cell table:style-name="ce18" office:value-type="float" office:value="341985" calcext:value-type="float">
            <text:p><text:s text:c="3"/>341,985</text:p>
          </table:table-cell>
          <table:table-cell table:style-name="ce18" office:value-type="float" office:value="165341" calcext:value-type="float">
            <text:p><text:s text:c="3"/>165,341</text:p>
          </table:table-cell>
          <table:table-cell table:style-name="ce24" office:value-type="float" office:value="176644" calcext:value-type="float">
            <text:p><text:s text:c="3"/>176,6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興區</text:p>
          </table:table-cell>
          <table:table-cell table:style-name="ce18" office:value-type="float" office:value="22883" calcext:value-type="float">
            <text:p><text:s text:c="3"/>22,883</text:p>
          </table:table-cell>
          <table:table-cell table:style-name="ce18" office:value-type="float" office:value="51058" calcext:value-type="float">
            <text:p><text:s text:c="3"/>51,058</text:p>
          </table:table-cell>
          <table:table-cell table:style-name="ce18" office:value-type="float" office:value="24539" calcext:value-type="float">
            <text:p><text:s text:c="3"/>24,539</text:p>
          </table:table-cell>
          <table:table-cell table:style-name="ce24" office:value-type="float" office:value="26519" calcext:value-type="float">
            <text:p><text:s text:c="3"/>26,5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前金區</text:p>
          </table:table-cell>
          <table:table-cell table:style-name="ce18" office:value-type="float" office:value="12617" calcext:value-type="float">
            <text:p><text:s text:c="3"/>12,617</text:p>
          </table:table-cell>
          <table:table-cell table:style-name="ce18" office:value-type="float" office:value="26859" calcext:value-type="float">
            <text:p><text:s text:c="3"/>26,859</text:p>
          </table:table-cell>
          <table:table-cell table:style-name="ce18" office:value-type="float" office:value="12801" calcext:value-type="float">
            <text:p><text:s text:c="3"/>12,801</text:p>
          </table:table-cell>
          <table:table-cell table:style-name="ce24" office:value-type="float" office:value="14058" calcext:value-type="float">
            <text:p><text:s text:c="3"/>14,0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苓雅區</text:p>
          </table:table-cell>
          <table:table-cell table:style-name="ce18" office:value-type="float" office:value="72165" calcext:value-type="float">
            <text:p><text:s text:c="3"/>72,165</text:p>
          </table:table-cell>
          <table:table-cell table:style-name="ce18" office:value-type="float" office:value="170348" calcext:value-type="float">
            <text:p><text:s text:c="3"/>170,348</text:p>
          </table:table-cell>
          <table:table-cell table:style-name="ce18" office:value-type="float" office:value="81899" calcext:value-type="float">
            <text:p><text:s text:c="3"/>81,899</text:p>
          </table:table-cell>
          <table:table-cell table:style-name="ce24" office:value-type="float" office:value="88449" calcext:value-type="float">
            <text:p><text:s text:c="3"/>88,4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前鎮區</text:p>
          </table:table-cell>
          <table:table-cell table:style-name="ce18" office:value-type="float" office:value="78754" calcext:value-type="float">
            <text:p><text:s text:c="3"/>78,754</text:p>
          </table:table-cell>
          <table:table-cell table:style-name="ce18" office:value-type="float" office:value="188967" calcext:value-type="float">
            <text:p><text:s text:c="3"/>188,967</text:p>
          </table:table-cell>
          <table:table-cell table:style-name="ce18" office:value-type="float" office:value="92840" calcext:value-type="float">
            <text:p><text:s text:c="3"/>92,840</text:p>
          </table:table-cell>
          <table:table-cell table:style-name="ce24" office:value-type="float" office:value="96127" calcext:value-type="float">
            <text:p><text:s text:c="3"/>96,1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旗津區</text:p>
          </table:table-cell>
          <table:table-cell table:style-name="ce18" office:value-type="float" office:value="11105" calcext:value-type="float">
            <text:p><text:s text:c="3"/>11,105</text:p>
          </table:table-cell>
          <table:table-cell table:style-name="ce18" office:value-type="float" office:value="28617" calcext:value-type="float">
            <text:p><text:s text:c="3"/>28,617</text:p>
          </table:table-cell>
          <table:table-cell table:style-name="ce18" office:value-type="float" office:value="14749" calcext:value-type="float">
            <text:p><text:s text:c="3"/>14,749</text:p>
          </table:table-cell>
          <table:table-cell table:style-name="ce24" office:value-type="float" office:value="13868" calcext:value-type="float">
            <text:p><text:s text:c="3"/>13,8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小港區</text:p>
          </table:table-cell>
          <table:table-cell table:style-name="ce18" office:value-type="float" office:value="68287" calcext:value-type="float">
            <text:p><text:s text:c="3"/>68,287</text:p>
          </table:table-cell>
          <table:table-cell table:style-name="ce18" office:value-type="float" office:value="157482" calcext:value-type="float">
            <text:p><text:s text:c="3"/>157,482</text:p>
          </table:table-cell>
          <table:table-cell table:style-name="ce18" office:value-type="float" office:value="78179" calcext:value-type="float">
            <text:p><text:s text:c="3"/>78,179</text:p>
          </table:table-cell>
          <table:table-cell table:style-name="ce24" office:value-type="float" office:value="79303" calcext:value-type="float">
            <text:p><text:s text:c="3"/>79,3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鳳山區</text:p>
          </table:table-cell>
          <table:table-cell table:style-name="ce18" office:value-type="float" office:value="141294" calcext:value-type="float">
            <text:p><text:s text:c="3"/>141,294</text:p>
          </table:table-cell>
          <table:table-cell table:style-name="ce18" office:value-type="float" office:value="359140" calcext:value-type="float">
            <text:p><text:s text:c="3"/>359,140</text:p>
          </table:table-cell>
          <table:table-cell table:style-name="ce18" office:value-type="float" office:value="175979" calcext:value-type="float">
            <text:p><text:s text:c="3"/>175,979</text:p>
          </table:table-cell>
          <table:table-cell table:style-name="ce24" office:value-type="float" office:value="183161" calcext:value-type="float">
            <text:p><text:s text:c="3"/>183,1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園區</text:p>
          </table:table-cell>
          <table:table-cell table:style-name="ce18" office:value-type="float" office:value="26047" calcext:value-type="float">
            <text:p><text:s text:c="3"/>26,047</text:p>
          </table:table-cell>
          <table:table-cell table:style-name="ce18" office:value-type="float" office:value="69987" calcext:value-type="float">
            <text:p><text:s text:c="3"/>69,987</text:p>
          </table:table-cell>
          <table:table-cell table:style-name="ce18" office:value-type="float" office:value="35338" calcext:value-type="float">
            <text:p><text:s text:c="3"/>35,338</text:p>
          </table:table-cell>
          <table:table-cell table:style-name="ce24" office:value-type="float" office:value="34649" calcext:value-type="float">
            <text:p><text:s text:c="3"/>34,6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寮區</text:p>
          </table:table-cell>
          <table:table-cell table:style-name="ce18" office:value-type="float" office:value="42369" calcext:value-type="float">
            <text:p><text:s text:c="3"/>42,369</text:p>
          </table:table-cell>
          <table:table-cell table:style-name="ce18" office:value-type="float" office:value="112369" calcext:value-type="float">
            <text:p><text:s text:c="3"/>112,369</text:p>
          </table:table-cell>
          <table:table-cell table:style-name="ce18" office:value-type="float" office:value="57444" calcext:value-type="float">
            <text:p><text:s text:c="3"/>57,444</text:p>
          </table:table-cell>
          <table:table-cell table:style-name="ce24" office:value-type="float" office:value="54925" calcext:value-type="float">
            <text:p><text:s text:c="3"/>54,9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樹區</text:p>
          </table:table-cell>
          <table:table-cell table:style-name="ce18" office:value-type="float" office:value="13639" calcext:value-type="float">
            <text:p><text:s text:c="3"/>13,639</text:p>
          </table:table-cell>
          <table:table-cell table:style-name="ce18" office:value-type="float" office:value="42637" calcext:value-type="float">
            <text:p><text:s text:c="3"/>42,637</text:p>
          </table:table-cell>
          <table:table-cell table:style-name="ce18" office:value-type="float" office:value="21841" calcext:value-type="float">
            <text:p><text:s text:c="3"/>21,841</text:p>
          </table:table-cell>
          <table:table-cell table:style-name="ce24" office:value-type="float" office:value="20796" calcext:value-type="float">
            <text:p><text:s text:c="3"/>20,7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社區</text:p>
          </table:table-cell>
          <table:table-cell table:style-name="ce18" office:value-type="float" office:value="13124" calcext:value-type="float">
            <text:p><text:s text:c="3"/>13,124</text:p>
          </table:table-cell>
          <table:table-cell table:style-name="ce18" office:value-type="float" office:value="34651" calcext:value-type="float">
            <text:p><text:s text:c="3"/>34,651</text:p>
          </table:table-cell>
          <table:table-cell table:style-name="ce18" office:value-type="float" office:value="17557" calcext:value-type="float">
            <text:p><text:s text:c="3"/>17,557</text:p>
          </table:table-cell>
          <table:table-cell table:style-name="ce24" office:value-type="float" office:value="17094" calcext:value-type="float">
            <text:p><text:s text:c="3"/>17,0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武區</text:p>
          </table:table-cell>
          <table:table-cell table:style-name="ce18" office:value-type="float" office:value="33599" calcext:value-type="float">
            <text:p><text:s text:c="3"/>33,599</text:p>
          </table:table-cell>
          <table:table-cell table:style-name="ce18" office:value-type="float" office:value="86727" calcext:value-type="float">
            <text:p><text:s text:c="3"/>86,727</text:p>
          </table:table-cell>
          <table:table-cell table:style-name="ce18" office:value-type="float" office:value="44005" calcext:value-type="float">
            <text:p><text:s text:c="3"/>44,005</text:p>
          </table:table-cell>
          <table:table-cell table:style-name="ce24" office:value-type="float" office:value="42722" calcext:value-type="float">
            <text:p><text:s text:c="3"/>42,72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鳥松區</text:p>
          </table:table-cell>
          <table:table-cell table:style-name="ce18" office:value-type="float" office:value="18391" calcext:value-type="float">
            <text:p><text:s text:c="3"/>18,391</text:p>
          </table:table-cell>
          <table:table-cell table:style-name="ce18" office:value-type="float" office:value="44279" calcext:value-type="float">
            <text:p><text:s text:c="3"/>44,279</text:p>
          </table:table-cell>
          <table:table-cell table:style-name="ce18" office:value-type="float" office:value="22402" calcext:value-type="float">
            <text:p><text:s text:c="3"/>22,402</text:p>
          </table:table-cell>
          <table:table-cell table:style-name="ce24" office:value-type="float" office:value="21877" calcext:value-type="float">
            <text:p><text:s text:c="3"/>21,8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岡山區</text:p>
          </table:table-cell>
          <table:table-cell table:style-name="ce18" office:value-type="float" office:value="34969" calcext:value-type="float">
            <text:p><text:s text:c="3"/>34,969</text:p>
          </table:table-cell>
          <table:table-cell table:style-name="ce18" office:value-type="float" office:value="97145" calcext:value-type="float">
            <text:p><text:s text:c="3"/>97,145</text:p>
          </table:table-cell>
          <table:table-cell table:style-name="ce18" office:value-type="float" office:value="48179" calcext:value-type="float">
            <text:p><text:s text:c="3"/>48,179</text:p>
          </table:table-cell>
          <table:table-cell table:style-name="ce24" office:value-type="float" office:value="48966" calcext:value-type="float">
            <text:p><text:s text:c="3"/>48,96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橋頭區</text:p>
          </table:table-cell>
          <table:table-cell table:style-name="ce18" office:value-type="float" office:value="13707" calcext:value-type="float">
            <text:p><text:s text:c="3"/>13,707</text:p>
          </table:table-cell>
          <table:table-cell table:style-name="ce18" office:value-type="float" office:value="37619" calcext:value-type="float">
            <text:p><text:s text:c="3"/>37,619</text:p>
          </table:table-cell>
          <table:table-cell table:style-name="ce18" office:value-type="float" office:value="19070" calcext:value-type="float">
            <text:p><text:s text:c="3"/>19,070</text:p>
          </table:table-cell>
          <table:table-cell table:style-name="ce24" office:value-type="float" office:value="18549" calcext:value-type="float">
            <text:p><text:s text:c="3"/>18,5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燕巢區</text:p>
          </table:table-cell>
          <table:table-cell table:style-name="ce18" office:value-type="float" office:value="10580" calcext:value-type="float">
            <text:p><text:s text:c="3"/>10,580</text:p>
          </table:table-cell>
          <table:table-cell table:style-name="ce18" office:value-type="float" office:value="29807" calcext:value-type="float">
            <text:p><text:s text:c="3"/>29,807</text:p>
          </table:table-cell>
          <table:table-cell table:style-name="ce18" office:value-type="float" office:value="15689" calcext:value-type="float">
            <text:p><text:s text:c="3"/>15,689</text:p>
          </table:table-cell>
          <table:table-cell table:style-name="ce24" office:value-type="float" office:value="14118" calcext:value-type="float">
            <text:p><text:s text:c="3"/>14,1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寮區</text:p>
          </table:table-cell>
          <table:table-cell table:style-name="ce18" office:value-type="float" office:value="3259" calcext:value-type="float">
            <text:p><text:s text:c="3"/>3,259</text:p>
          </table:table-cell>
          <table:table-cell table:style-name="ce18" office:value-type="float" office:value="7217" calcext:value-type="float">
            <text:p><text:s text:c="3"/>7,217</text:p>
          </table:table-cell>
          <table:table-cell table:style-name="ce18" office:value-type="float" office:value="3985" calcext:value-type="float">
            <text:p><text:s text:c="3"/>3,985</text:p>
          </table:table-cell>
          <table:table-cell table:style-name="ce24" office:value-type="float" office:value="3232" calcext:value-type="float">
            <text:p><text:s text:c="3"/>3,2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阿蓮區</text:p>
          </table:table-cell>
          <table:table-cell table:style-name="ce18" office:value-type="float" office:value="9417" calcext:value-type="float">
            <text:p><text:s text:c="3"/>9,417</text:p>
          </table:table-cell>
          <table:table-cell table:style-name="ce18" office:value-type="float" office:value="28736" calcext:value-type="float">
            <text:p><text:s text:c="3"/>28,736</text:p>
          </table:table-cell>
          <table:table-cell table:style-name="ce18" office:value-type="float" office:value="14509" calcext:value-type="float">
            <text:p><text:s text:c="3"/>14,509</text:p>
          </table:table-cell>
          <table:table-cell table:style-name="ce24" office:value-type="float" office:value="14227" calcext:value-type="float">
            <text:p><text:s text:c="3"/>14,2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路竹區</text:p>
          </table:table-cell>
          <table:table-cell table:style-name="ce18" office:value-type="float" office:value="17085" calcext:value-type="float">
            <text:p><text:s text:c="3"/>17,085</text:p>
          </table:table-cell>
          <table:table-cell table:style-name="ce18" office:value-type="float" office:value="52605" calcext:value-type="float">
            <text:p><text:s text:c="3"/>52,605</text:p>
          </table:table-cell>
          <table:table-cell table:style-name="ce18" office:value-type="float" office:value="26848" calcext:value-type="float">
            <text:p><text:s text:c="3"/>26,848</text:p>
          </table:table-cell>
          <table:table-cell table:style-name="ce24" office:value-type="float" office:value="25757" calcext:value-type="float">
            <text:p><text:s text:c="3"/>25,7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內區</text:p>
          </table:table-cell>
          <table:table-cell table:style-name="ce18" office:value-type="float" office:value="10935" calcext:value-type="float">
            <text:p><text:s text:c="3"/>10,935</text:p>
          </table:table-cell>
          <table:table-cell table:style-name="ce18" office:value-type="float" office:value="29835" calcext:value-type="float">
            <text:p><text:s text:c="3"/>29,835</text:p>
          </table:table-cell>
          <table:table-cell table:style-name="ce18" office:value-type="float" office:value="15237" calcext:value-type="float">
            <text:p><text:s text:c="3"/>15,237</text:p>
          </table:table-cell>
          <table:table-cell table:style-name="ce24" office:value-type="float" office:value="14598" calcext:value-type="float">
            <text:p><text:s text:c="3"/>14,5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茄萣區</text:p>
          </table:table-cell>
          <table:table-cell table:style-name="ce18" office:value-type="float" office:value="10531" calcext:value-type="float">
            <text:p><text:s text:c="3"/>10,531</text:p>
          </table:table-cell>
          <table:table-cell table:style-name="ce18" office:value-type="float" office:value="30082" calcext:value-type="float">
            <text:p><text:s text:c="3"/>30,082</text:p>
          </table:table-cell>
          <table:table-cell table:style-name="ce18" office:value-type="float" office:value="15480" calcext:value-type="float">
            <text:p><text:s text:c="3"/>15,480</text:p>
          </table:table-cell>
          <table:table-cell table:style-name="ce24" office:value-type="float" office:value="14602" calcext:value-type="float">
            <text:p><text:s text:c="3"/>14,6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安區</text:p>
          </table:table-cell>
          <table:table-cell table:style-name="ce18" office:value-type="float" office:value="5745" calcext:value-type="float">
            <text:p><text:s text:c="3"/>5,745</text:p>
          </table:table-cell>
          <table:table-cell table:style-name="ce18" office:value-type="float" office:value="13922" calcext:value-type="float">
            <text:p><text:s text:c="3"/>13,922</text:p>
          </table:table-cell>
          <table:table-cell table:style-name="ce18" office:value-type="float" office:value="7004" calcext:value-type="float">
            <text:p><text:s text:c="3"/>7,004</text:p>
          </table:table-cell>
          <table:table-cell table:style-name="ce24" office:value-type="float" office:value="6918" calcext:value-type="float">
            <text:p><text:s text:c="3"/>6,9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彌陀區</text:p>
          </table:table-cell>
          <table:table-cell table:style-name="ce18" office:value-type="float" office:value="6775" calcext:value-type="float">
            <text:p><text:s text:c="3"/>6,775</text:p>
          </table:table-cell>
          <table:table-cell table:style-name="ce18" office:value-type="float" office:value="19304" calcext:value-type="float">
            <text:p><text:s text:c="3"/>19,304</text:p>
          </table:table-cell>
          <table:table-cell table:style-name="ce18" office:value-type="float" office:value="9905" calcext:value-type="float">
            <text:p><text:s text:c="3"/>9,905</text:p>
          </table:table-cell>
          <table:table-cell table:style-name="ce24" office:value-type="float" office:value="9399" calcext:value-type="float">
            <text:p><text:s text:c="3"/>9,3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梓官區</text:p>
          </table:table-cell>
          <table:table-cell table:style-name="ce18" office:value-type="float" office:value="12638" calcext:value-type="float">
            <text:p><text:s text:c="3"/>12,638</text:p>
          </table:table-cell>
          <table:table-cell table:style-name="ce18" office:value-type="float" office:value="35888" calcext:value-type="float">
            <text:p><text:s text:c="3"/>35,888</text:p>
          </table:table-cell>
          <table:table-cell table:style-name="ce18" office:value-type="float" office:value="18477" calcext:value-type="float">
            <text:p><text:s text:c="3"/>18,477</text:p>
          </table:table-cell>
          <table:table-cell table:style-name="ce24" office:value-type="float" office:value="17411" calcext:value-type="float">
            <text:p><text:s text:c="3"/>17,4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旗山區</text:p>
          </table:table-cell>
          <table:table-cell table:style-name="ce18" office:value-type="float" office:value="13737" calcext:value-type="float">
            <text:p><text:s text:c="3"/>13,737</text:p>
          </table:table-cell>
          <table:table-cell table:style-name="ce18" office:value-type="float" office:value="36814" calcext:value-type="float">
            <text:p><text:s text:c="3"/>36,814</text:p>
          </table:table-cell>
          <table:table-cell table:style-name="ce18" office:value-type="float" office:value="19023" calcext:value-type="float">
            <text:p><text:s text:c="3"/>19,023</text:p>
          </table:table-cell>
          <table:table-cell table:style-name="ce24" office:value-type="float" office:value="17791" calcext:value-type="float">
            <text:p><text:s text:c="3"/>17,7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美濃區</text:p>
          </table:table-cell>
          <table:table-cell table:style-name="ce18" office:value-type="float" office:value="14770" calcext:value-type="float">
            <text:p><text:s text:c="3"/>14,770</text:p>
          </table:table-cell>
          <table:table-cell table:style-name="ce18" office:value-type="float" office:value="39759" calcext:value-type="float">
            <text:p><text:s text:c="3"/>39,759</text:p>
          </table:table-cell>
          <table:table-cell table:style-name="ce18" office:value-type="float" office:value="20854" calcext:value-type="float">
            <text:p><text:s text:c="3"/>20,854</text:p>
          </table:table-cell>
          <table:table-cell table:style-name="ce24" office:value-type="float" office:value="18905" calcext:value-type="float">
            <text:p><text:s text:c="3"/>18,9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龜區</text:p>
          </table:table-cell>
          <table:table-cell table:style-name="ce18" office:value-type="float" office:value="5562" calcext:value-type="float">
            <text:p><text:s text:c="3"/>5,562</text:p>
          </table:table-cell>
          <table:table-cell table:style-name="ce18" office:value-type="float" office:value="13008" calcext:value-type="float">
            <text:p><text:s text:c="3"/>13,008</text:p>
          </table:table-cell>
          <table:table-cell table:style-name="ce18" office:value-type="float" office:value="7013" calcext:value-type="float">
            <text:p><text:s text:c="3"/>7,013</text:p>
          </table:table-cell>
          <table:table-cell table:style-name="ce24" office:value-type="float" office:value="5995" calcext:value-type="float">
            <text:p><text:s text:c="3"/>5,9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甲仙區</text:p>
          </table:table-cell>
          <table:table-cell table:style-name="ce18" office:value-type="float" office:value="2310" calcext:value-type="float">
            <text:p><text:s text:c="3"/>2,310</text:p>
          </table:table-cell>
          <table:table-cell table:style-name="ce18" office:value-type="float" office:value="6083" calcext:value-type="float">
            <text:p><text:s text:c="3"/>6,083</text:p>
          </table:table-cell>
          <table:table-cell table:style-name="ce18" office:value-type="float" office:value="3239" calcext:value-type="float">
            <text:p><text:s text:c="3"/>3,239</text:p>
          </table:table-cell>
          <table:table-cell table:style-name="ce24" office:value-type="float" office:value="2844" calcext:value-type="float">
            <text:p><text:s text:c="3"/>2,844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杉林區</text:p>
          </table:table-cell>
          <table:table-cell table:style-name="ce18" office:value-type="float" office:value="4805" calcext:value-type="float">
            <text:p><text:s text:c="3"/>4,805</text:p>
          </table:table-cell>
          <table:table-cell table:style-name="ce18" office:value-type="float" office:value="11892" calcext:value-type="float">
            <text:p><text:s text:c="3"/>11,892</text:p>
          </table:table-cell>
          <table:table-cell table:style-name="ce18" office:value-type="float" office:value="6499" calcext:value-type="float">
            <text:p><text:s text:c="3"/>6,499</text:p>
          </table:table-cell>
          <table:table-cell table:style-name="ce24" office:value-type="float" office:value="5393" calcext:value-type="float">
            <text:p><text:s text:c="3"/>5,393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內門區</text:p>
          </table:table-cell>
          <table:table-cell table:style-name="ce18" office:value-type="float" office:value="5132" calcext:value-type="float">
            <text:p><text:s text:c="3"/>5,132</text:p>
          </table:table-cell>
          <table:table-cell table:style-name="ce18" office:value-type="float" office:value="14535" calcext:value-type="float">
            <text:p><text:s text:c="3"/>14,535</text:p>
          </table:table-cell>
          <table:table-cell table:style-name="ce18" office:value-type="float" office:value="7860" calcext:value-type="float">
            <text:p><text:s text:c="3"/>7,860</text:p>
          </table:table-cell>
          <table:table-cell table:style-name="ce24" office:value-type="float" office:value="6675" calcext:value-type="float">
            <text:p><text:s text:c="3"/>6,675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※茂林區</text:p>
          </table:table-cell>
          <table:table-cell table:style-name="ce18" office:value-type="float" office:value="598" calcext:value-type="float">
            <text:p><text:s text:c="3"/>598</text:p>
          </table:table-cell>
          <table:table-cell table:style-name="ce18" office:value-type="float" office:value="1993" calcext:value-type="float">
            <text:p><text:s text:c="3"/>1,993</text:p>
          </table:table-cell>
          <table:table-cell table:style-name="ce18" office:value-type="float" office:value="1003" calcext:value-type="float">
            <text:p><text:s text:c="3"/>1,003</text:p>
          </table:table-cell>
          <table:table-cell table:style-name="ce24" office:value-type="float" office:value="990" calcext:value-type="float">
            <text:p><text:s text:c="3"/>990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※桃源區</text:p>
          </table:table-cell>
          <table:table-cell table:style-name="ce18" office:value-type="float" office:value="1358" calcext:value-type="float">
            <text:p><text:s text:c="3"/>1,358</text:p>
          </table:table-cell>
          <table:table-cell table:style-name="ce18" office:value-type="float" office:value="4317" calcext:value-type="float">
            <text:p><text:s text:c="3"/>4,317</text:p>
          </table:table-cell>
          <table:table-cell table:style-name="ce18" office:value-type="float" office:value="2271" calcext:value-type="float">
            <text:p><text:s text:c="3"/>2,271</text:p>
          </table:table-cell>
          <table:table-cell table:style-name="ce24" office:value-type="float" office:value="2046" calcext:value-type="float">
            <text:p><text:s text:c="3"/>2,046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※那瑪夏區</text:p>
          </table:table-cell>
          <table:table-cell table:style-name="ce19" office:value-type="float" office:value="843" calcext:value-type="float">
            <text:p><text:s text:c="3"/>843</text:p>
          </table:table-cell>
          <table:table-cell table:style-name="ce19" office:value-type="float" office:value="3141" calcext:value-type="float">
            <text:p><text:s text:c="3"/>3,141</text:p>
          </table:table-cell>
          <table:table-cell table:style-name="ce19" office:value-type="float" office:value="1614" calcext:value-type="float">
            <text:p><text:s text:c="3"/>1,614</text:p>
          </table:table-cell>
          <table:table-cell table:style-name="ce25" office:value-type="float" office:value="1527" calcext:value-type="float">
            <text:p><text:s text:c="3"/>1,527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6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style-name="ce38" table:number-columns-repeated="1019"/>
        </table:table-row>
        <table:table-row table:style-name="ro4">
          <table:table-cell table:style-name="ce27" office:value-type="string" calcext:value-type="string">
            <text:p>宜蘭縣</text:p>
          </table:table-cell>
          <table:table-cell table:style-name="ce17" office:value-type="float" office:value="168959" calcext:value-type="float">
            <text:p><text:s text:c="3"/>168,959</text:p>
          </table:table-cell>
          <table:table-cell table:style-name="ce17" office:value-type="float" office:value="456006" calcext:value-type="float">
            <text:p><text:s text:c="3"/>456,006</text:p>
          </table:table-cell>
          <table:table-cell table:style-name="ce17" office:value-type="float" office:value="230545" calcext:value-type="float">
            <text:p><text:s text:c="3"/>230,545</text:p>
          </table:table-cell>
          <table:table-cell table:style-name="ce23" office:value-type="float" office:value="225461" calcext:value-type="float">
            <text:p><text:s text:c="3"/>225,4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宜蘭市</text:p>
          </table:table-cell>
          <table:table-cell table:style-name="ce18" office:value-type="float" office:value="36448" calcext:value-type="float">
            <text:p><text:s text:c="3"/>36,448</text:p>
          </table:table-cell>
          <table:table-cell table:style-name="ce18" office:value-type="float" office:value="95938" calcext:value-type="float">
            <text:p><text:s text:c="3"/>95,938</text:p>
          </table:table-cell>
          <table:table-cell table:style-name="ce18" office:value-type="float" office:value="46744" calcext:value-type="float">
            <text:p><text:s text:c="3"/>46,744</text:p>
          </table:table-cell>
          <table:table-cell table:style-name="ce24" office:value-type="float" office:value="49194" calcext:value-type="float">
            <text:p><text:s text:c="3"/>49,1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羅東鎮</text:p>
          </table:table-cell>
          <table:table-cell table:style-name="ce18" office:value-type="float" office:value="26453" calcext:value-type="float">
            <text:p><text:s text:c="3"/>26,453</text:p>
          </table:table-cell>
          <table:table-cell table:style-name="ce18" office:value-type="float" office:value="72490" calcext:value-type="float">
            <text:p><text:s text:c="3"/>72,490</text:p>
          </table:table-cell>
          <table:table-cell table:style-name="ce18" office:value-type="float" office:value="34328" calcext:value-type="float">
            <text:p><text:s text:c="3"/>34,328</text:p>
          </table:table-cell>
          <table:table-cell table:style-name="ce24" office:value-type="float" office:value="38162" calcext:value-type="float">
            <text:p><text:s text:c="3"/>38,1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蘇澳鎮</text:p>
          </table:table-cell>
          <table:table-cell table:style-name="ce18" office:value-type="float" office:value="14223" calcext:value-type="float">
            <text:p><text:s text:c="3"/>14,223</text:p>
          </table:table-cell>
          <table:table-cell table:style-name="ce18" office:value-type="float" office:value="39944" calcext:value-type="float">
            <text:p><text:s text:c="3"/>39,944</text:p>
          </table:table-cell>
          <table:table-cell table:style-name="ce18" office:value-type="float" office:value="20351" calcext:value-type="float">
            <text:p><text:s text:c="3"/>20,351</text:p>
          </table:table-cell>
          <table:table-cell table:style-name="ce24" office:value-type="float" office:value="19593" calcext:value-type="float">
            <text:p><text:s text:c="3"/>19,5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城鎮</text:p>
          </table:table-cell>
          <table:table-cell table:style-name="ce18" office:value-type="float" office:value="10247" calcext:value-type="float">
            <text:p><text:s text:c="3"/>10,247</text:p>
          </table:table-cell>
          <table:table-cell table:style-name="ce18" office:value-type="float" office:value="29207" calcext:value-type="float">
            <text:p><text:s text:c="3"/>29,207</text:p>
          </table:table-cell>
          <table:table-cell table:style-name="ce18" office:value-type="float" office:value="15058" calcext:value-type="float">
            <text:p><text:s text:c="3"/>15,058</text:p>
          </table:table-cell>
          <table:table-cell table:style-name="ce24" office:value-type="float" office:value="14149" calcext:value-type="float">
            <text:p><text:s text:c="3"/>14,1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礁溪鄉</text:p>
          </table:table-cell>
          <table:table-cell table:style-name="ce18" office:value-type="float" office:value="14107" calcext:value-type="float">
            <text:p><text:s text:c="3"/>14,107</text:p>
          </table:table-cell>
          <table:table-cell table:style-name="ce18" office:value-type="float" office:value="35630" calcext:value-type="float">
            <text:p><text:s text:c="3"/>35,630</text:p>
          </table:table-cell>
          <table:table-cell table:style-name="ce18" office:value-type="float" office:value="18523" calcext:value-type="float">
            <text:p><text:s text:c="3"/>18,523</text:p>
          </table:table-cell>
          <table:table-cell table:style-name="ce24" office:value-type="float" office:value="17107" calcext:value-type="float">
            <text:p><text:s text:c="3"/>17,1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壯圍鄉</text:p>
          </table:table-cell>
          <table:table-cell table:style-name="ce18" office:value-type="float" office:value="8888" calcext:value-type="float">
            <text:p><text:s text:c="3"/>8,888</text:p>
          </table:table-cell>
          <table:table-cell table:style-name="ce18" office:value-type="float" office:value="24283" calcext:value-type="float">
            <text:p><text:s text:c="3"/>24,283</text:p>
          </table:table-cell>
          <table:table-cell table:style-name="ce18" office:value-type="float" office:value="12856" calcext:value-type="float">
            <text:p><text:s text:c="3"/>12,856</text:p>
          </table:table-cell>
          <table:table-cell table:style-name="ce24" office:value-type="float" office:value="11427" calcext:value-type="float">
            <text:p><text:s text:c="3"/>11,4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員山鄉</text:p>
          </table:table-cell>
          <table:table-cell table:style-name="ce18" office:value-type="float" office:value="11718" calcext:value-type="float">
            <text:p><text:s text:c="3"/>11,718</text:p>
          </table:table-cell>
          <table:table-cell table:style-name="ce18" office:value-type="float" office:value="32297" calcext:value-type="float">
            <text:p><text:s text:c="3"/>32,297</text:p>
          </table:table-cell>
          <table:table-cell table:style-name="ce18" office:value-type="float" office:value="17125" calcext:value-type="float">
            <text:p><text:s text:c="3"/>17,125</text:p>
          </table:table-cell>
          <table:table-cell table:style-name="ce24" office:value-type="float" office:value="15172" calcext:value-type="float">
            <text:p><text:s text:c="3"/>15,1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冬山鄉</text:p>
          </table:table-cell>
          <table:table-cell table:style-name="ce18" office:value-type="float" office:value="19340" calcext:value-type="float">
            <text:p><text:s text:c="3"/>19,340</text:p>
          </table:table-cell>
          <table:table-cell table:style-name="ce18" office:value-type="float" office:value="52943" calcext:value-type="float">
            <text:p><text:s text:c="3"/>52,943</text:p>
          </table:table-cell>
          <table:table-cell table:style-name="ce18" office:value-type="float" office:value="27152" calcext:value-type="float">
            <text:p><text:s text:c="3"/>27,152</text:p>
          </table:table-cell>
          <table:table-cell table:style-name="ce24" office:value-type="float" office:value="25791" calcext:value-type="float">
            <text:p><text:s text:c="3"/>25,7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五結鄉</text:p>
          </table:table-cell>
          <table:table-cell table:style-name="ce18" office:value-type="float" office:value="15028" calcext:value-type="float">
            <text:p><text:s text:c="3"/>15,028</text:p>
          </table:table-cell>
          <table:table-cell table:style-name="ce18" office:value-type="float" office:value="39591" calcext:value-type="float">
            <text:p><text:s text:c="3"/>39,591</text:p>
          </table:table-cell>
          <table:table-cell table:style-name="ce18" office:value-type="float" office:value="20432" calcext:value-type="float">
            <text:p><text:s text:c="3"/>20,432</text:p>
          </table:table-cell>
          <table:table-cell table:style-name="ce24" office:value-type="float" office:value="19159" calcext:value-type="float">
            <text:p><text:s text:c="3"/>19,1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星鄉</text:p>
          </table:table-cell>
          <table:table-cell table:style-name="ce18" office:value-type="float" office:value="8622" calcext:value-type="float">
            <text:p><text:s text:c="3"/>8,622</text:p>
          </table:table-cell>
          <table:table-cell table:style-name="ce18" office:value-type="float" office:value="21437" calcext:value-type="float">
            <text:p><text:s text:c="3"/>21,437</text:p>
          </table:table-cell>
          <table:table-cell table:style-name="ce18" office:value-type="float" office:value="11532" calcext:value-type="float">
            <text:p><text:s text:c="3"/>11,532</text:p>
          </table:table-cell>
          <table:table-cell table:style-name="ce24" office:value-type="float" office:value="9905" calcext:value-type="float">
            <text:p><text:s text:c="3"/>9,9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大同鄉</text:p>
          </table:table-cell>
          <table:table-cell table:style-name="ce18" office:value-type="float" office:value="1915" calcext:value-type="float">
            <text:p><text:s text:c="3"/>1,915</text:p>
          </table:table-cell>
          <table:table-cell table:style-name="ce18" office:value-type="float" office:value="6224" calcext:value-type="float">
            <text:p><text:s text:c="3"/>6,224</text:p>
          </table:table-cell>
          <table:table-cell table:style-name="ce18" office:value-type="float" office:value="3326" calcext:value-type="float">
            <text:p><text:s text:c="3"/>3,326</text:p>
          </table:table-cell>
          <table:table-cell table:style-name="ce24" office:value-type="float" office:value="2898" calcext:value-type="float">
            <text:p><text:s text:c="3"/>2,89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南澳鄉</text:p>
          </table:table-cell>
          <table:table-cell table:style-name="ce19" office:value-type="float" office:value="1970" calcext:value-type="float">
            <text:p><text:s text:c="3"/>1,970</text:p>
          </table:table-cell>
          <table:table-cell table:style-name="ce19" office:value-type="float" office:value="6022" calcext:value-type="float">
            <text:p><text:s text:c="3"/>6,022</text:p>
          </table:table-cell>
          <table:table-cell table:style-name="ce19" office:value-type="float" office:value="3118" calcext:value-type="float">
            <text:p><text:s text:c="3"/>3,118</text:p>
          </table:table-cell>
          <table:table-cell table:style-name="ce25" office:value-type="float" office:value="2904" calcext:value-type="float">
            <text:p><text:s text:c="3"/>2,904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6月底</text:p>
          </table:table-cell>
          <table:table-cell table:style-name="ce39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竹縣</text:p>
          </table:table-cell>
          <table:table-cell table:style-name="ce17" office:value-type="float" office:value="192993" calcext:value-type="float">
            <text:p><text:s text:c="3"/>192,993</text:p>
          </table:table-cell>
          <table:table-cell table:style-name="ce17" office:value-type="float" office:value="554541" calcext:value-type="float">
            <text:p><text:s text:c="3"/>554,541</text:p>
          </table:table-cell>
          <table:table-cell table:style-name="ce17" office:value-type="float" office:value="283256" calcext:value-type="float">
            <text:p><text:s text:c="3"/>283,256</text:p>
          </table:table-cell>
          <table:table-cell table:style-name="ce23" office:value-type="float" office:value="271285" calcext:value-type="float">
            <text:p><text:s text:c="3"/>271,28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北市</text:p>
          </table:table-cell>
          <table:table-cell table:style-name="ce18" office:value-type="float" office:value="66971" calcext:value-type="float">
            <text:p><text:s text:c="3"/>66,971</text:p>
          </table:table-cell>
          <table:table-cell table:style-name="ce18" office:value-type="float" office:value="184586" calcext:value-type="float">
            <text:p><text:s text:c="3"/>184,586</text:p>
          </table:table-cell>
          <table:table-cell table:style-name="ce18" office:value-type="float" office:value="91891" calcext:value-type="float">
            <text:p><text:s text:c="3"/>91,891</text:p>
          </table:table-cell>
          <table:table-cell table:style-name="ce24" office:value-type="float" office:value="92695" calcext:value-type="float">
            <text:p><text:s text:c="3"/>92,6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西鎮</text:p>
          </table:table-cell>
          <table:table-cell table:style-name="ce18" office:value-type="float" office:value="9403" calcext:value-type="float">
            <text:p><text:s text:c="3"/>9,403</text:p>
          </table:table-cell>
          <table:table-cell table:style-name="ce18" office:value-type="float" office:value="28788" calcext:value-type="float">
            <text:p><text:s text:c="3"/>28,788</text:p>
          </table:table-cell>
          <table:table-cell table:style-name="ce18" office:value-type="float" office:value="15394" calcext:value-type="float">
            <text:p><text:s text:c="3"/>15,394</text:p>
          </table:table-cell>
          <table:table-cell table:style-name="ce24" office:value-type="float" office:value="13394" calcext:value-type="float">
            <text:p><text:s text:c="3"/>13,3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埔鎮</text:p>
          </table:table-cell>
          <table:table-cell table:style-name="ce18" office:value-type="float" office:value="10729" calcext:value-type="float">
            <text:p><text:s text:c="3"/>10,729</text:p>
          </table:table-cell>
          <table:table-cell table:style-name="ce18" office:value-type="float" office:value="33211" calcext:value-type="float">
            <text:p><text:s text:c="3"/>33,211</text:p>
          </table:table-cell>
          <table:table-cell table:style-name="ce18" office:value-type="float" office:value="17736" calcext:value-type="float">
            <text:p><text:s text:c="3"/>17,736</text:p>
          </table:table-cell>
          <table:table-cell table:style-name="ce24" office:value-type="float" office:value="15475" calcext:value-type="float">
            <text:p><text:s text:c="3"/>15,4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東鎮</text:p>
          </table:table-cell>
          <table:table-cell table:style-name="ce18" office:value-type="float" office:value="33996" calcext:value-type="float">
            <text:p><text:s text:c="3"/>33,996</text:p>
          </table:table-cell>
          <table:table-cell table:style-name="ce18" office:value-type="float" office:value="96458" calcext:value-type="float">
            <text:p><text:s text:c="3"/>96,458</text:p>
          </table:table-cell>
          <table:table-cell table:style-name="ce18" office:value-type="float" office:value="48425" calcext:value-type="float">
            <text:p><text:s text:c="3"/>48,425</text:p>
          </table:table-cell>
          <table:table-cell table:style-name="ce24" office:value-type="float" office:value="48033" calcext:value-type="float">
            <text:p><text:s text:c="3"/>48,0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口鄉</text:p>
          </table:table-cell>
          <table:table-cell table:style-name="ce18" office:value-type="float" office:value="26788" calcext:value-type="float">
            <text:p><text:s text:c="3"/>26,788</text:p>
          </table:table-cell>
          <table:table-cell table:style-name="ce18" office:value-type="float" office:value="77584" calcext:value-type="float">
            <text:p><text:s text:c="3"/>77,584</text:p>
          </table:table-cell>
          <table:table-cell table:style-name="ce18" office:value-type="float" office:value="39279" calcext:value-type="float">
            <text:p><text:s text:c="3"/>39,279</text:p>
          </table:table-cell>
          <table:table-cell table:style-name="ce24" office:value-type="float" office:value="38305" calcext:value-type="float">
            <text:p><text:s text:c="3"/>38,3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橫山鄉</text:p>
          </table:table-cell>
          <table:table-cell table:style-name="ce18" office:value-type="float" office:value="4435" calcext:value-type="float">
            <text:p><text:s text:c="3"/>4,435</text:p>
          </table:table-cell>
          <table:table-cell table:style-name="ce18" office:value-type="float" office:value="13010" calcext:value-type="float">
            <text:p><text:s text:c="3"/>13,010</text:p>
          </table:table-cell>
          <table:table-cell table:style-name="ce18" office:value-type="float" office:value="7053" calcext:value-type="float">
            <text:p><text:s text:c="3"/>7,053</text:p>
          </table:table-cell>
          <table:table-cell table:style-name="ce24" office:value-type="float" office:value="5957" calcext:value-type="float">
            <text:p><text:s text:c="3"/>5,9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豐鄉</text:p>
          </table:table-cell>
          <table:table-cell table:style-name="ce18" office:value-type="float" office:value="18655" calcext:value-type="float">
            <text:p><text:s text:c="3"/>18,655</text:p>
          </table:table-cell>
          <table:table-cell table:style-name="ce18" office:value-type="float" office:value="56764" calcext:value-type="float">
            <text:p><text:s text:c="3"/>56,764</text:p>
          </table:table-cell>
          <table:table-cell table:style-name="ce18" office:value-type="float" office:value="29128" calcext:value-type="float">
            <text:p><text:s text:c="3"/>29,128</text:p>
          </table:table-cell>
          <table:table-cell table:style-name="ce24" office:value-type="float" office:value="27636" calcext:value-type="float">
            <text:p><text:s text:c="3"/>27,6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芎林鄉</text:p>
          </table:table-cell>
          <table:table-cell table:style-name="ce18" office:value-type="float" office:value="6545" calcext:value-type="float">
            <text:p><text:s text:c="3"/>6,545</text:p>
          </table:table-cell>
          <table:table-cell table:style-name="ce18" office:value-type="float" office:value="20072" calcext:value-type="float">
            <text:p><text:s text:c="3"/>20,072</text:p>
          </table:table-cell>
          <table:table-cell table:style-name="ce18" office:value-type="float" office:value="10634" calcext:value-type="float">
            <text:p><text:s text:c="3"/>10,634</text:p>
          </table:table-cell>
          <table:table-cell table:style-name="ce24" office:value-type="float" office:value="9438" calcext:value-type="float">
            <text:p><text:s text:c="3"/>9,4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寶山鄉</text:p>
          </table:table-cell>
          <table:table-cell table:style-name="ce18" office:value-type="float" office:value="5610" calcext:value-type="float">
            <text:p><text:s text:c="3"/>5,610</text:p>
          </table:table-cell>
          <table:table-cell table:style-name="ce18" office:value-type="float" office:value="14678" calcext:value-type="float">
            <text:p><text:s text:c="3"/>14,678</text:p>
          </table:table-cell>
          <table:table-cell table:style-name="ce18" office:value-type="float" office:value="7924" calcext:value-type="float">
            <text:p><text:s text:c="3"/>7,924</text:p>
          </table:table-cell>
          <table:table-cell table:style-name="ce24" office:value-type="float" office:value="6754" calcext:value-type="float">
            <text:p><text:s text:c="3"/>6,7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埔鄉</text:p>
          </table:table-cell>
          <table:table-cell table:style-name="ce18" office:value-type="float" office:value="3118" calcext:value-type="float">
            <text:p><text:s text:c="3"/>3,118</text:p>
          </table:table-cell>
          <table:table-cell table:style-name="ce18" office:value-type="float" office:value="9365" calcext:value-type="float">
            <text:p><text:s text:c="3"/>9,365</text:p>
          </table:table-cell>
          <table:table-cell table:style-name="ce18" office:value-type="float" office:value="5093" calcext:value-type="float">
            <text:p><text:s text:c="3"/>5,093</text:p>
          </table:table-cell>
          <table:table-cell table:style-name="ce24" office:value-type="float" office:value="4272" calcext:value-type="float">
            <text:p><text:s text:c="3"/>4,2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峨眉鄉</text:p>
          </table:table-cell>
          <table:table-cell table:style-name="ce18" office:value-type="float" office:value="2085" calcext:value-type="float">
            <text:p><text:s text:c="3"/>2,085</text:p>
          </table:table-cell>
          <table:table-cell table:style-name="ce18" office:value-type="float" office:value="5608" calcext:value-type="float">
            <text:p><text:s text:c="3"/>5,608</text:p>
          </table:table-cell>
          <table:table-cell table:style-name="ce18" office:value-type="float" office:value="3074" calcext:value-type="float">
            <text:p><text:s text:c="3"/>3,074</text:p>
          </table:table-cell>
          <table:table-cell table:style-name="ce24" office:value-type="float" office:value="2534" calcext:value-type="float">
            <text:p><text:s text:c="3"/>2,5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尖石鄉</text:p>
          </table:table-cell>
          <table:table-cell table:style-name="ce18" office:value-type="float" office:value="2895" calcext:value-type="float">
            <text:p><text:s text:c="3"/>2,895</text:p>
          </table:table-cell>
          <table:table-cell table:style-name="ce18" office:value-type="float" office:value="9638" calcext:value-type="float">
            <text:p><text:s text:c="3"/>9,638</text:p>
          </table:table-cell>
          <table:table-cell table:style-name="ce18" office:value-type="float" office:value="5067" calcext:value-type="float">
            <text:p><text:s text:c="3"/>5,067</text:p>
          </table:table-cell>
          <table:table-cell table:style-name="ce24" office:value-type="float" office:value="4571" calcext:value-type="float">
            <text:p><text:s text:c="3"/>4,57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五峰鄉</text:p>
          </table:table-cell>
          <table:table-cell table:style-name="ce19" office:value-type="float" office:value="1763" calcext:value-type="float">
            <text:p><text:s text:c="3"/>1,763</text:p>
          </table:table-cell>
          <table:table-cell table:style-name="ce19" office:value-type="float" office:value="4779" calcext:value-type="float">
            <text:p><text:s text:c="3"/>4,779</text:p>
          </table:table-cell>
          <table:table-cell table:style-name="ce19" office:value-type="float" office:value="2558" calcext:value-type="float">
            <text:p><text:s text:c="3"/>2,558</text:p>
          </table:table-cell>
          <table:table-cell table:style-name="ce25" office:value-type="float" office:value="2221" calcext:value-type="float">
            <text:p><text:s text:c="3"/>2,221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6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苗栗縣</text:p>
          </table:table-cell>
          <table:table-cell table:style-name="ce17" office:value-type="float" office:value="188522" calcext:value-type="float">
            <text:p><text:s text:c="3"/>188,522</text:p>
          </table:table-cell>
          <table:table-cell table:style-name="ce17" office:value-type="float" office:value="551082" calcext:value-type="float">
            <text:p><text:s text:c="3"/>551,082</text:p>
          </table:table-cell>
          <table:table-cell table:style-name="ce17" office:value-type="float" office:value="284434" calcext:value-type="float">
            <text:p><text:s text:c="3"/>284,434</text:p>
          </table:table-cell>
          <table:table-cell table:style-name="ce23" office:value-type="float" office:value="266648" calcext:value-type="float">
            <text:p><text:s text:c="3"/>266,6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苗栗市</text:p>
          </table:table-cell>
          <table:table-cell table:style-name="ce18" office:value-type="float" office:value="31403" calcext:value-type="float">
            <text:p><text:s text:c="3"/>31,403</text:p>
          </table:table-cell>
          <table:table-cell table:style-name="ce18" office:value-type="float" office:value="88459" calcext:value-type="float">
            <text:p><text:s text:c="3"/>88,459</text:p>
          </table:table-cell>
          <table:table-cell table:style-name="ce18" office:value-type="float" office:value="44184" calcext:value-type="float">
            <text:p><text:s text:c="3"/>44,184</text:p>
          </table:table-cell>
          <table:table-cell table:style-name="ce24" office:value-type="float" office:value="44275" calcext:value-type="float">
            <text:p><text:s text:c="3"/>44,2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份市</text:p>
          </table:table-cell>
          <table:table-cell table:style-name="ce18" office:value-type="float" office:value="34992" calcext:value-type="float">
            <text:p><text:s text:c="3"/>34,992</text:p>
          </table:table-cell>
          <table:table-cell table:style-name="ce18" office:value-type="float" office:value="102964" calcext:value-type="float">
            <text:p><text:s text:c="3"/>102,964</text:p>
          </table:table-cell>
          <table:table-cell table:style-name="ce18" office:value-type="float" office:value="51991" calcext:value-type="float">
            <text:p><text:s text:c="3"/>51,991</text:p>
          </table:table-cell>
          <table:table-cell table:style-name="ce24" office:value-type="float" office:value="50973" calcext:value-type="float">
            <text:p><text:s text:c="3"/>50,97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苑裡鎮</text:p>
          </table:table-cell>
          <table:table-cell table:style-name="ce18" office:value-type="float" office:value="14691" calcext:value-type="float">
            <text:p><text:s text:c="3"/>14,691</text:p>
          </table:table-cell>
          <table:table-cell table:style-name="ce18" office:value-type="float" office:value="45587" calcext:value-type="float">
            <text:p><text:s text:c="3"/>45,587</text:p>
          </table:table-cell>
          <table:table-cell table:style-name="ce18" office:value-type="float" office:value="23756" calcext:value-type="float">
            <text:p><text:s text:c="3"/>23,756</text:p>
          </table:table-cell>
          <table:table-cell table:style-name="ce24" office:value-type="float" office:value="21831" calcext:value-type="float">
            <text:p><text:s text:c="3"/>21,8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通霄鎮</text:p>
          </table:table-cell>
          <table:table-cell table:style-name="ce18" office:value-type="float" office:value="11580" calcext:value-type="float">
            <text:p><text:s text:c="3"/>11,580</text:p>
          </table:table-cell>
          <table:table-cell table:style-name="ce18" office:value-type="float" office:value="34299" calcext:value-type="float">
            <text:p><text:s text:c="3"/>34,299</text:p>
          </table:table-cell>
          <table:table-cell table:style-name="ce18" office:value-type="float" office:value="18134" calcext:value-type="float">
            <text:p><text:s text:c="3"/>18,134</text:p>
          </table:table-cell>
          <table:table-cell table:style-name="ce24" office:value-type="float" office:value="16165" calcext:value-type="float">
            <text:p><text:s text:c="3"/>16,1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南鎮</text:p>
          </table:table-cell>
          <table:table-cell table:style-name="ce18" office:value-type="float" office:value="29580" calcext:value-type="float">
            <text:p><text:s text:c="3"/>29,580</text:p>
          </table:table-cell>
          <table:table-cell table:style-name="ce18" office:value-type="float" office:value="85847" calcext:value-type="float">
            <text:p><text:s text:c="3"/>85,847</text:p>
          </table:table-cell>
          <table:table-cell table:style-name="ce18" office:value-type="float" office:value="43341" calcext:value-type="float">
            <text:p><text:s text:c="3"/>43,341</text:p>
          </table:table-cell>
          <table:table-cell table:style-name="ce24" office:value-type="float" office:value="42506" calcext:value-type="float">
            <text:p><text:s text:c="3"/>42,5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後龍鎮</text:p>
          </table:table-cell>
          <table:table-cell table:style-name="ce18" office:value-type="float" office:value="11955" calcext:value-type="float">
            <text:p><text:s text:c="3"/>11,955</text:p>
          </table:table-cell>
          <table:table-cell table:style-name="ce18" office:value-type="float" office:value="36501" calcext:value-type="float">
            <text:p><text:s text:c="3"/>36,501</text:p>
          </table:table-cell>
          <table:table-cell table:style-name="ce18" office:value-type="float" office:value="19330" calcext:value-type="float">
            <text:p><text:s text:c="3"/>19,330</text:p>
          </table:table-cell>
          <table:table-cell table:style-name="ce24" office:value-type="float" office:value="17171" calcext:value-type="float">
            <text:p><text:s text:c="3"/>17,1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卓蘭鎮</text:p>
          </table:table-cell>
          <table:table-cell table:style-name="ce18" office:value-type="float" office:value="6020" calcext:value-type="float">
            <text:p><text:s text:c="3"/>6,020</text:p>
          </table:table-cell>
          <table:table-cell table:style-name="ce18" office:value-type="float" office:value="16893" calcext:value-type="float">
            <text:p><text:s text:c="3"/>16,893</text:p>
          </table:table-cell>
          <table:table-cell table:style-name="ce18" office:value-type="float" office:value="8856" calcext:value-type="float">
            <text:p><text:s text:c="3"/>8,856</text:p>
          </table:table-cell>
          <table:table-cell table:style-name="ce24" office:value-type="float" office:value="8037" calcext:value-type="float">
            <text:p><text:s text:c="3"/>8,0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湖鄉</text:p>
          </table:table-cell>
          <table:table-cell table:style-name="ce18" office:value-type="float" office:value="5399" calcext:value-type="float">
            <text:p><text:s text:c="3"/>5,399</text:p>
          </table:table-cell>
          <table:table-cell table:style-name="ce18" office:value-type="float" office:value="14603" calcext:value-type="float">
            <text:p><text:s text:c="3"/>14,603</text:p>
          </table:table-cell>
          <table:table-cell table:style-name="ce18" office:value-type="float" office:value="7742" calcext:value-type="float">
            <text:p><text:s text:c="3"/>7,742</text:p>
          </table:table-cell>
          <table:table-cell table:style-name="ce24" office:value-type="float" office:value="6861" calcext:value-type="float">
            <text:p><text:s text:c="3"/>6,8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公館鄉</text:p>
          </table:table-cell>
          <table:table-cell table:style-name="ce18" office:value-type="float" office:value="10729" calcext:value-type="float">
            <text:p><text:s text:c="3"/>10,729</text:p>
          </table:table-cell>
          <table:table-cell table:style-name="ce18" office:value-type="float" office:value="33480" calcext:value-type="float">
            <text:p><text:s text:c="3"/>33,480</text:p>
          </table:table-cell>
          <table:table-cell table:style-name="ce18" office:value-type="float" office:value="17488" calcext:value-type="float">
            <text:p><text:s text:c="3"/>17,488</text:p>
          </table:table-cell>
          <table:table-cell table:style-name="ce24" office:value-type="float" office:value="15992" calcext:value-type="float">
            <text:p><text:s text:c="3"/>15,9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銅鑼鄉</text:p>
          </table:table-cell>
          <table:table-cell table:style-name="ce18" office:value-type="float" office:value="6151" calcext:value-type="float">
            <text:p><text:s text:c="3"/>6,151</text:p>
          </table:table-cell>
          <table:table-cell table:style-name="ce18" office:value-type="float" office:value="18029" calcext:value-type="float">
            <text:p><text:s text:c="3"/>18,029</text:p>
          </table:table-cell>
          <table:table-cell table:style-name="ce18" office:value-type="float" office:value="9599" calcext:value-type="float">
            <text:p><text:s text:c="3"/>9,599</text:p>
          </table:table-cell>
          <table:table-cell table:style-name="ce24" office:value-type="float" office:value="8430" calcext:value-type="float">
            <text:p><text:s text:c="3"/>8,4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庄鄉</text:p>
          </table:table-cell>
          <table:table-cell table:style-name="ce18" office:value-type="float" office:value="3939" calcext:value-type="float">
            <text:p><text:s text:c="3"/>3,939</text:p>
          </table:table-cell>
          <table:table-cell table:style-name="ce18" office:value-type="float" office:value="10142" calcext:value-type="float">
            <text:p><text:s text:c="3"/>10,142</text:p>
          </table:table-cell>
          <table:table-cell table:style-name="ce18" office:value-type="float" office:value="5562" calcext:value-type="float">
            <text:p><text:s text:c="3"/>5,562</text:p>
          </table:table-cell>
          <table:table-cell table:style-name="ce24" office:value-type="float" office:value="4580" calcext:value-type="float">
            <text:p><text:s text:c="3"/>4,5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屋鄉</text:p>
          </table:table-cell>
          <table:table-cell table:style-name="ce18" office:value-type="float" office:value="3651" calcext:value-type="float">
            <text:p><text:s text:c="3"/>3,651</text:p>
          </table:table-cell>
          <table:table-cell table:style-name="ce18" office:value-type="float" office:value="10815" calcext:value-type="float">
            <text:p><text:s text:c="3"/>10,815</text:p>
          </table:table-cell>
          <table:table-cell table:style-name="ce18" office:value-type="float" office:value="5738" calcext:value-type="float">
            <text:p><text:s text:c="3"/>5,738</text:p>
          </table:table-cell>
          <table:table-cell table:style-name="ce24" office:value-type="float" office:value="5077" calcext:value-type="float">
            <text:p><text:s text:c="3"/>5,0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義鄉</text:p>
          </table:table-cell>
          <table:table-cell table:style-name="ce18" office:value-type="float" office:value="5563" calcext:value-type="float">
            <text:p><text:s text:c="3"/>5,563</text:p>
          </table:table-cell>
          <table:table-cell table:style-name="ce18" office:value-type="float" office:value="16365" calcext:value-type="float">
            <text:p><text:s text:c="3"/>16,365</text:p>
          </table:table-cell>
          <table:table-cell table:style-name="ce18" office:value-type="float" office:value="8635" calcext:value-type="float">
            <text:p><text:s text:c="3"/>8,635</text:p>
          </table:table-cell>
          <table:table-cell table:style-name="ce24" office:value-type="float" office:value="7730" calcext:value-type="float">
            <text:p><text:s text:c="3"/>7,7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湖鄉</text:p>
          </table:table-cell>
          <table:table-cell table:style-name="ce18" office:value-type="float" office:value="2639" calcext:value-type="float">
            <text:p><text:s text:c="3"/>2,639</text:p>
          </table:table-cell>
          <table:table-cell table:style-name="ce18" office:value-type="float" office:value="7102" calcext:value-type="float">
            <text:p><text:s text:c="3"/>7,102</text:p>
          </table:table-cell>
          <table:table-cell table:style-name="ce18" office:value-type="float" office:value="3966" calcext:value-type="float">
            <text:p><text:s text:c="3"/>3,966</text:p>
          </table:table-cell>
          <table:table-cell table:style-name="ce24" office:value-type="float" office:value="3136" calcext:value-type="float">
            <text:p><text:s text:c="3"/>3,1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造橋鄉</text:p>
          </table:table-cell>
          <table:table-cell table:style-name="ce18" office:value-type="float" office:value="4129" calcext:value-type="float">
            <text:p><text:s text:c="3"/>4,129</text:p>
          </table:table-cell>
          <table:table-cell table:style-name="ce18" office:value-type="float" office:value="12817" calcext:value-type="float">
            <text:p><text:s text:c="3"/>12,817</text:p>
          </table:table-cell>
          <table:table-cell table:style-name="ce18" office:value-type="float" office:value="6756" calcext:value-type="float">
            <text:p><text:s text:c="3"/>6,756</text:p>
          </table:table-cell>
          <table:table-cell table:style-name="ce24" office:value-type="float" office:value="6061" calcext:value-type="float">
            <text:p><text:s text:c="3"/>6,0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灣鄉</text:p>
          </table:table-cell>
          <table:table-cell table:style-name="ce18" office:value-type="float" office:value="2404" calcext:value-type="float">
            <text:p><text:s text:c="3"/>2,404</text:p>
          </table:table-cell>
          <table:table-cell table:style-name="ce18" office:value-type="float" office:value="6719" calcext:value-type="float">
            <text:p><text:s text:c="3"/>6,719</text:p>
          </table:table-cell>
          <table:table-cell table:style-name="ce18" office:value-type="float" office:value="3674" calcext:value-type="float">
            <text:p><text:s text:c="3"/>3,674</text:p>
          </table:table-cell>
          <table:table-cell table:style-name="ce24" office:value-type="float" office:value="3045" calcext:value-type="float">
            <text:p><text:s text:c="3"/>3,0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獅潭鄉</text:p>
          </table:table-cell>
          <table:table-cell table:style-name="ce18" office:value-type="float" office:value="1712" calcext:value-type="float">
            <text:p><text:s text:c="3"/>1,712</text:p>
          </table:table-cell>
          <table:table-cell table:style-name="ce18" office:value-type="float" office:value="4386" calcext:value-type="float">
            <text:p><text:s text:c="3"/>4,386</text:p>
          </table:table-cell>
          <table:table-cell table:style-name="ce18" office:value-type="float" office:value="2450" calcext:value-type="float">
            <text:p><text:s text:c="3"/>2,450</text:p>
          </table:table-cell>
          <table:table-cell table:style-name="ce24" office:value-type="float" office:value="1936" calcext:value-type="float">
            <text:p><text:s text:c="3"/>1,9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泰安鄉</text:p>
          </table:table-cell>
          <table:table-cell table:style-name="ce19" office:value-type="float" office:value="1985" calcext:value-type="float">
            <text:p><text:s text:c="3"/>1,985</text:p>
          </table:table-cell>
          <table:table-cell table:style-name="ce19" office:value-type="float" office:value="6074" calcext:value-type="float">
            <text:p><text:s text:c="3"/>6,074</text:p>
          </table:table-cell>
          <table:table-cell table:style-name="ce19" office:value-type="float" office:value="3232" calcext:value-type="float">
            <text:p><text:s text:c="3"/>3,232</text:p>
          </table:table-cell>
          <table:table-cell table:style-name="ce25" office:value-type="float" office:value="2842" calcext:value-type="float">
            <text:p><text:s text:c="3"/>2,842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6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彰化縣</text:p>
          </table:table-cell>
          <table:table-cell table:style-name="ce17" office:value-type="float" office:value="388042" calcext:value-type="float">
            <text:p><text:s text:c="3"/>388,042</text:p>
          </table:table-cell>
          <table:table-cell table:style-name="ce17" office:value-type="float" office:value="1279276" calcext:value-type="float">
            <text:p><text:s text:c="3"/>1,279,276</text:p>
          </table:table-cell>
          <table:table-cell table:style-name="ce17" office:value-type="float" office:value="651800" calcext:value-type="float">
            <text:p><text:s text:c="3"/>651,800</text:p>
          </table:table-cell>
          <table:table-cell table:style-name="ce23" office:value-type="float" office:value="627476" calcext:value-type="float">
            <text:p><text:s text:c="3"/>627,4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彰化市</text:p>
          </table:table-cell>
          <table:table-cell table:style-name="ce18" office:value-type="float" office:value="76523" calcext:value-type="float">
            <text:p><text:s text:c="3"/>76,523</text:p>
          </table:table-cell>
          <table:table-cell table:style-name="ce18" office:value-type="float" office:value="232861" calcext:value-type="float">
            <text:p><text:s text:c="3"/>232,861</text:p>
          </table:table-cell>
          <table:table-cell table:style-name="ce18" office:value-type="float" office:value="115018" calcext:value-type="float">
            <text:p><text:s text:c="3"/>115,018</text:p>
          </table:table-cell>
          <table:table-cell table:style-name="ce24" office:value-type="float" office:value="117843" calcext:value-type="float">
            <text:p><text:s text:c="3"/>117,84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員林市</text:p>
          </table:table-cell>
          <table:table-cell table:style-name="ce18" office:value-type="float" office:value="39474" calcext:value-type="float">
            <text:p><text:s text:c="3"/>39,474</text:p>
          </table:table-cell>
          <table:table-cell table:style-name="ce18" office:value-type="float" office:value="124618" calcext:value-type="float">
            <text:p><text:s text:c="3"/>124,618</text:p>
          </table:table-cell>
          <table:table-cell table:style-name="ce18" office:value-type="float" office:value="61968" calcext:value-type="float">
            <text:p><text:s text:c="3"/>61,968</text:p>
          </table:table-cell>
          <table:table-cell table:style-name="ce24" office:value-type="float" office:value="62650" calcext:value-type="float">
            <text:p><text:s text:c="3"/>62,6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港鎮</text:p>
          </table:table-cell>
          <table:table-cell table:style-name="ce18" office:value-type="float" office:value="24586" calcext:value-type="float">
            <text:p><text:s text:c="3"/>24,586</text:p>
          </table:table-cell>
          <table:table-cell table:style-name="ce18" office:value-type="float" office:value="86736" calcext:value-type="float">
            <text:p><text:s text:c="3"/>86,736</text:p>
          </table:table-cell>
          <table:table-cell table:style-name="ce18" office:value-type="float" office:value="44060" calcext:value-type="float">
            <text:p><text:s text:c="3"/>44,060</text:p>
          </table:table-cell>
          <table:table-cell table:style-name="ce24" office:value-type="float" office:value="42676" calcext:value-type="float">
            <text:p><text:s text:c="3"/>42,6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和美鎮</text:p>
          </table:table-cell>
          <table:table-cell table:style-name="ce18" office:value-type="float" office:value="26799" calcext:value-type="float">
            <text:p><text:s text:c="3"/>26,799</text:p>
          </table:table-cell>
          <table:table-cell table:style-name="ce18" office:value-type="float" office:value="90776" calcext:value-type="float">
            <text:p><text:s text:c="3"/>90,776</text:p>
          </table:table-cell>
          <table:table-cell table:style-name="ce18" office:value-type="float" office:value="46139" calcext:value-type="float">
            <text:p><text:s text:c="3"/>46,139</text:p>
          </table:table-cell>
          <table:table-cell table:style-name="ce24" office:value-type="float" office:value="44637" calcext:value-type="float">
            <text:p><text:s text:c="3"/>44,6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斗鎮</text:p>
          </table:table-cell>
          <table:table-cell table:style-name="ce18" office:value-type="float" office:value="10721" calcext:value-type="float">
            <text:p><text:s text:c="3"/>10,721</text:p>
          </table:table-cell>
          <table:table-cell table:style-name="ce18" office:value-type="float" office:value="33278" calcext:value-type="float">
            <text:p><text:s text:c="3"/>33,278</text:p>
          </table:table-cell>
          <table:table-cell table:style-name="ce18" office:value-type="float" office:value="16761" calcext:value-type="float">
            <text:p><text:s text:c="3"/>16,761</text:p>
          </table:table-cell>
          <table:table-cell table:style-name="ce24" office:value-type="float" office:value="16517" calcext:value-type="float">
            <text:p><text:s text:c="3"/>16,5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溪湖鎮</text:p>
          </table:table-cell>
          <table:table-cell table:style-name="ce18" office:value-type="float" office:value="16404" calcext:value-type="float">
            <text:p><text:s text:c="3"/>16,404</text:p>
          </table:table-cell>
          <table:table-cell table:style-name="ce18" office:value-type="float" office:value="55515" calcext:value-type="float">
            <text:p><text:s text:c="3"/>55,515</text:p>
          </table:table-cell>
          <table:table-cell table:style-name="ce18" office:value-type="float" office:value="28124" calcext:value-type="float">
            <text:p><text:s text:c="3"/>28,124</text:p>
          </table:table-cell>
          <table:table-cell table:style-name="ce24" office:value-type="float" office:value="27391" calcext:value-type="float">
            <text:p><text:s text:c="3"/>27,3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中鎮</text:p>
          </table:table-cell>
          <table:table-cell table:style-name="ce18" office:value-type="float" office:value="13180" calcext:value-type="float">
            <text:p><text:s text:c="3"/>13,180</text:p>
          </table:table-cell>
          <table:table-cell table:style-name="ce18" office:value-type="float" office:value="41739" calcext:value-type="float">
            <text:p><text:s text:c="3"/>41,739</text:p>
          </table:table-cell>
          <table:table-cell table:style-name="ce18" office:value-type="float" office:value="21509" calcext:value-type="float">
            <text:p><text:s text:c="3"/>21,509</text:p>
          </table:table-cell>
          <table:table-cell table:style-name="ce24" office:value-type="float" office:value="20230" calcext:value-type="float">
            <text:p><text:s text:c="3"/>20,2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林鎮</text:p>
          </table:table-cell>
          <table:table-cell table:style-name="ce18" office:value-type="float" office:value="15071" calcext:value-type="float">
            <text:p><text:s text:c="3"/>15,071</text:p>
          </table:table-cell>
          <table:table-cell table:style-name="ce18" office:value-type="float" office:value="50806" calcext:value-type="float">
            <text:p><text:s text:c="3"/>50,806</text:p>
          </table:table-cell>
          <table:table-cell table:style-name="ce18" office:value-type="float" office:value="26128" calcext:value-type="float">
            <text:p><text:s text:c="3"/>26,128</text:p>
          </table:table-cell>
          <table:table-cell table:style-name="ce24" office:value-type="float" office:value="24678" calcext:value-type="float">
            <text:p><text:s text:c="3"/>24,6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線西鄉</text:p>
          </table:table-cell>
          <table:table-cell table:style-name="ce18" office:value-type="float" office:value="4420" calcext:value-type="float">
            <text:p><text:s text:c="3"/>4,420</text:p>
          </table:table-cell>
          <table:table-cell table:style-name="ce18" office:value-type="float" office:value="16910" calcext:value-type="float">
            <text:p><text:s text:c="3"/>16,910</text:p>
          </table:table-cell>
          <table:table-cell table:style-name="ce18" office:value-type="float" office:value="8664" calcext:value-type="float">
            <text:p><text:s text:c="3"/>8,664</text:p>
          </table:table-cell>
          <table:table-cell table:style-name="ce24" office:value-type="float" office:value="8246" calcext:value-type="float">
            <text:p><text:s text:c="3"/>8,2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伸港鄉</text:p>
          </table:table-cell>
          <table:table-cell table:style-name="ce18" office:value-type="float" office:value="10053" calcext:value-type="float">
            <text:p><text:s text:c="3"/>10,053</text:p>
          </table:table-cell>
          <table:table-cell table:style-name="ce18" office:value-type="float" office:value="36994" calcext:value-type="float">
            <text:p><text:s text:c="3"/>36,994</text:p>
          </table:table-cell>
          <table:table-cell table:style-name="ce18" office:value-type="float" office:value="18882" calcext:value-type="float">
            <text:p><text:s text:c="3"/>18,882</text:p>
          </table:table-cell>
          <table:table-cell table:style-name="ce24" office:value-type="float" office:value="18112" calcext:value-type="float">
            <text:p><text:s text:c="3"/>18,1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福興鄉</text:p>
          </table:table-cell>
          <table:table-cell table:style-name="ce18" office:value-type="float" office:value="12890" calcext:value-type="float">
            <text:p><text:s text:c="3"/>12,890</text:p>
          </table:table-cell>
          <table:table-cell table:style-name="ce18" office:value-type="float" office:value="47197" calcext:value-type="float">
            <text:p><text:s text:c="3"/>47,197</text:p>
          </table:table-cell>
          <table:table-cell table:style-name="ce18" office:value-type="float" office:value="24615" calcext:value-type="float">
            <text:p><text:s text:c="3"/>24,615</text:p>
          </table:table-cell>
          <table:table-cell table:style-name="ce24" office:value-type="float" office:value="22582" calcext:value-type="float">
            <text:p><text:s text:c="3"/>22,5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秀水鄉</text:p>
          </table:table-cell>
          <table:table-cell table:style-name="ce18" office:value-type="float" office:value="10812" calcext:value-type="float">
            <text:p><text:s text:c="3"/>10,812</text:p>
          </table:table-cell>
          <table:table-cell table:style-name="ce18" office:value-type="float" office:value="39242" calcext:value-type="float">
            <text:p><text:s text:c="3"/>39,242</text:p>
          </table:table-cell>
          <table:table-cell table:style-name="ce18" office:value-type="float" office:value="20251" calcext:value-type="float">
            <text:p><text:s text:c="3"/>20,251</text:p>
          </table:table-cell>
          <table:table-cell table:style-name="ce24" office:value-type="float" office:value="18991" calcext:value-type="float">
            <text:p><text:s text:c="3"/>18,9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花壇鄉</text:p>
          </table:table-cell>
          <table:table-cell table:style-name="ce18" office:value-type="float" office:value="14129" calcext:value-type="float">
            <text:p><text:s text:c="3"/>14,129</text:p>
          </table:table-cell>
          <table:table-cell table:style-name="ce18" office:value-type="float" office:value="45867" calcext:value-type="float">
            <text:p><text:s text:c="3"/>45,867</text:p>
          </table:table-cell>
          <table:table-cell table:style-name="ce18" office:value-type="float" office:value="23536" calcext:value-type="float">
            <text:p><text:s text:c="3"/>23,536</text:p>
          </table:table-cell>
          <table:table-cell table:style-name="ce24" office:value-type="float" office:value="22331" calcext:value-type="float">
            <text:p><text:s text:c="3"/>22,3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芬園鄉</text:p>
          </table:table-cell>
          <table:table-cell table:style-name="ce18" office:value-type="float" office:value="6844" calcext:value-type="float">
            <text:p><text:s text:c="3"/>6,844</text:p>
          </table:table-cell>
          <table:table-cell table:style-name="ce18" office:value-type="float" office:value="23626" calcext:value-type="float">
            <text:p><text:s text:c="3"/>23,626</text:p>
          </table:table-cell>
          <table:table-cell table:style-name="ce18" office:value-type="float" office:value="12416" calcext:value-type="float">
            <text:p><text:s text:c="3"/>12,416</text:p>
          </table:table-cell>
          <table:table-cell table:style-name="ce24" office:value-type="float" office:value="11210" calcext:value-type="float">
            <text:p><text:s text:c="3"/>11,2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村鄉</text:p>
          </table:table-cell>
          <table:table-cell table:style-name="ce18" office:value-type="float" office:value="11174" calcext:value-type="float">
            <text:p><text:s text:c="3"/>11,174</text:p>
          </table:table-cell>
          <table:table-cell table:style-name="ce18" office:value-type="float" office:value="36850" calcext:value-type="float">
            <text:p><text:s text:c="3"/>36,850</text:p>
          </table:table-cell>
          <table:table-cell table:style-name="ce18" office:value-type="float" office:value="19041" calcext:value-type="float">
            <text:p><text:s text:c="3"/>19,041</text:p>
          </table:table-cell>
          <table:table-cell table:style-name="ce24" office:value-type="float" office:value="17809" calcext:value-type="float">
            <text:p><text:s text:c="3"/>17,8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鹽鄉</text:p>
          </table:table-cell>
          <table:table-cell table:style-name="ce18" office:value-type="float" office:value="9106" calcext:value-type="float">
            <text:p><text:s text:c="3"/>9,106</text:p>
          </table:table-cell>
          <table:table-cell table:style-name="ce18" office:value-type="float" office:value="32544" calcext:value-type="float">
            <text:p><text:s text:c="3"/>32,544</text:p>
          </table:table-cell>
          <table:table-cell table:style-name="ce18" office:value-type="float" office:value="17111" calcext:value-type="float">
            <text:p><text:s text:c="3"/>17,111</text:p>
          </table:table-cell>
          <table:table-cell table:style-name="ce24" office:value-type="float" office:value="15433" calcext:value-type="float">
            <text:p><text:s text:c="3"/>15,4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心鄉</text:p>
          </table:table-cell>
          <table:table-cell table:style-name="ce18" office:value-type="float" office:value="10629" calcext:value-type="float">
            <text:p><text:s text:c="3"/>10,629</text:p>
          </table:table-cell>
          <table:table-cell table:style-name="ce18" office:value-type="float" office:value="34734" calcext:value-type="float">
            <text:p><text:s text:c="3"/>34,734</text:p>
          </table:table-cell>
          <table:table-cell table:style-name="ce18" office:value-type="float" office:value="17881" calcext:value-type="float">
            <text:p><text:s text:c="3"/>17,881</text:p>
          </table:table-cell>
          <table:table-cell table:style-name="ce24" office:value-type="float" office:value="16853" calcext:value-type="float">
            <text:p><text:s text:c="3"/>16,8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靖鄉</text:p>
          </table:table-cell>
          <table:table-cell table:style-name="ce18" office:value-type="float" office:value="10926" calcext:value-type="float">
            <text:p><text:s text:c="3"/>10,926</text:p>
          </table:table-cell>
          <table:table-cell table:style-name="ce18" office:value-type="float" office:value="37158" calcext:value-type="float">
            <text:p><text:s text:c="3"/>37,158</text:p>
          </table:table-cell>
          <table:table-cell table:style-name="ce18" office:value-type="float" office:value="19226" calcext:value-type="float">
            <text:p><text:s text:c="3"/>19,226</text:p>
          </table:table-cell>
          <table:table-cell table:style-name="ce24" office:value-type="float" office:value="17932" calcext:value-type="float">
            <text:p><text:s text:c="3"/>17,9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社頭鄉</text:p>
          </table:table-cell>
          <table:table-cell table:style-name="ce18" office:value-type="float" office:value="12948" calcext:value-type="float">
            <text:p><text:s text:c="3"/>12,948</text:p>
          </table:table-cell>
          <table:table-cell table:style-name="ce18" office:value-type="float" office:value="43006" calcext:value-type="float">
            <text:p><text:s text:c="3"/>43,006</text:p>
          </table:table-cell>
          <table:table-cell table:style-name="ce18" office:value-type="float" office:value="22109" calcext:value-type="float">
            <text:p><text:s text:c="3"/>22,109</text:p>
          </table:table-cell>
          <table:table-cell table:style-name="ce24" office:value-type="float" office:value="20897" calcext:value-type="float">
            <text:p><text:s text:c="3"/>20,8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水鄉</text:p>
          </table:table-cell>
          <table:table-cell table:style-name="ce18" office:value-type="float" office:value="5295" calcext:value-type="float">
            <text:p><text:s text:c="3"/>5,295</text:p>
          </table:table-cell>
          <table:table-cell table:style-name="ce18" office:value-type="float" office:value="15236" calcext:value-type="float">
            <text:p><text:s text:c="3"/>15,236</text:p>
          </table:table-cell>
          <table:table-cell table:style-name="ce18" office:value-type="float" office:value="7975" calcext:value-type="float">
            <text:p><text:s text:c="3"/>7,975</text:p>
          </table:table-cell>
          <table:table-cell table:style-name="ce24" office:value-type="float" office:value="7261" calcext:value-type="float">
            <text:p><text:s text:c="3"/>7,2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尾鄉</text:p>
          </table:table-cell>
          <table:table-cell table:style-name="ce18" office:value-type="float" office:value="8000" calcext:value-type="float">
            <text:p><text:s text:c="3"/>8,000</text:p>
          </table:table-cell>
          <table:table-cell table:style-name="ce18" office:value-type="float" office:value="27469" calcext:value-type="float">
            <text:p><text:s text:c="3"/>27,469</text:p>
          </table:table-cell>
          <table:table-cell table:style-name="ce18" office:value-type="float" office:value="14147" calcext:value-type="float">
            <text:p><text:s text:c="3"/>14,147</text:p>
          </table:table-cell>
          <table:table-cell table:style-name="ce24" office:value-type="float" office:value="13322" calcext:value-type="float">
            <text:p><text:s text:c="3"/>13,32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埤頭鄉</text:p>
          </table:table-cell>
          <table:table-cell table:style-name="ce18" office:value-type="float" office:value="9090" calcext:value-type="float">
            <text:p><text:s text:c="3"/>9,090</text:p>
          </table:table-cell>
          <table:table-cell table:style-name="ce18" office:value-type="float" office:value="30578" calcext:value-type="float">
            <text:p><text:s text:c="3"/>30,578</text:p>
          </table:table-cell>
          <table:table-cell table:style-name="ce18" office:value-type="float" office:value="15820" calcext:value-type="float">
            <text:p><text:s text:c="3"/>15,820</text:p>
          </table:table-cell>
          <table:table-cell table:style-name="ce24" office:value-type="float" office:value="14758" calcext:value-type="float">
            <text:p><text:s text:c="3"/>14,7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芳苑鄉</text:p>
          </table:table-cell>
          <table:table-cell table:style-name="ce18" office:value-type="float" office:value="10129" calcext:value-type="float">
            <text:p><text:s text:c="3"/>10,129</text:p>
          </table:table-cell>
          <table:table-cell table:style-name="ce18" office:value-type="float" office:value="33594" calcext:value-type="float">
            <text:p><text:s text:c="3"/>33,594</text:p>
          </table:table-cell>
          <table:table-cell table:style-name="ce18" office:value-type="float" office:value="17741" calcext:value-type="float">
            <text:p><text:s text:c="3"/>17,741</text:p>
          </table:table-cell>
          <table:table-cell table:style-name="ce24" office:value-type="float" office:value="15853" calcext:value-type="float">
            <text:p><text:s text:c="3"/>15,8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城鄉</text:p>
          </table:table-cell>
          <table:table-cell table:style-name="ce18" office:value-type="float" office:value="5242" calcext:value-type="float">
            <text:p><text:s text:c="3"/>5,242</text:p>
          </table:table-cell>
          <table:table-cell table:style-name="ce18" office:value-type="float" office:value="16862" calcext:value-type="float">
            <text:p><text:s text:c="3"/>16,862</text:p>
          </table:table-cell>
          <table:table-cell table:style-name="ce18" office:value-type="float" office:value="9085" calcext:value-type="float">
            <text:p><text:s text:c="3"/>9,085</text:p>
          </table:table-cell>
          <table:table-cell table:style-name="ce24" office:value-type="float" office:value="7777" calcext:value-type="float">
            <text:p><text:s text:c="3"/>7,7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塘鄉</text:p>
          </table:table-cell>
          <table:table-cell table:style-name="ce18" office:value-type="float" office:value="4614" calcext:value-type="float">
            <text:p><text:s text:c="3"/>4,614</text:p>
          </table:table-cell>
          <table:table-cell table:style-name="ce18" office:value-type="float" office:value="15207" calcext:value-type="float">
            <text:p><text:s text:c="3"/>15,207</text:p>
          </table:table-cell>
          <table:table-cell table:style-name="ce18" office:value-type="float" office:value="7989" calcext:value-type="float">
            <text:p><text:s text:c="3"/>7,989</text:p>
          </table:table-cell>
          <table:table-cell table:style-name="ce24" office:value-type="float" office:value="7218" calcext:value-type="float">
            <text:p><text:s text:c="3"/>7,21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溪州鄉</text:p>
          </table:table-cell>
          <table:table-cell table:style-name="ce19" office:value-type="float" office:value="8983" calcext:value-type="float">
            <text:p><text:s text:c="3"/>8,983</text:p>
          </table:table-cell>
          <table:table-cell table:style-name="ce19" office:value-type="float" office:value="29873" calcext:value-type="float">
            <text:p><text:s text:c="3"/>29,873</text:p>
          </table:table-cell>
          <table:table-cell table:style-name="ce19" office:value-type="float" office:value="15604" calcext:value-type="float">
            <text:p><text:s text:c="3"/>15,604</text:p>
          </table:table-cell>
          <table:table-cell table:style-name="ce25" office:value-type="float" office:value="14269" calcext:value-type="float">
            <text:p><text:s text:c="3"/>14,269</text:p>
          </table:table-cell>
          <table:table-cell table:number-columns-repeated="1019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6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南投縣</text:p>
          </table:table-cell>
          <table:table-cell table:style-name="ce17" office:value-type="float" office:value="178155" calcext:value-type="float">
            <text:p><text:s text:c="3"/>178,155</text:p>
          </table:table-cell>
          <table:table-cell table:style-name="ce17" office:value-type="float" office:value="499194" calcext:value-type="float">
            <text:p><text:s text:c="3"/>499,194</text:p>
          </table:table-cell>
          <table:table-cell table:style-name="ce17" office:value-type="float" office:value="255685" calcext:value-type="float">
            <text:p><text:s text:c="3"/>255,685</text:p>
          </table:table-cell>
          <table:table-cell table:style-name="ce23" office:value-type="float" office:value="243509" calcext:value-type="float">
            <text:p><text:s text:c="3"/>243,5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投市</text:p>
          </table:table-cell>
          <table:table-cell table:style-name="ce18" office:value-type="float" office:value="34838" calcext:value-type="float">
            <text:p><text:s text:c="3"/>34,838</text:p>
          </table:table-cell>
          <table:table-cell table:style-name="ce18" office:value-type="float" office:value="99781" calcext:value-type="float">
            <text:p><text:s text:c="3"/>99,781</text:p>
          </table:table-cell>
          <table:table-cell table:style-name="ce18" office:value-type="float" office:value="49935" calcext:value-type="float">
            <text:p><text:s text:c="3"/>49,935</text:p>
          </table:table-cell>
          <table:table-cell table:style-name="ce24" office:value-type="float" office:value="49846" calcext:value-type="float">
            <text:p><text:s text:c="3"/>49,8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里鎮</text:p>
          </table:table-cell>
          <table:table-cell table:style-name="ce18" office:value-type="float" office:value="28971" calcext:value-type="float">
            <text:p><text:s text:c="3"/>28,971</text:p>
          </table:table-cell>
          <table:table-cell table:style-name="ce18" office:value-type="float" office:value="80688" calcext:value-type="float">
            <text:p><text:s text:c="3"/>80,688</text:p>
          </table:table-cell>
          <table:table-cell table:style-name="ce18" office:value-type="float" office:value="40191" calcext:value-type="float">
            <text:p><text:s text:c="3"/>40,191</text:p>
          </table:table-cell>
          <table:table-cell table:style-name="ce24" office:value-type="float" office:value="40497" calcext:value-type="float">
            <text:p><text:s text:c="3"/>40,4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草屯鎮</text:p>
          </table:table-cell>
          <table:table-cell table:style-name="ce18" office:value-type="float" office:value="33252" calcext:value-type="float">
            <text:p><text:s text:c="3"/>33,252</text:p>
          </table:table-cell>
          <table:table-cell table:style-name="ce18" office:value-type="float" office:value="97477" calcext:value-type="float">
            <text:p><text:s text:c="3"/>97,477</text:p>
          </table:table-cell>
          <table:table-cell table:style-name="ce18" office:value-type="float" office:value="49308" calcext:value-type="float">
            <text:p><text:s text:c="3"/>49,308</text:p>
          </table:table-cell>
          <table:table-cell table:style-name="ce24" office:value-type="float" office:value="48169" calcext:value-type="float">
            <text:p><text:s text:c="3"/>48,1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山鎮</text:p>
          </table:table-cell>
          <table:table-cell table:style-name="ce18" office:value-type="float" office:value="20133" calcext:value-type="float">
            <text:p><text:s text:c="3"/>20,133</text:p>
          </table:table-cell>
          <table:table-cell table:style-name="ce18" office:value-type="float" office:value="54880" calcext:value-type="float">
            <text:p><text:s text:c="3"/>54,880</text:p>
          </table:table-cell>
          <table:table-cell table:style-name="ce18" office:value-type="float" office:value="28117" calcext:value-type="float">
            <text:p><text:s text:c="3"/>28,117</text:p>
          </table:table-cell>
          <table:table-cell table:style-name="ce24" office:value-type="float" office:value="26763" calcext:value-type="float">
            <text:p><text:s text:c="3"/>26,7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集集鎮</text:p>
          </table:table-cell>
          <table:table-cell table:style-name="ce18" office:value-type="float" office:value="4312" calcext:value-type="float">
            <text:p><text:s text:c="3"/>4,312</text:p>
          </table:table-cell>
          <table:table-cell table:style-name="ce18" office:value-type="float" office:value="10910" calcext:value-type="float">
            <text:p><text:s text:c="3"/>10,910</text:p>
          </table:table-cell>
          <table:table-cell table:style-name="ce18" office:value-type="float" office:value="5676" calcext:value-type="float">
            <text:p><text:s text:c="3"/>5,676</text:p>
          </table:table-cell>
          <table:table-cell table:style-name="ce24" office:value-type="float" office:value="5234" calcext:value-type="float">
            <text:p><text:s text:c="3"/>5,2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名間鄉</text:p>
          </table:table-cell>
          <table:table-cell table:style-name="ce18" office:value-type="float" office:value="12619" calcext:value-type="float">
            <text:p><text:s text:c="3"/>12,619</text:p>
          </table:table-cell>
          <table:table-cell table:style-name="ce18" office:value-type="float" office:value="38484" calcext:value-type="float">
            <text:p><text:s text:c="3"/>38,484</text:p>
          </table:table-cell>
          <table:table-cell table:style-name="ce18" office:value-type="float" office:value="20293" calcext:value-type="float">
            <text:p><text:s text:c="3"/>20,293</text:p>
          </table:table-cell>
          <table:table-cell table:style-name="ce24" office:value-type="float" office:value="18191" calcext:value-type="float">
            <text:p><text:s text:c="3"/>18,1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谷鄉</text:p>
          </table:table-cell>
          <table:table-cell table:style-name="ce18" office:value-type="float" office:value="8031" calcext:value-type="float">
            <text:p><text:s text:c="3"/>8,031</text:p>
          </table:table-cell>
          <table:table-cell table:style-name="ce18" office:value-type="float" office:value="17761" calcext:value-type="float">
            <text:p><text:s text:c="3"/>17,761</text:p>
          </table:table-cell>
          <table:table-cell table:style-name="ce18" office:value-type="float" office:value="9467" calcext:value-type="float">
            <text:p><text:s text:c="3"/>9,467</text:p>
          </table:table-cell>
          <table:table-cell table:style-name="ce24" office:value-type="float" office:value="8294" calcext:value-type="float">
            <text:p><text:s text:c="3"/>8,2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寮鄉</text:p>
          </table:table-cell>
          <table:table-cell table:style-name="ce18" office:value-type="float" office:value="5637" calcext:value-type="float">
            <text:p><text:s text:c="3"/>5,637</text:p>
          </table:table-cell>
          <table:table-cell table:style-name="ce18" office:value-type="float" office:value="14792" calcext:value-type="float">
            <text:p><text:s text:c="3"/>14,792</text:p>
          </table:table-cell>
          <table:table-cell table:style-name="ce18" office:value-type="float" office:value="8030" calcext:value-type="float">
            <text:p><text:s text:c="3"/>8,030</text:p>
          </table:table-cell>
          <table:table-cell table:style-name="ce24" office:value-type="float" office:value="6762" calcext:value-type="float">
            <text:p><text:s text:c="3"/>6,7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魚池鄉</text:p>
          </table:table-cell>
          <table:table-cell table:style-name="ce18" office:value-type="float" office:value="5762" calcext:value-type="float">
            <text:p><text:s text:c="3"/>5,762</text:p>
          </table:table-cell>
          <table:table-cell table:style-name="ce18" office:value-type="float" office:value="15868" calcext:value-type="float">
            <text:p><text:s text:c="3"/>15,868</text:p>
          </table:table-cell>
          <table:table-cell table:style-name="ce18" office:value-type="float" office:value="8378" calcext:value-type="float">
            <text:p><text:s text:c="3"/>8,378</text:p>
          </table:table-cell>
          <table:table-cell table:style-name="ce24" office:value-type="float" office:value="7490" calcext:value-type="float">
            <text:p><text:s text:c="3"/>7,4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國姓鄉</text:p>
          </table:table-cell>
          <table:table-cell table:style-name="ce18" office:value-type="float" office:value="7303" calcext:value-type="float">
            <text:p><text:s text:c="3"/>7,303</text:p>
          </table:table-cell>
          <table:table-cell table:style-name="ce18" office:value-type="float" office:value="18745" calcext:value-type="float">
            <text:p><text:s text:c="3"/>18,745</text:p>
          </table:table-cell>
          <table:table-cell table:style-name="ce18" office:value-type="float" office:value="10107" calcext:value-type="float">
            <text:p><text:s text:c="3"/>10,107</text:p>
          </table:table-cell>
          <table:table-cell table:style-name="ce24" office:value-type="float" office:value="8638" calcext:value-type="float">
            <text:p><text:s text:c="3"/>8,6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水里鄉</text:p>
          </table:table-cell>
          <table:table-cell table:style-name="ce18" office:value-type="float" office:value="7122" calcext:value-type="float">
            <text:p><text:s text:c="3"/>7,122</text:p>
          </table:table-cell>
          <table:table-cell table:style-name="ce18" office:value-type="float" office:value="17663" calcext:value-type="float">
            <text:p><text:s text:c="3"/>17,663</text:p>
          </table:table-cell>
          <table:table-cell table:style-name="ce18" office:value-type="float" office:value="9272" calcext:value-type="float">
            <text:p><text:s text:c="3"/>9,272</text:p>
          </table:table-cell>
          <table:table-cell table:style-name="ce24" office:value-type="float" office:value="8391" calcext:value-type="float">
            <text:p><text:s text:c="3"/>8,3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信義鄉</text:p>
          </table:table-cell>
          <table:table-cell table:style-name="ce18" office:value-type="float" office:value="5279" calcext:value-type="float">
            <text:p><text:s text:c="3"/>5,279</text:p>
          </table:table-cell>
          <table:table-cell table:style-name="ce18" office:value-type="float" office:value="16254" calcext:value-type="float">
            <text:p><text:s text:c="3"/>16,254</text:p>
          </table:table-cell>
          <table:table-cell table:style-name="ce18" office:value-type="float" office:value="8715" calcext:value-type="float">
            <text:p><text:s text:c="3"/>8,715</text:p>
          </table:table-cell>
          <table:table-cell table:style-name="ce24" office:value-type="float" office:value="7539" calcext:value-type="float">
            <text:p><text:s text:c="3"/>7,53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仁愛鄉</text:p>
          </table:table-cell>
          <table:table-cell table:style-name="ce19" office:value-type="float" office:value="4896" calcext:value-type="float">
            <text:p><text:s text:c="3"/>4,896</text:p>
          </table:table-cell>
          <table:table-cell table:style-name="ce19" office:value-type="float" office:value="15891" calcext:value-type="float">
            <text:p><text:s text:c="3"/>15,891</text:p>
          </table:table-cell>
          <table:table-cell table:style-name="ce19" office:value-type="float" office:value="8196" calcext:value-type="float">
            <text:p><text:s text:c="3"/>8,196</text:p>
          </table:table-cell>
          <table:table-cell table:style-name="ce25" office:value-type="float" office:value="7695" calcext:value-type="float">
            <text:p><text:s text:c="3"/>7,695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6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雲林縣</text:p>
          </table:table-cell>
          <table:table-cell table:style-name="ce17" office:value-type="float" office:value="240634" calcext:value-type="float">
            <text:p><text:s text:c="3"/>240,634</text:p>
          </table:table-cell>
          <table:table-cell table:style-name="ce17" office:value-type="float" office:value="688717" calcext:value-type="float">
            <text:p><text:s text:c="3"/>688,717</text:p>
          </table:table-cell>
          <table:table-cell table:style-name="ce17" office:value-type="float" office:value="357103" calcext:value-type="float">
            <text:p><text:s text:c="3"/>357,103</text:p>
          </table:table-cell>
          <table:table-cell table:style-name="ce23" office:value-type="float" office:value="331614" calcext:value-type="float">
            <text:p><text:s text:c="3"/>331,6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斗六市</text:p>
          </table:table-cell>
          <table:table-cell table:style-name="ce18" office:value-type="float" office:value="38390" calcext:value-type="float">
            <text:p><text:s text:c="3"/>38,390</text:p>
          </table:table-cell>
          <table:table-cell table:style-name="ce18" office:value-type="float" office:value="108566" calcext:value-type="float">
            <text:p><text:s text:c="3"/>108,566</text:p>
          </table:table-cell>
          <table:table-cell table:style-name="ce18" office:value-type="float" office:value="53931" calcext:value-type="float">
            <text:p><text:s text:c="3"/>53,931</text:p>
          </table:table-cell>
          <table:table-cell table:style-name="ce24" office:value-type="float" office:value="54635" calcext:value-type="float">
            <text:p><text:s text:c="3"/>54,6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斗南鎮</text:p>
          </table:table-cell>
          <table:table-cell table:style-name="ce18" office:value-type="float" office:value="15876" calcext:value-type="float">
            <text:p><text:s text:c="3"/>15,876</text:p>
          </table:table-cell>
          <table:table-cell table:style-name="ce18" office:value-type="float" office:value="44775" calcext:value-type="float">
            <text:p><text:s text:c="3"/>44,775</text:p>
          </table:table-cell>
          <table:table-cell table:style-name="ce18" office:value-type="float" office:value="22740" calcext:value-type="float">
            <text:p><text:s text:c="3"/>22,740</text:p>
          </table:table-cell>
          <table:table-cell table:style-name="ce24" office:value-type="float" office:value="22035" calcext:value-type="float">
            <text:p><text:s text:c="3"/>22,0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虎尾鎮</text:p>
          </table:table-cell>
          <table:table-cell table:style-name="ce18" office:value-type="float" office:value="25088" calcext:value-type="float">
            <text:p><text:s text:c="3"/>25,088</text:p>
          </table:table-cell>
          <table:table-cell table:style-name="ce18" office:value-type="float" office:value="70874" calcext:value-type="float">
            <text:p><text:s text:c="3"/>70,874</text:p>
          </table:table-cell>
          <table:table-cell table:style-name="ce18" office:value-type="float" office:value="35889" calcext:value-type="float">
            <text:p><text:s text:c="3"/>35,889</text:p>
          </table:table-cell>
          <table:table-cell table:style-name="ce24" office:value-type="float" office:value="34985" calcext:value-type="float">
            <text:p><text:s text:c="3"/>34,98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螺鎮</text:p>
          </table:table-cell>
          <table:table-cell table:style-name="ce18" office:value-type="float" office:value="14758" calcext:value-type="float">
            <text:p><text:s text:c="3"/>14,758</text:p>
          </table:table-cell>
          <table:table-cell table:style-name="ce18" office:value-type="float" office:value="46175" calcext:value-type="float">
            <text:p><text:s text:c="3"/>46,175</text:p>
          </table:table-cell>
          <table:table-cell table:style-name="ce18" office:value-type="float" office:value="23338" calcext:value-type="float">
            <text:p><text:s text:c="3"/>23,338</text:p>
          </table:table-cell>
          <table:table-cell table:style-name="ce24" office:value-type="float" office:value="22837" calcext:value-type="float">
            <text:p><text:s text:c="3"/>22,8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土庫鎮</text:p>
          </table:table-cell>
          <table:table-cell table:style-name="ce18" office:value-type="float" office:value="9408" calcext:value-type="float">
            <text:p><text:s text:c="3"/>9,408</text:p>
          </table:table-cell>
          <table:table-cell table:style-name="ce18" office:value-type="float" office:value="28873" calcext:value-type="float">
            <text:p><text:s text:c="3"/>28,873</text:p>
          </table:table-cell>
          <table:table-cell table:style-name="ce18" office:value-type="float" office:value="15063" calcext:value-type="float">
            <text:p><text:s text:c="3"/>15,063</text:p>
          </table:table-cell>
          <table:table-cell table:style-name="ce24" office:value-type="float" office:value="13810" calcext:value-type="float">
            <text:p><text:s text:c="3"/>13,8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港鎮</text:p>
          </table:table-cell>
          <table:table-cell table:style-name="ce18" office:value-type="float" office:value="16019" calcext:value-type="float">
            <text:p><text:s text:c="3"/>16,019</text:p>
          </table:table-cell>
          <table:table-cell table:style-name="ce18" office:value-type="float" office:value="40141" calcext:value-type="float">
            <text:p><text:s text:c="3"/>40,141</text:p>
          </table:table-cell>
          <table:table-cell table:style-name="ce18" office:value-type="float" office:value="20718" calcext:value-type="float">
            <text:p><text:s text:c="3"/>20,718</text:p>
          </table:table-cell>
          <table:table-cell table:style-name="ce24" office:value-type="float" office:value="19423" calcext:value-type="float">
            <text:p><text:s text:c="3"/>19,4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古坑鄉</text:p>
          </table:table-cell>
          <table:table-cell table:style-name="ce18" office:value-type="float" office:value="11008" calcext:value-type="float">
            <text:p><text:s text:c="3"/>11,008</text:p>
          </table:table-cell>
          <table:table-cell table:style-name="ce18" office:value-type="float" office:value="31597" calcext:value-type="float">
            <text:p><text:s text:c="3"/>31,597</text:p>
          </table:table-cell>
          <table:table-cell table:style-name="ce18" office:value-type="float" office:value="16646" calcext:value-type="float">
            <text:p><text:s text:c="3"/>16,646</text:p>
          </table:table-cell>
          <table:table-cell table:style-name="ce24" office:value-type="float" office:value="14951" calcext:value-type="float">
            <text:p><text:s text:c="3"/>14,95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埤鄉</text:p>
          </table:table-cell>
          <table:table-cell table:style-name="ce18" office:value-type="float" office:value="6646" calcext:value-type="float">
            <text:p><text:s text:c="3"/>6,646</text:p>
          </table:table-cell>
          <table:table-cell table:style-name="ce18" office:value-type="float" office:value="19126" calcext:value-type="float">
            <text:p><text:s text:c="3"/>19,126</text:p>
          </table:table-cell>
          <table:table-cell table:style-name="ce18" office:value-type="float" office:value="10264" calcext:value-type="float">
            <text:p><text:s text:c="3"/>10,264</text:p>
          </table:table-cell>
          <table:table-cell table:style-name="ce24" office:value-type="float" office:value="8862" calcext:value-type="float">
            <text:p><text:s text:c="3"/>8,8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莿桐鄉</text:p>
          </table:table-cell>
          <table:table-cell table:style-name="ce18" office:value-type="float" office:value="9371" calcext:value-type="float">
            <text:p><text:s text:c="3"/>9,371</text:p>
          </table:table-cell>
          <table:table-cell table:style-name="ce18" office:value-type="float" office:value="28796" calcext:value-type="float">
            <text:p><text:s text:c="3"/>28,796</text:p>
          </table:table-cell>
          <table:table-cell table:style-name="ce18" office:value-type="float" office:value="15079" calcext:value-type="float">
            <text:p><text:s text:c="3"/>15,079</text:p>
          </table:table-cell>
          <table:table-cell table:style-name="ce24" office:value-type="float" office:value="13717" calcext:value-type="float">
            <text:p><text:s text:c="3"/>13,7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內鄉</text:p>
          </table:table-cell>
          <table:table-cell table:style-name="ce18" office:value-type="float" office:value="6026" calcext:value-type="float">
            <text:p><text:s text:c="3"/>6,026</text:p>
          </table:table-cell>
          <table:table-cell table:style-name="ce18" office:value-type="float" office:value="18263" calcext:value-type="float">
            <text:p><text:s text:c="3"/>18,263</text:p>
          </table:table-cell>
          <table:table-cell table:style-name="ce18" office:value-type="float" office:value="9579" calcext:value-type="float">
            <text:p><text:s text:c="3"/>9,579</text:p>
          </table:table-cell>
          <table:table-cell table:style-name="ce24" office:value-type="float" office:value="8684" calcext:value-type="float">
            <text:p><text:s text:c="3"/>8,6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崙鄉</text:p>
          </table:table-cell>
          <table:table-cell table:style-name="ce18" office:value-type="float" office:value="8944" calcext:value-type="float">
            <text:p><text:s text:c="3"/>8,944</text:p>
          </table:table-cell>
          <table:table-cell table:style-name="ce18" office:value-type="float" office:value="27092" calcext:value-type="float">
            <text:p><text:s text:c="3"/>27,092</text:p>
          </table:table-cell>
          <table:table-cell table:style-name="ce18" office:value-type="float" office:value="14490" calcext:value-type="float">
            <text:p><text:s text:c="3"/>14,490</text:p>
          </table:table-cell>
          <table:table-cell table:style-name="ce24" office:value-type="float" office:value="12602" calcext:value-type="float">
            <text:p><text:s text:c="3"/>12,6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崙背鄉</text:p>
          </table:table-cell>
          <table:table-cell table:style-name="ce18" office:value-type="float" office:value="8510" calcext:value-type="float">
            <text:p><text:s text:c="3"/>8,510</text:p>
          </table:table-cell>
          <table:table-cell table:style-name="ce18" office:value-type="float" office:value="24543" calcext:value-type="float">
            <text:p><text:s text:c="3"/>24,543</text:p>
          </table:table-cell>
          <table:table-cell table:style-name="ce18" office:value-type="float" office:value="12958" calcext:value-type="float">
            <text:p><text:s text:c="3"/>12,958</text:p>
          </table:table-cell>
          <table:table-cell table:style-name="ce24" office:value-type="float" office:value="11585" calcext:value-type="float">
            <text:p><text:s text:c="3"/>11,58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麥寮鄉</text:p>
          </table:table-cell>
          <table:table-cell table:style-name="ce18" office:value-type="float" office:value="14433" calcext:value-type="float">
            <text:p><text:s text:c="3"/>14,433</text:p>
          </table:table-cell>
          <table:table-cell table:style-name="ce18" office:value-type="float" office:value="45675" calcext:value-type="float">
            <text:p><text:s text:c="3"/>45,675</text:p>
          </table:table-cell>
          <table:table-cell table:style-name="ce18" office:value-type="float" office:value="22912" calcext:value-type="float">
            <text:p><text:s text:c="3"/>22,912</text:p>
          </table:table-cell>
          <table:table-cell table:style-name="ce24" office:value-type="float" office:value="22763" calcext:value-type="float">
            <text:p><text:s text:c="3"/>22,7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鄉</text:p>
          </table:table-cell>
          <table:table-cell table:style-name="ce18" office:value-type="float" office:value="5752" calcext:value-type="float">
            <text:p><text:s text:c="3"/>5,752</text:p>
          </table:table-cell>
          <table:table-cell table:style-name="ce18" office:value-type="float" office:value="14928" calcext:value-type="float">
            <text:p><text:s text:c="3"/>14,928</text:p>
          </table:table-cell>
          <table:table-cell table:style-name="ce18" office:value-type="float" office:value="8261" calcext:value-type="float">
            <text:p><text:s text:c="3"/>8,261</text:p>
          </table:table-cell>
          <table:table-cell table:style-name="ce24" office:value-type="float" office:value="6667" calcext:value-type="float">
            <text:p><text:s text:c="3"/>6,6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褒忠鄉</text:p>
          </table:table-cell>
          <table:table-cell table:style-name="ce18" office:value-type="float" office:value="4431" calcext:value-type="float">
            <text:p><text:s text:c="3"/>4,431</text:p>
          </table:table-cell>
          <table:table-cell table:style-name="ce18" office:value-type="float" office:value="13031" calcext:value-type="float">
            <text:p><text:s text:c="3"/>13,031</text:p>
          </table:table-cell>
          <table:table-cell table:style-name="ce18" office:value-type="float" office:value="6996" calcext:value-type="float">
            <text:p><text:s text:c="3"/>6,996</text:p>
          </table:table-cell>
          <table:table-cell table:style-name="ce24" office:value-type="float" office:value="6035" calcext:value-type="float">
            <text:p><text:s text:c="3"/>6,0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臺西鄉</text:p>
          </table:table-cell>
          <table:table-cell table:style-name="ce18" office:value-type="float" office:value="8664" calcext:value-type="float">
            <text:p><text:s text:c="3"/>8,664</text:p>
          </table:table-cell>
          <table:table-cell table:style-name="ce18" office:value-type="float" office:value="23933" calcext:value-type="float">
            <text:p><text:s text:c="3"/>23,933</text:p>
          </table:table-cell>
          <table:table-cell table:style-name="ce18" office:value-type="float" office:value="12823" calcext:value-type="float">
            <text:p><text:s text:c="3"/>12,823</text:p>
          </table:table-cell>
          <table:table-cell table:style-name="ce24" office:value-type="float" office:value="11110" calcext:value-type="float">
            <text:p><text:s text:c="3"/>11,1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元長鄉</text:p>
          </table:table-cell>
          <table:table-cell table:style-name="ce18" office:value-type="float" office:value="9257" calcext:value-type="float">
            <text:p><text:s text:c="3"/>9,257</text:p>
          </table:table-cell>
          <table:table-cell table:style-name="ce18" office:value-type="float" office:value="25851" calcext:value-type="float">
            <text:p><text:s text:c="3"/>25,851</text:p>
          </table:table-cell>
          <table:table-cell table:style-name="ce18" office:value-type="float" office:value="14141" calcext:value-type="float">
            <text:p><text:s text:c="3"/>14,141</text:p>
          </table:table-cell>
          <table:table-cell table:style-name="ce24" office:value-type="float" office:value="11710" calcext:value-type="float">
            <text:p><text:s text:c="3"/>11,7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四湖鄉</text:p>
          </table:table-cell>
          <table:table-cell table:style-name="ce18" office:value-type="float" office:value="8748" calcext:value-type="float">
            <text:p><text:s text:c="3"/>8,748</text:p>
          </table:table-cell>
          <table:table-cell table:style-name="ce18" office:value-type="float" office:value="23453" calcext:value-type="float">
            <text:p><text:s text:c="3"/>23,453</text:p>
          </table:table-cell>
          <table:table-cell table:style-name="ce18" office:value-type="float" office:value="12711" calcext:value-type="float">
            <text:p><text:s text:c="3"/>12,711</text:p>
          </table:table-cell>
          <table:table-cell table:style-name="ce24" office:value-type="float" office:value="10742" calcext:value-type="float">
            <text:p><text:s text:c="3"/>10,7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口湖鄉</text:p>
          </table:table-cell>
          <table:table-cell table:style-name="ce18" office:value-type="float" office:value="9436" calcext:value-type="float">
            <text:p><text:s text:c="3"/>9,436</text:p>
          </table:table-cell>
          <table:table-cell table:style-name="ce18" office:value-type="float" office:value="27499" calcext:value-type="float">
            <text:p><text:s text:c="3"/>27,499</text:p>
          </table:table-cell>
          <table:table-cell table:style-name="ce18" office:value-type="float" office:value="14651" calcext:value-type="float">
            <text:p><text:s text:c="3"/>14,651</text:p>
          </table:table-cell>
          <table:table-cell table:style-name="ce24" office:value-type="float" office:value="12848" calcext:value-type="float">
            <text:p><text:s text:c="3"/>12,84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水林鄉</text:p>
          </table:table-cell>
          <table:table-cell table:style-name="ce19" office:value-type="float" office:value="9869" calcext:value-type="float">
            <text:p><text:s text:c="3"/>9,869</text:p>
          </table:table-cell>
          <table:table-cell table:style-name="ce19" office:value-type="float" office:value="25526" calcext:value-type="float">
            <text:p><text:s text:c="3"/>25,526</text:p>
          </table:table-cell>
          <table:table-cell table:style-name="ce19" office:value-type="float" office:value="13913" calcext:value-type="float">
            <text:p><text:s text:c="3"/>13,913</text:p>
          </table:table-cell>
          <table:table-cell table:style-name="ce25" office:value-type="float" office:value="11613" calcext:value-type="float">
            <text:p><text:s text:c="3"/>11,613</text:p>
          </table:table-cell>
          <table:table-cell table:number-columns-repeated="1019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6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嘉義縣</text:p>
          </table:table-cell>
          <table:table-cell table:style-name="ce17" office:value-type="float" office:value="182905" calcext:value-type="float">
            <text:p><text:s text:c="3"/>182,905</text:p>
          </table:table-cell>
          <table:table-cell table:style-name="ce17" office:value-type="float" office:value="509161" calcext:value-type="float">
            <text:p><text:s text:c="3"/>509,161</text:p>
          </table:table-cell>
          <table:table-cell table:style-name="ce17" office:value-type="float" office:value="264652" calcext:value-type="float">
            <text:p><text:s text:c="3"/>264,652</text:p>
          </table:table-cell>
          <table:table-cell table:style-name="ce23" office:value-type="float" office:value="244509" calcext:value-type="float">
            <text:p><text:s text:c="3"/>244,5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保市</text:p>
          </table:table-cell>
          <table:table-cell table:style-name="ce18" office:value-type="float" office:value="13117" calcext:value-type="float">
            <text:p><text:s text:c="3"/>13,117</text:p>
          </table:table-cell>
          <table:table-cell table:style-name="ce18" office:value-type="float" office:value="37963" calcext:value-type="float">
            <text:p><text:s text:c="3"/>37,963</text:p>
          </table:table-cell>
          <table:table-cell table:style-name="ce18" office:value-type="float" office:value="19475" calcext:value-type="float">
            <text:p><text:s text:c="3"/>19,475</text:p>
          </table:table-cell>
          <table:table-cell table:style-name="ce24" office:value-type="float" office:value="18488" calcext:value-type="float">
            <text:p><text:s text:c="3"/>18,4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朴子市</text:p>
          </table:table-cell>
          <table:table-cell table:style-name="ce18" office:value-type="float" office:value="15705" calcext:value-type="float">
            <text:p><text:s text:c="3"/>15,705</text:p>
          </table:table-cell>
          <table:table-cell table:style-name="ce18" office:value-type="float" office:value="42252" calcext:value-type="float">
            <text:p><text:s text:c="3"/>42,252</text:p>
          </table:table-cell>
          <table:table-cell table:style-name="ce18" office:value-type="float" office:value="21321" calcext:value-type="float">
            <text:p><text:s text:c="3"/>21,321</text:p>
          </table:table-cell>
          <table:table-cell table:style-name="ce24" office:value-type="float" office:value="20931" calcext:value-type="float">
            <text:p><text:s text:c="3"/>20,9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布袋鎮</text:p>
          </table:table-cell>
          <table:table-cell table:style-name="ce18" office:value-type="float" office:value="9921" calcext:value-type="float">
            <text:p><text:s text:c="3"/>9,921</text:p>
          </table:table-cell>
          <table:table-cell table:style-name="ce18" office:value-type="float" office:value="26982" calcext:value-type="float">
            <text:p><text:s text:c="3"/>26,982</text:p>
          </table:table-cell>
          <table:table-cell table:style-name="ce18" office:value-type="float" office:value="13767" calcext:value-type="float">
            <text:p><text:s text:c="3"/>13,767</text:p>
          </table:table-cell>
          <table:table-cell table:style-name="ce24" office:value-type="float" office:value="13215" calcext:value-type="float">
            <text:p><text:s text:c="3"/>13,2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林鎮</text:p>
          </table:table-cell>
          <table:table-cell table:style-name="ce18" office:value-type="float" office:value="11382" calcext:value-type="float">
            <text:p><text:s text:c="3"/>11,382</text:p>
          </table:table-cell>
          <table:table-cell table:style-name="ce18" office:value-type="float" office:value="31001" calcext:value-type="float">
            <text:p><text:s text:c="3"/>31,001</text:p>
          </table:table-cell>
          <table:table-cell table:style-name="ce18" office:value-type="float" office:value="15876" calcext:value-type="float">
            <text:p><text:s text:c="3"/>15,876</text:p>
          </table:table-cell>
          <table:table-cell table:style-name="ce24" office:value-type="float" office:value="15125" calcext:value-type="float">
            <text:p><text:s text:c="3"/>15,1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民雄鄉</text:p>
          </table:table-cell>
          <table:table-cell table:style-name="ce18" office:value-type="float" office:value="25011" calcext:value-type="float">
            <text:p><text:s text:c="3"/>25,011</text:p>
          </table:table-cell>
          <table:table-cell table:style-name="ce18" office:value-type="float" office:value="71463" calcext:value-type="float">
            <text:p><text:s text:c="3"/>71,463</text:p>
          </table:table-cell>
          <table:table-cell table:style-name="ce18" office:value-type="float" office:value="36587" calcext:value-type="float">
            <text:p><text:s text:c="3"/>36,587</text:p>
          </table:table-cell>
          <table:table-cell table:style-name="ce24" office:value-type="float" office:value="34876" calcext:value-type="float">
            <text:p><text:s text:c="3"/>34,8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溪口鄉</text:p>
          </table:table-cell>
          <table:table-cell table:style-name="ce18" office:value-type="float" office:value="5318" calcext:value-type="float">
            <text:p><text:s text:c="3"/>5,318</text:p>
          </table:table-cell>
          <table:table-cell table:style-name="ce18" office:value-type="float" office:value="14707" calcext:value-type="float">
            <text:p><text:s text:c="3"/>14,707</text:p>
          </table:table-cell>
          <table:table-cell table:style-name="ce18" office:value-type="float" office:value="7874" calcext:value-type="float">
            <text:p><text:s text:c="3"/>7,874</text:p>
          </table:table-cell>
          <table:table-cell table:style-name="ce24" office:value-type="float" office:value="6833" calcext:value-type="float">
            <text:p><text:s text:c="3"/>6,8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港鄉</text:p>
          </table:table-cell>
          <table:table-cell table:style-name="ce18" office:value-type="float" office:value="10666" calcext:value-type="float">
            <text:p><text:s text:c="3"/>10,666</text:p>
          </table:table-cell>
          <table:table-cell table:style-name="ce18" office:value-type="float" office:value="31842" calcext:value-type="float">
            <text:p><text:s text:c="3"/>31,842</text:p>
          </table:table-cell>
          <table:table-cell table:style-name="ce18" office:value-type="float" office:value="16754" calcext:value-type="float">
            <text:p><text:s text:c="3"/>16,754</text:p>
          </table:table-cell>
          <table:table-cell table:style-name="ce24" office:value-type="float" office:value="15088" calcext:value-type="float">
            <text:p><text:s text:c="3"/>15,0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腳鄉</text:p>
          </table:table-cell>
          <table:table-cell table:style-name="ce18" office:value-type="float" office:value="8843" calcext:value-type="float">
            <text:p><text:s text:c="3"/>8,843</text:p>
          </table:table-cell>
          <table:table-cell table:style-name="ce18" office:value-type="float" office:value="23169" calcext:value-type="float">
            <text:p><text:s text:c="3"/>23,169</text:p>
          </table:table-cell>
          <table:table-cell table:style-name="ce18" office:value-type="float" office:value="12292" calcext:value-type="float">
            <text:p><text:s text:c="3"/>12,292</text:p>
          </table:table-cell>
          <table:table-cell table:style-name="ce24" office:value-type="float" office:value="10877" calcext:value-type="float">
            <text:p><text:s text:c="3"/>10,8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石鄉</text:p>
          </table:table-cell>
          <table:table-cell table:style-name="ce18" office:value-type="float" office:value="9199" calcext:value-type="float">
            <text:p><text:s text:c="3"/>9,199</text:p>
          </table:table-cell>
          <table:table-cell table:style-name="ce18" office:value-type="float" office:value="24793" calcext:value-type="float">
            <text:p><text:s text:c="3"/>24,793</text:p>
          </table:table-cell>
          <table:table-cell table:style-name="ce18" office:value-type="float" office:value="13122" calcext:value-type="float">
            <text:p><text:s text:c="3"/>13,122</text:p>
          </table:table-cell>
          <table:table-cell table:style-name="ce24" office:value-type="float" office:value="11671" calcext:value-type="float">
            <text:p><text:s text:c="3"/>11,6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義竹鄉</text:p>
          </table:table-cell>
          <table:table-cell table:style-name="ce18" office:value-type="float" office:value="7378" calcext:value-type="float">
            <text:p><text:s text:c="3"/>7,378</text:p>
          </table:table-cell>
          <table:table-cell table:style-name="ce18" office:value-type="float" office:value="18377" calcext:value-type="float">
            <text:p><text:s text:c="3"/>18,377</text:p>
          </table:table-cell>
          <table:table-cell table:style-name="ce18" office:value-type="float" office:value="9556" calcext:value-type="float">
            <text:p><text:s text:c="3"/>9,556</text:p>
          </table:table-cell>
          <table:table-cell table:style-name="ce24" office:value-type="float" office:value="8821" calcext:value-type="float">
            <text:p><text:s text:c="3"/>8,8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草鄉</text:p>
          </table:table-cell>
          <table:table-cell table:style-name="ce18" office:value-type="float" office:value="5753" calcext:value-type="float">
            <text:p><text:s text:c="3"/>5,753</text:p>
          </table:table-cell>
          <table:table-cell table:style-name="ce18" office:value-type="float" office:value="15515" calcext:value-type="float">
            <text:p><text:s text:c="3"/>15,515</text:p>
          </table:table-cell>
          <table:table-cell table:style-name="ce18" office:value-type="float" office:value="8315" calcext:value-type="float">
            <text:p><text:s text:c="3"/>8,315</text:p>
          </table:table-cell>
          <table:table-cell table:style-name="ce24" office:value-type="float" office:value="7200" calcext:value-type="float">
            <text:p><text:s text:c="3"/>7,20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水上鄉</text:p>
          </table:table-cell>
          <table:table-cell table:style-name="ce18" office:value-type="float" office:value="18114" calcext:value-type="float">
            <text:p><text:s text:c="3"/>18,114</text:p>
          </table:table-cell>
          <table:table-cell table:style-name="ce18" office:value-type="float" office:value="49520" calcext:value-type="float">
            <text:p><text:s text:c="3"/>49,520</text:p>
          </table:table-cell>
          <table:table-cell table:style-name="ce18" office:value-type="float" office:value="25577" calcext:value-type="float">
            <text:p><text:s text:c="3"/>25,577</text:p>
          </table:table-cell>
          <table:table-cell table:style-name="ce24" office:value-type="float" office:value="23943" calcext:value-type="float">
            <text:p><text:s text:c="3"/>23,94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埔鄉</text:p>
          </table:table-cell>
          <table:table-cell table:style-name="ce18" office:value-type="float" office:value="15991" calcext:value-type="float">
            <text:p><text:s text:c="3"/>15,991</text:p>
          </table:table-cell>
          <table:table-cell table:style-name="ce18" office:value-type="float" office:value="44721" calcext:value-type="float">
            <text:p><text:s text:c="3"/>44,721</text:p>
          </table:table-cell>
          <table:table-cell table:style-name="ce18" office:value-type="float" office:value="23270" calcext:value-type="float">
            <text:p><text:s text:c="3"/>23,270</text:p>
          </table:table-cell>
          <table:table-cell table:style-name="ce24" office:value-type="float" office:value="21451" calcext:value-type="float">
            <text:p><text:s text:c="3"/>21,45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崎鄉</text:p>
          </table:table-cell>
          <table:table-cell table:style-name="ce18" office:value-type="float" office:value="11673" calcext:value-type="float">
            <text:p><text:s text:c="3"/>11,673</text:p>
          </table:table-cell>
          <table:table-cell table:style-name="ce18" office:value-type="float" office:value="35781" calcext:value-type="float">
            <text:p><text:s text:c="3"/>35,781</text:p>
          </table:table-cell>
          <table:table-cell table:style-name="ce18" office:value-type="float" office:value="19047" calcext:value-type="float">
            <text:p><text:s text:c="3"/>19,047</text:p>
          </table:table-cell>
          <table:table-cell table:style-name="ce24" office:value-type="float" office:value="16734" calcext:value-type="float">
            <text:p><text:s text:c="3"/>16,7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梅山鄉</text:p>
          </table:table-cell>
          <table:table-cell table:style-name="ce18" office:value-type="float" office:value="6768" calcext:value-type="float">
            <text:p><text:s text:c="3"/>6,768</text:p>
          </table:table-cell>
          <table:table-cell table:style-name="ce18" office:value-type="float" office:value="19383" calcext:value-type="float">
            <text:p><text:s text:c="3"/>19,383</text:p>
          </table:table-cell>
          <table:table-cell table:style-name="ce18" office:value-type="float" office:value="10299" calcext:value-type="float">
            <text:p><text:s text:c="3"/>10,299</text:p>
          </table:table-cell>
          <table:table-cell table:style-name="ce24" office:value-type="float" office:value="9084" calcext:value-type="float">
            <text:p><text:s text:c="3"/>9,0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番路鄉</text:p>
          </table:table-cell>
          <table:table-cell table:style-name="ce18" office:value-type="float" office:value="4245" calcext:value-type="float">
            <text:p><text:s text:c="3"/>4,245</text:p>
          </table:table-cell>
          <table:table-cell table:style-name="ce18" office:value-type="float" office:value="11523" calcext:value-type="float">
            <text:p><text:s text:c="3"/>11,523</text:p>
          </table:table-cell>
          <table:table-cell table:style-name="ce18" office:value-type="float" office:value="6219" calcext:value-type="float">
            <text:p><text:s text:c="3"/>6,219</text:p>
          </table:table-cell>
          <table:table-cell table:style-name="ce24" office:value-type="float" office:value="5304" calcext:value-type="float">
            <text:p><text:s text:c="3"/>5,3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埔鄉</text:p>
          </table:table-cell>
          <table:table-cell table:style-name="ce18" office:value-type="float" office:value="1917" calcext:value-type="float">
            <text:p><text:s text:c="3"/>1,917</text:p>
          </table:table-cell>
          <table:table-cell table:style-name="ce18" office:value-type="float" office:value="4571" calcext:value-type="float">
            <text:p><text:s text:c="3"/>4,571</text:p>
          </table:table-cell>
          <table:table-cell table:style-name="ce18" office:value-type="float" office:value="2358" calcext:value-type="float">
            <text:p><text:s text:c="3"/>2,358</text:p>
          </table:table-cell>
          <table:table-cell table:style-name="ce24" office:value-type="float" office:value="2213" calcext:value-type="float">
            <text:p><text:s text:c="3"/>2,21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阿里山鄉</text:p>
          </table:table-cell>
          <table:table-cell table:style-name="ce19" office:value-type="float" office:value="1904" calcext:value-type="float">
            <text:p><text:s text:c="3"/>1,904</text:p>
          </table:table-cell>
          <table:table-cell table:style-name="ce19" office:value-type="float" office:value="5598" calcext:value-type="float">
            <text:p><text:s text:c="3"/>5,598</text:p>
          </table:table-cell>
          <table:table-cell table:style-name="ce19" office:value-type="float" office:value="2943" calcext:value-type="float">
            <text:p><text:s text:c="3"/>2,943</text:p>
          </table:table-cell>
          <table:table-cell table:style-name="ce25" office:value-type="float" office:value="2655" calcext:value-type="float">
            <text:p><text:s text:c="3"/>2,655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6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屏東縣</text:p>
          </table:table-cell>
          <table:table-cell table:style-name="ce17" office:value-type="float" office:value="287294" calcext:value-type="float">
            <text:p><text:s text:c="3"/>287,294</text:p>
          </table:table-cell>
          <table:table-cell table:style-name="ce17" office:value-type="float" office:value="828275" calcext:value-type="float">
            <text:p><text:s text:c="3"/>828,275</text:p>
          </table:table-cell>
          <table:table-cell table:style-name="ce17" office:value-type="float" office:value="423325" calcext:value-type="float">
            <text:p><text:s text:c="3"/>423,325</text:p>
          </table:table-cell>
          <table:table-cell table:style-name="ce23" office:value-type="float" office:value="404950" calcext:value-type="float">
            <text:p><text:s text:c="3"/>404,9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屏東市</text:p>
          </table:table-cell>
          <table:table-cell table:style-name="ce18" office:value-type="float" office:value="74437" calcext:value-type="float">
            <text:p><text:s text:c="3"/>74,437</text:p>
          </table:table-cell>
          <table:table-cell table:style-name="ce18" office:value-type="float" office:value="200124" calcext:value-type="float">
            <text:p><text:s text:c="3"/>200,124</text:p>
          </table:table-cell>
          <table:table-cell table:style-name="ce18" office:value-type="float" office:value="98835" calcext:value-type="float">
            <text:p><text:s text:c="3"/>98,835</text:p>
          </table:table-cell>
          <table:table-cell table:style-name="ce24" office:value-type="float" office:value="101289" calcext:value-type="float">
            <text:p><text:s text:c="3"/>101,2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潮州鎮</text:p>
          </table:table-cell>
          <table:table-cell table:style-name="ce18" office:value-type="float" office:value="19456" calcext:value-type="float">
            <text:p><text:s text:c="3"/>19,456</text:p>
          </table:table-cell>
          <table:table-cell table:style-name="ce18" office:value-type="float" office:value="54024" calcext:value-type="float">
            <text:p><text:s text:c="3"/>54,024</text:p>
          </table:table-cell>
          <table:table-cell table:style-name="ce18" office:value-type="float" office:value="26985" calcext:value-type="float">
            <text:p><text:s text:c="3"/>26,985</text:p>
          </table:table-cell>
          <table:table-cell table:style-name="ce24" office:value-type="float" office:value="27039" calcext:value-type="float">
            <text:p><text:s text:c="3"/>27,0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港鎮</text:p>
          </table:table-cell>
          <table:table-cell table:style-name="ce18" office:value-type="float" office:value="16757" calcext:value-type="float">
            <text:p><text:s text:c="3"/>16,757</text:p>
          </table:table-cell>
          <table:table-cell table:style-name="ce18" office:value-type="float" office:value="47800" calcext:value-type="float">
            <text:p><text:s text:c="3"/>47,800</text:p>
          </table:table-cell>
          <table:table-cell table:style-name="ce18" office:value-type="float" office:value="24150" calcext:value-type="float">
            <text:p><text:s text:c="3"/>24,150</text:p>
          </table:table-cell>
          <table:table-cell table:style-name="ce24" office:value-type="float" office:value="23650" calcext:value-type="float">
            <text:p><text:s text:c="3"/>23,6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恆春鎮</text:p>
          </table:table-cell>
          <table:table-cell table:style-name="ce18" office:value-type="float" office:value="11624" calcext:value-type="float">
            <text:p><text:s text:c="3"/>11,624</text:p>
          </table:table-cell>
          <table:table-cell table:style-name="ce18" office:value-type="float" office:value="30780" calcext:value-type="float">
            <text:p><text:s text:c="3"/>30,780</text:p>
          </table:table-cell>
          <table:table-cell table:style-name="ce18" office:value-type="float" office:value="15802" calcext:value-type="float">
            <text:p><text:s text:c="3"/>15,802</text:p>
          </table:table-cell>
          <table:table-cell table:style-name="ce24" office:value-type="float" office:value="14978" calcext:value-type="float">
            <text:p><text:s text:c="3"/>14,9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丹鄉</text:p>
          </table:table-cell>
          <table:table-cell table:style-name="ce18" office:value-type="float" office:value="15033" calcext:value-type="float">
            <text:p><text:s text:c="3"/>15,033</text:p>
          </table:table-cell>
          <table:table-cell table:style-name="ce18" office:value-type="float" office:value="50739" calcext:value-type="float">
            <text:p><text:s text:c="3"/>50,739</text:p>
          </table:table-cell>
          <table:table-cell table:style-name="ce18" office:value-type="float" office:value="26341" calcext:value-type="float">
            <text:p><text:s text:c="3"/>26,341</text:p>
          </table:table-cell>
          <table:table-cell table:style-name="ce24" office:value-type="float" office:value="24398" calcext:value-type="float">
            <text:p><text:s text:c="3"/>24,3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長治鄉</text:p>
          </table:table-cell>
          <table:table-cell table:style-name="ce18" office:value-type="float" office:value="10161" calcext:value-type="float">
            <text:p><text:s text:c="3"/>10,161</text:p>
          </table:table-cell>
          <table:table-cell table:style-name="ce18" office:value-type="float" office:value="29806" calcext:value-type="float">
            <text:p><text:s text:c="3"/>29,806</text:p>
          </table:table-cell>
          <table:table-cell table:style-name="ce18" office:value-type="float" office:value="15534" calcext:value-type="float">
            <text:p><text:s text:c="3"/>15,534</text:p>
          </table:table-cell>
          <table:table-cell table:style-name="ce24" office:value-type="float" office:value="14272" calcext:value-type="float">
            <text:p><text:s text:c="3"/>14,2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麟洛鄉</text:p>
          </table:table-cell>
          <table:table-cell table:style-name="ce18" office:value-type="float" office:value="3827" calcext:value-type="float">
            <text:p><text:s text:c="3"/>3,827</text:p>
          </table:table-cell>
          <table:table-cell table:style-name="ce18" office:value-type="float" office:value="11090" calcext:value-type="float">
            <text:p><text:s text:c="3"/>11,090</text:p>
          </table:table-cell>
          <table:table-cell table:style-name="ce18" office:value-type="float" office:value="5737" calcext:value-type="float">
            <text:p><text:s text:c="3"/>5,737</text:p>
          </table:table-cell>
          <table:table-cell table:style-name="ce24" office:value-type="float" office:value="5353" calcext:value-type="float">
            <text:p><text:s text:c="3"/>5,3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九如鄉</text:p>
          </table:table-cell>
          <table:table-cell table:style-name="ce18" office:value-type="float" office:value="7047" calcext:value-type="float">
            <text:p><text:s text:c="3"/>7,047</text:p>
          </table:table-cell>
          <table:table-cell table:style-name="ce18" office:value-type="float" office:value="22133" calcext:value-type="float">
            <text:p><text:s text:c="3"/>22,133</text:p>
          </table:table-cell>
          <table:table-cell table:style-name="ce18" office:value-type="float" office:value="11434" calcext:value-type="float">
            <text:p><text:s text:c="3"/>11,434</text:p>
          </table:table-cell>
          <table:table-cell table:style-name="ce24" office:value-type="float" office:value="10699" calcext:value-type="float">
            <text:p><text:s text:c="3"/>10,6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里港鄉</text:p>
          </table:table-cell>
          <table:table-cell table:style-name="ce18" office:value-type="float" office:value="8212" calcext:value-type="float">
            <text:p><text:s text:c="3"/>8,212</text:p>
          </table:table-cell>
          <table:table-cell table:style-name="ce18" office:value-type="float" office:value="26280" calcext:value-type="float">
            <text:p><text:s text:c="3"/>26,280</text:p>
          </table:table-cell>
          <table:table-cell table:style-name="ce18" office:value-type="float" office:value="13368" calcext:value-type="float">
            <text:p><text:s text:c="3"/>13,368</text:p>
          </table:table-cell>
          <table:table-cell table:style-name="ce24" office:value-type="float" office:value="12912" calcext:value-type="float">
            <text:p><text:s text:c="3"/>12,9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埔鄉</text:p>
          </table:table-cell>
          <table:table-cell table:style-name="ce18" office:value-type="float" office:value="7862" calcext:value-type="float">
            <text:p><text:s text:c="3"/>7,862</text:p>
          </table:table-cell>
          <table:table-cell table:style-name="ce18" office:value-type="float" office:value="25817" calcext:value-type="float">
            <text:p><text:s text:c="3"/>25,817</text:p>
          </table:table-cell>
          <table:table-cell table:style-name="ce18" office:value-type="float" office:value="13428" calcext:value-type="float">
            <text:p><text:s text:c="3"/>13,428</text:p>
          </table:table-cell>
          <table:table-cell table:style-name="ce24" office:value-type="float" office:value="12389" calcext:value-type="float">
            <text:p><text:s text:c="3"/>12,3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高樹鄉</text:p>
          </table:table-cell>
          <table:table-cell table:style-name="ce18" office:value-type="float" office:value="9267" calcext:value-type="float">
            <text:p><text:s text:c="3"/>9,267</text:p>
          </table:table-cell>
          <table:table-cell table:style-name="ce18" office:value-type="float" office:value="24487" calcext:value-type="float">
            <text:p><text:s text:c="3"/>24,487</text:p>
          </table:table-cell>
          <table:table-cell table:style-name="ce18" office:value-type="float" office:value="13059" calcext:value-type="float">
            <text:p><text:s text:c="3"/>13,059</text:p>
          </table:table-cell>
          <table:table-cell table:style-name="ce24" office:value-type="float" office:value="11428" calcext:value-type="float">
            <text:p><text:s text:c="3"/>11,4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巒鄉</text:p>
          </table:table-cell>
          <table:table-cell table:style-name="ce18" office:value-type="float" office:value="6517" calcext:value-type="float">
            <text:p><text:s text:c="3"/>6,517</text:p>
          </table:table-cell>
          <table:table-cell table:style-name="ce18" office:value-type="float" office:value="20580" calcext:value-type="float">
            <text:p><text:s text:c="3"/>20,580</text:p>
          </table:table-cell>
          <table:table-cell table:style-name="ce18" office:value-type="float" office:value="10736" calcext:value-type="float">
            <text:p><text:s text:c="3"/>10,736</text:p>
          </table:table-cell>
          <table:table-cell table:style-name="ce24" office:value-type="float" office:value="9844" calcext:value-type="float">
            <text:p><text:s text:c="3"/>9,8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內埔鄉</text:p>
          </table:table-cell>
          <table:table-cell table:style-name="ce18" office:value-type="float" office:value="18671" calcext:value-type="float">
            <text:p><text:s text:c="3"/>18,671</text:p>
          </table:table-cell>
          <table:table-cell table:style-name="ce18" office:value-type="float" office:value="54382" calcext:value-type="float">
            <text:p><text:s text:c="3"/>54,382</text:p>
          </table:table-cell>
          <table:table-cell table:style-name="ce18" office:value-type="float" office:value="28081" calcext:value-type="float">
            <text:p><text:s text:c="3"/>28,081</text:p>
          </table:table-cell>
          <table:table-cell table:style-name="ce24" office:value-type="float" office:value="26301" calcext:value-type="float">
            <text:p><text:s text:c="3"/>26,3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田鄉</text:p>
          </table:table-cell>
          <table:table-cell table:style-name="ce18" office:value-type="float" office:value="5654" calcext:value-type="float">
            <text:p><text:s text:c="3"/>5,654</text:p>
          </table:table-cell>
          <table:table-cell table:style-name="ce18" office:value-type="float" office:value="17181" calcext:value-type="float">
            <text:p><text:s text:c="3"/>17,181</text:p>
          </table:table-cell>
          <table:table-cell table:style-name="ce18" office:value-type="float" office:value="9137" calcext:value-type="float">
            <text:p><text:s text:c="3"/>9,137</text:p>
          </table:table-cell>
          <table:table-cell table:style-name="ce24" office:value-type="float" office:value="8044" calcext:value-type="float">
            <text:p><text:s text:c="3"/>8,0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埤鄉</text:p>
          </table:table-cell>
          <table:table-cell table:style-name="ce18" office:value-type="float" office:value="3459" calcext:value-type="float">
            <text:p><text:s text:c="3"/>3,459</text:p>
          </table:table-cell>
          <table:table-cell table:style-name="ce18" office:value-type="float" office:value="10090" calcext:value-type="float">
            <text:p><text:s text:c="3"/>10,090</text:p>
          </table:table-cell>
          <table:table-cell table:style-name="ce18" office:value-type="float" office:value="5350" calcext:value-type="float">
            <text:p><text:s text:c="3"/>5,350</text:p>
          </table:table-cell>
          <table:table-cell table:style-name="ce24" office:value-type="float" office:value="4740" calcext:value-type="float">
            <text:p><text:s text:c="3"/>4,7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枋寮鄉</text:p>
          </table:table-cell>
          <table:table-cell table:style-name="ce18" office:value-type="float" office:value="8539" calcext:value-type="float">
            <text:p><text:s text:c="3"/>8,539</text:p>
          </table:table-cell>
          <table:table-cell table:style-name="ce18" office:value-type="float" office:value="24486" calcext:value-type="float">
            <text:p><text:s text:c="3"/>24,486</text:p>
          </table:table-cell>
          <table:table-cell table:style-name="ce18" office:value-type="float" office:value="12797" calcext:value-type="float">
            <text:p><text:s text:c="3"/>12,797</text:p>
          </table:table-cell>
          <table:table-cell table:style-name="ce24" office:value-type="float" office:value="11689" calcext:value-type="float">
            <text:p><text:s text:c="3"/>11,6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園鄉</text:p>
          </table:table-cell>
          <table:table-cell table:style-name="ce18" office:value-type="float" office:value="11807" calcext:value-type="float">
            <text:p><text:s text:c="3"/>11,807</text:p>
          </table:table-cell>
          <table:table-cell table:style-name="ce18" office:value-type="float" office:value="35068" calcext:value-type="float">
            <text:p><text:s text:c="3"/>35,068</text:p>
          </table:table-cell>
          <table:table-cell table:style-name="ce18" office:value-type="float" office:value="18166" calcext:value-type="float">
            <text:p><text:s text:c="3"/>18,166</text:p>
          </table:table-cell>
          <table:table-cell table:style-name="ce24" office:value-type="float" office:value="16902" calcext:value-type="float">
            <text:p><text:s text:c="3"/>16,9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崁頂鄉</text:p>
          </table:table-cell>
          <table:table-cell table:style-name="ce18" office:value-type="float" office:value="4490" calcext:value-type="float">
            <text:p><text:s text:c="3"/>4,490</text:p>
          </table:table-cell>
          <table:table-cell table:style-name="ce18" office:value-type="float" office:value="15556" calcext:value-type="float">
            <text:p><text:s text:c="3"/>15,556</text:p>
          </table:table-cell>
          <table:table-cell table:style-name="ce18" office:value-type="float" office:value="7882" calcext:value-type="float">
            <text:p><text:s text:c="3"/>7,882</text:p>
          </table:table-cell>
          <table:table-cell table:style-name="ce24" office:value-type="float" office:value="7674" calcext:value-type="float">
            <text:p><text:s text:c="3"/>7,6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邊鄉</text:p>
          </table:table-cell>
          <table:table-cell table:style-name="ce18" office:value-type="float" office:value="6705" calcext:value-type="float">
            <text:p><text:s text:c="3"/>6,705</text:p>
          </table:table-cell>
          <table:table-cell table:style-name="ce18" office:value-type="float" office:value="17908" calcext:value-type="float">
            <text:p><text:s text:c="3"/>17,908</text:p>
          </table:table-cell>
          <table:table-cell table:style-name="ce18" office:value-type="float" office:value="9167" calcext:value-type="float">
            <text:p><text:s text:c="3"/>9,167</text:p>
          </table:table-cell>
          <table:table-cell table:style-name="ce24" office:value-type="float" office:value="8741" calcext:value-type="float">
            <text:p><text:s text:c="3"/>8,7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州鄉</text:p>
          </table:table-cell>
          <table:table-cell table:style-name="ce18" office:value-type="float" office:value="3710" calcext:value-type="float">
            <text:p><text:s text:c="3"/>3,710</text:p>
          </table:table-cell>
          <table:table-cell table:style-name="ce18" office:value-type="float" office:value="10645" calcext:value-type="float">
            <text:p><text:s text:c="3"/>10,645</text:p>
          </table:table-cell>
          <table:table-cell table:style-name="ce18" office:value-type="float" office:value="5442" calcext:value-type="float">
            <text:p><text:s text:c="3"/>5,442</text:p>
          </table:table-cell>
          <table:table-cell table:style-name="ce24" office:value-type="float" office:value="5203" calcext:value-type="float">
            <text:p><text:s text:c="3"/>5,2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佳冬鄉</text:p>
          </table:table-cell>
          <table:table-cell table:style-name="ce18" office:value-type="float" office:value="6963" calcext:value-type="float">
            <text:p><text:s text:c="3"/>6,963</text:p>
          </table:table-cell>
          <table:table-cell table:style-name="ce18" office:value-type="float" office:value="19228" calcext:value-type="float">
            <text:p><text:s text:c="3"/>19,228</text:p>
          </table:table-cell>
          <table:table-cell table:style-name="ce18" office:value-type="float" office:value="9999" calcext:value-type="float">
            <text:p><text:s text:c="3"/>9,999</text:p>
          </table:table-cell>
          <table:table-cell table:style-name="ce24" office:value-type="float" office:value="9229" calcext:value-type="float">
            <text:p><text:s text:c="3"/>9,2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琉球鄉</text:p>
          </table:table-cell>
          <table:table-cell table:style-name="ce18" office:value-type="float" office:value="4506" calcext:value-type="float">
            <text:p><text:s text:c="3"/>4,506</text:p>
          </table:table-cell>
          <table:table-cell table:style-name="ce18" office:value-type="float" office:value="12372" calcext:value-type="float">
            <text:p><text:s text:c="3"/>12,372</text:p>
          </table:table-cell>
          <table:table-cell table:style-name="ce18" office:value-type="float" office:value="6776" calcext:value-type="float">
            <text:p><text:s text:c="3"/>6,776</text:p>
          </table:table-cell>
          <table:table-cell table:style-name="ce24" office:value-type="float" office:value="5596" calcext:value-type="float">
            <text:p><text:s text:c="3"/>5,5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車城鄉</text:p>
          </table:table-cell>
          <table:table-cell table:style-name="ce18" office:value-type="float" office:value="3484" calcext:value-type="float">
            <text:p><text:s text:c="3"/>3,484</text:p>
          </table:table-cell>
          <table:table-cell table:style-name="ce18" office:value-type="float" office:value="8681" calcext:value-type="float">
            <text:p><text:s text:c="3"/>8,681</text:p>
          </table:table-cell>
          <table:table-cell table:style-name="ce18" office:value-type="float" office:value="4654" calcext:value-type="float">
            <text:p><text:s text:c="3"/>4,654</text:p>
          </table:table-cell>
          <table:table-cell table:style-name="ce24" office:value-type="float" office:value="4027" calcext:value-type="float">
            <text:p><text:s text:c="3"/>4,0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滿州鄉</text:p>
          </table:table-cell>
          <table:table-cell table:style-name="ce18" office:value-type="float" office:value="3047" calcext:value-type="float">
            <text:p><text:s text:c="3"/>3,047</text:p>
          </table:table-cell>
          <table:table-cell table:style-name="ce18" office:value-type="float" office:value="8013" calcext:value-type="float">
            <text:p><text:s text:c="3"/>8,013</text:p>
          </table:table-cell>
          <table:table-cell table:style-name="ce18" office:value-type="float" office:value="4336" calcext:value-type="float">
            <text:p><text:s text:c="3"/>4,336</text:p>
          </table:table-cell>
          <table:table-cell table:style-name="ce24" office:value-type="float" office:value="3677" calcext:value-type="float">
            <text:p><text:s text:c="3"/>3,6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枋山鄉</text:p>
          </table:table-cell>
          <table:table-cell table:style-name="ce18" office:value-type="float" office:value="2103" calcext:value-type="float">
            <text:p><text:s text:c="3"/>2,103</text:p>
          </table:table-cell>
          <table:table-cell table:style-name="ce18" office:value-type="float" office:value="5520" calcext:value-type="float">
            <text:p><text:s text:c="3"/>5,520</text:p>
          </table:table-cell>
          <table:table-cell table:style-name="ce18" office:value-type="float" office:value="2936" calcext:value-type="float">
            <text:p><text:s text:c="3"/>2,936</text:p>
          </table:table-cell>
          <table:table-cell table:style-name="ce24" office:value-type="float" office:value="2584" calcext:value-type="float">
            <text:p><text:s text:c="3"/>2,5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三地門鄉</text:p>
          </table:table-cell>
          <table:table-cell table:style-name="ce18" office:value-type="float" office:value="2329" calcext:value-type="float">
            <text:p><text:s text:c="3"/>2,329</text:p>
          </table:table-cell>
          <table:table-cell table:style-name="ce18" office:value-type="float" office:value="7673" calcext:value-type="float">
            <text:p><text:s text:c="3"/>7,673</text:p>
          </table:table-cell>
          <table:table-cell table:style-name="ce18" office:value-type="float" office:value="3858" calcext:value-type="float">
            <text:p><text:s text:c="3"/>3,858</text:p>
          </table:table-cell>
          <table:table-cell table:style-name="ce24" office:value-type="float" office:value="3815" calcext:value-type="float">
            <text:p><text:s text:c="3"/>3,8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霧臺鄉</text:p>
          </table:table-cell>
          <table:table-cell table:style-name="ce18" office:value-type="float" office:value="1061" calcext:value-type="float">
            <text:p><text:s text:c="3"/>1,061</text:p>
          </table:table-cell>
          <table:table-cell table:style-name="ce18" office:value-type="float" office:value="3346" calcext:value-type="float">
            <text:p><text:s text:c="3"/>3,346</text:p>
          </table:table-cell>
          <table:table-cell table:style-name="ce18" office:value-type="float" office:value="1713" calcext:value-type="float">
            <text:p><text:s text:c="3"/>1,713</text:p>
          </table:table-cell>
          <table:table-cell table:style-name="ce24" office:value-type="float" office:value="1633" calcext:value-type="float">
            <text:p><text:s text:c="3"/>1,6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瑪家鄉</text:p>
          </table:table-cell>
          <table:table-cell table:style-name="ce18" office:value-type="float" office:value="2062" calcext:value-type="float">
            <text:p><text:s text:c="3"/>2,062</text:p>
          </table:table-cell>
          <table:table-cell table:style-name="ce18" office:value-type="float" office:value="6798" calcext:value-type="float">
            <text:p><text:s text:c="3"/>6,798</text:p>
          </table:table-cell>
          <table:table-cell table:style-name="ce18" office:value-type="float" office:value="3445" calcext:value-type="float">
            <text:p><text:s text:c="3"/>3,445</text:p>
          </table:table-cell>
          <table:table-cell table:style-name="ce24" office:value-type="float" office:value="3353" calcext:value-type="float">
            <text:p><text:s text:c="3"/>3,3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泰武鄉</text:p>
          </table:table-cell>
          <table:table-cell table:style-name="ce18" office:value-type="float" office:value="1353" calcext:value-type="float">
            <text:p><text:s text:c="3"/>1,353</text:p>
          </table:table-cell>
          <table:table-cell table:style-name="ce18" office:value-type="float" office:value="5389" calcext:value-type="float">
            <text:p><text:s text:c="3"/>5,389</text:p>
          </table:table-cell>
          <table:table-cell table:style-name="ce18" office:value-type="float" office:value="2826" calcext:value-type="float">
            <text:p><text:s text:c="3"/>2,826</text:p>
          </table:table-cell>
          <table:table-cell table:style-name="ce24" office:value-type="float" office:value="2563" calcext:value-type="float">
            <text:p><text:s text:c="3"/>2,5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來義鄉</text:p>
          </table:table-cell>
          <table:table-cell table:style-name="ce18" office:value-type="float" office:value="2234" calcext:value-type="float">
            <text:p><text:s text:c="3"/>2,234</text:p>
          </table:table-cell>
          <table:table-cell table:style-name="ce18" office:value-type="float" office:value="7428" calcext:value-type="float">
            <text:p><text:s text:c="3"/>7,428</text:p>
          </table:table-cell>
          <table:table-cell table:style-name="ce18" office:value-type="float" office:value="3744" calcext:value-type="float">
            <text:p><text:s text:c="3"/>3,744</text:p>
          </table:table-cell>
          <table:table-cell table:style-name="ce24" office:value-type="float" office:value="3684" calcext:value-type="float">
            <text:p><text:s text:c="3"/>3,6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春日鄉</text:p>
          </table:table-cell>
          <table:table-cell table:style-name="ce18" office:value-type="float" office:value="1409" calcext:value-type="float">
            <text:p><text:s text:c="3"/>1,409</text:p>
          </table:table-cell>
          <table:table-cell table:style-name="ce18" office:value-type="float" office:value="4894" calcext:value-type="float">
            <text:p><text:s text:c="3"/>4,894</text:p>
          </table:table-cell>
          <table:table-cell table:style-name="ce18" office:value-type="float" office:value="2514" calcext:value-type="float">
            <text:p><text:s text:c="3"/>2,514</text:p>
          </table:table-cell>
          <table:table-cell table:style-name="ce24" office:value-type="float" office:value="2380" calcext:value-type="float">
            <text:p><text:s text:c="3"/>2,3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獅子鄉</text:p>
          </table:table-cell>
          <table:table-cell table:style-name="ce18" office:value-type="float" office:value="1572" calcext:value-type="float">
            <text:p><text:s text:c="3"/>1,572</text:p>
          </table:table-cell>
          <table:table-cell table:style-name="ce18" office:value-type="float" office:value="4960" calcext:value-type="float">
            <text:p><text:s text:c="3"/>4,960</text:p>
          </table:table-cell>
          <table:table-cell table:style-name="ce18" office:value-type="float" office:value="2550" calcext:value-type="float">
            <text:p><text:s text:c="3"/>2,550</text:p>
          </table:table-cell>
          <table:table-cell table:style-name="ce24" office:value-type="float" office:value="2410" calcext:value-type="float">
            <text:p><text:s text:c="3"/>2,41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牡丹鄉</text:p>
          </table:table-cell>
          <table:table-cell table:style-name="ce19" office:value-type="float" office:value="1936" calcext:value-type="float">
            <text:p><text:s text:c="3"/>1,936</text:p>
          </table:table-cell>
          <table:table-cell table:style-name="ce19" office:value-type="float" office:value="4997" calcext:value-type="float">
            <text:p><text:s text:c="3"/>4,997</text:p>
          </table:table-cell>
          <table:table-cell table:style-name="ce19" office:value-type="float" office:value="2543" calcext:value-type="float">
            <text:p><text:s text:c="3"/>2,543</text:p>
          </table:table-cell>
          <table:table-cell table:style-name="ce25" office:value-type="float" office:value="2454" calcext:value-type="float">
            <text:p><text:s text:c="3"/>2,454</text:p>
          </table:table-cell>
          <table:table-cell table:number-columns-repeated="1019"/>
        </table:table-row>
        <table:table-row table:style-name="ro7">
          <table:table-cell table:style-name="ce40"/>
          <table:table-cell table:style-name="ce41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6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東縣</text:p>
          </table:table-cell>
          <table:table-cell table:style-name="ce17" office:value-type="float" office:value="82896" calcext:value-type="float">
            <text:p><text:s text:c="3"/>82,896</text:p>
          </table:table-cell>
          <table:table-cell table:style-name="ce17" office:value-type="float" office:value="219643" calcext:value-type="float">
            <text:p><text:s text:c="3"/>219,643</text:p>
          </table:table-cell>
          <table:table-cell table:style-name="ce17" office:value-type="float" office:value="113304" calcext:value-type="float">
            <text:p><text:s text:c="3"/>113,304</text:p>
          </table:table-cell>
          <table:table-cell table:style-name="ce23" office:value-type="float" office:value="106339" calcext:value-type="float">
            <text:p><text:s text:c="3"/>106,3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臺東市</text:p>
          </table:table-cell>
          <table:table-cell table:style-name="ce18" office:value-type="float" office:value="39717" calcext:value-type="float">
            <text:p><text:s text:c="3"/>39,717</text:p>
          </table:table-cell>
          <table:table-cell table:style-name="ce18" office:value-type="float" office:value="105734" calcext:value-type="float">
            <text:p><text:s text:c="3"/>105,734</text:p>
          </table:table-cell>
          <table:table-cell table:style-name="ce18" office:value-type="float" office:value="52895" calcext:value-type="float">
            <text:p><text:s text:c="3"/>52,895</text:p>
          </table:table-cell>
          <table:table-cell table:style-name="ce24" office:value-type="float" office:value="52839" calcext:value-type="float">
            <text:p><text:s text:c="3"/>52,8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成功鎮</text:p>
          </table:table-cell>
          <table:table-cell table:style-name="ce18" office:value-type="float" office:value="5376" calcext:value-type="float">
            <text:p><text:s text:c="3"/>5,376</text:p>
          </table:table-cell>
          <table:table-cell table:style-name="ce18" office:value-type="float" office:value="14201" calcext:value-type="float">
            <text:p><text:s text:c="3"/>14,201</text:p>
          </table:table-cell>
          <table:table-cell table:style-name="ce18" office:value-type="float" office:value="7455" calcext:value-type="float">
            <text:p><text:s text:c="3"/>7,455</text:p>
          </table:table-cell>
          <table:table-cell table:style-name="ce24" office:value-type="float" office:value="6746" calcext:value-type="float">
            <text:p><text:s text:c="3"/>6,7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山鎮</text:p>
          </table:table-cell>
          <table:table-cell table:style-name="ce18" office:value-type="float" office:value="3171" calcext:value-type="float">
            <text:p><text:s text:c="3"/>3,171</text:p>
          </table:table-cell>
          <table:table-cell table:style-name="ce18" office:value-type="float" office:value="8739" calcext:value-type="float">
            <text:p><text:s text:c="3"/>8,739</text:p>
          </table:table-cell>
          <table:table-cell table:style-name="ce18" office:value-type="float" office:value="4538" calcext:value-type="float">
            <text:p><text:s text:c="3"/>4,538</text:p>
          </table:table-cell>
          <table:table-cell table:style-name="ce24" office:value-type="float" office:value="4201" calcext:value-type="float">
            <text:p><text:s text:c="3"/>4,2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卑南鄉</text:p>
          </table:table-cell>
          <table:table-cell table:style-name="ce18" office:value-type="float" office:value="6712" calcext:value-type="float">
            <text:p><text:s text:c="3"/>6,712</text:p>
          </table:table-cell>
          <table:table-cell table:style-name="ce18" office:value-type="float" office:value="17334" calcext:value-type="float">
            <text:p><text:s text:c="3"/>17,334</text:p>
          </table:table-cell>
          <table:table-cell table:style-name="ce18" office:value-type="float" office:value="9140" calcext:value-type="float">
            <text:p><text:s text:c="3"/>9,140</text:p>
          </table:table-cell>
          <table:table-cell table:style-name="ce24" office:value-type="float" office:value="8194" calcext:value-type="float">
            <text:p><text:s text:c="3"/>8,1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武鄉</text:p>
          </table:table-cell>
          <table:table-cell table:style-name="ce18" office:value-type="float" office:value="2497" calcext:value-type="float">
            <text:p><text:s text:c="3"/>2,497</text:p>
          </table:table-cell>
          <table:table-cell table:style-name="ce18" office:value-type="float" office:value="6118" calcext:value-type="float">
            <text:p><text:s text:c="3"/>6,118</text:p>
          </table:table-cell>
          <table:table-cell table:style-name="ce18" office:value-type="float" office:value="3180" calcext:value-type="float">
            <text:p><text:s text:c="3"/>3,180</text:p>
          </table:table-cell>
          <table:table-cell table:style-name="ce24" office:value-type="float" office:value="2938" calcext:value-type="float">
            <text:p><text:s text:c="3"/>2,9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麻里鄉</text:p>
          </table:table-cell>
          <table:table-cell table:style-name="ce18" office:value-type="float" office:value="4725" calcext:value-type="float">
            <text:p><text:s text:c="3"/>4,725</text:p>
          </table:table-cell>
          <table:table-cell table:style-name="ce18" office:value-type="float" office:value="11187" calcext:value-type="float">
            <text:p><text:s text:c="3"/>11,187</text:p>
          </table:table-cell>
          <table:table-cell table:style-name="ce18" office:value-type="float" office:value="5960" calcext:value-type="float">
            <text:p><text:s text:c="3"/>5,960</text:p>
          </table:table-cell>
          <table:table-cell table:style-name="ce24" office:value-type="float" office:value="5227" calcext:value-type="float">
            <text:p><text:s text:c="3"/>5,2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河鄉</text:p>
          </table:table-cell>
          <table:table-cell table:style-name="ce18" office:value-type="float" office:value="3762" calcext:value-type="float">
            <text:p><text:s text:c="3"/>3,762</text:p>
          </table:table-cell>
          <table:table-cell table:style-name="ce18" office:value-type="float" office:value="8529" calcext:value-type="float">
            <text:p><text:s text:c="3"/>8,529</text:p>
          </table:table-cell>
          <table:table-cell table:style-name="ce18" office:value-type="float" office:value="4729" calcext:value-type="float">
            <text:p><text:s text:c="3"/>4,729</text:p>
          </table:table-cell>
          <table:table-cell table:style-name="ce24" office:value-type="float" office:value="3800" calcext:value-type="float">
            <text:p><text:s text:c="3"/>3,80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長濱鄉</text:p>
          </table:table-cell>
          <table:table-cell table:style-name="ce18" office:value-type="float" office:value="2920" calcext:value-type="float">
            <text:p><text:s text:c="3"/>2,920</text:p>
          </table:table-cell>
          <table:table-cell table:style-name="ce18" office:value-type="float" office:value="7252" calcext:value-type="float">
            <text:p><text:s text:c="3"/>7,252</text:p>
          </table:table-cell>
          <table:table-cell table:style-name="ce18" office:value-type="float" office:value="4117" calcext:value-type="float">
            <text:p><text:s text:c="3"/>4,117</text:p>
          </table:table-cell>
          <table:table-cell table:style-name="ce24" office:value-type="float" office:value="3135" calcext:value-type="float">
            <text:p><text:s text:c="3"/>3,1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野鄉</text:p>
          </table:table-cell>
          <table:table-cell table:style-name="ce18" office:value-type="float" office:value="3047" calcext:value-type="float">
            <text:p><text:s text:c="3"/>3,047</text:p>
          </table:table-cell>
          <table:table-cell table:style-name="ce18" office:value-type="float" office:value="7917" calcext:value-type="float">
            <text:p><text:s text:c="3"/>7,917</text:p>
          </table:table-cell>
          <table:table-cell table:style-name="ce18" office:value-type="float" office:value="4198" calcext:value-type="float">
            <text:p><text:s text:c="3"/>4,198</text:p>
          </table:table-cell>
          <table:table-cell table:style-name="ce24" office:value-type="float" office:value="3719" calcext:value-type="float">
            <text:p><text:s text:c="3"/>3,7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池上鄉</text:p>
          </table:table-cell>
          <table:table-cell table:style-name="ce18" office:value-type="float" office:value="3206" calcext:value-type="float">
            <text:p><text:s text:c="3"/>3,206</text:p>
          </table:table-cell>
          <table:table-cell table:style-name="ce18" office:value-type="float" office:value="8232" calcext:value-type="float">
            <text:p><text:s text:c="3"/>8,232</text:p>
          </table:table-cell>
          <table:table-cell table:style-name="ce18" office:value-type="float" office:value="4292" calcext:value-type="float">
            <text:p><text:s text:c="3"/>4,292</text:p>
          </table:table-cell>
          <table:table-cell table:style-name="ce24" office:value-type="float" office:value="3940" calcext:value-type="float">
            <text:p><text:s text:c="3"/>3,9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綠島鄉</text:p>
          </table:table-cell>
          <table:table-cell table:style-name="ce18" office:value-type="float" office:value="1152" calcext:value-type="float">
            <text:p><text:s text:c="3"/>1,152</text:p>
          </table:table-cell>
          <table:table-cell table:style-name="ce18" office:value-type="float" office:value="4112" calcext:value-type="float">
            <text:p><text:s text:c="3"/>4,112</text:p>
          </table:table-cell>
          <table:table-cell table:style-name="ce18" office:value-type="float" office:value="2185" calcext:value-type="float">
            <text:p><text:s text:c="3"/>2,185</text:p>
          </table:table-cell>
          <table:table-cell table:style-name="ce24" office:value-type="float" office:value="1927" calcext:value-type="float">
            <text:p><text:s text:c="3"/>1,9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延平鄉</text:p>
          </table:table-cell>
          <table:table-cell table:style-name="ce18" office:value-type="float" office:value="1076" calcext:value-type="float">
            <text:p><text:s text:c="3"/>1,076</text:p>
          </table:table-cell>
          <table:table-cell table:style-name="ce18" office:value-type="float" office:value="3659" calcext:value-type="float">
            <text:p><text:s text:c="3"/>3,659</text:p>
          </table:table-cell>
          <table:table-cell table:style-name="ce18" office:value-type="float" office:value="1952" calcext:value-type="float">
            <text:p><text:s text:c="3"/>1,952</text:p>
          </table:table-cell>
          <table:table-cell table:style-name="ce24" office:value-type="float" office:value="1707" calcext:value-type="float">
            <text:p><text:s text:c="3"/>1,7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海端鄉</text:p>
          </table:table-cell>
          <table:table-cell table:style-name="ce18" office:value-type="float" office:value="1091" calcext:value-type="float">
            <text:p><text:s text:c="3"/>1,091</text:p>
          </table:table-cell>
          <table:table-cell table:style-name="ce18" office:value-type="float" office:value="4195" calcext:value-type="float">
            <text:p><text:s text:c="3"/>4,195</text:p>
          </table:table-cell>
          <table:table-cell table:style-name="ce18" office:value-type="float" office:value="2233" calcext:value-type="float">
            <text:p><text:s text:c="3"/>2,233</text:p>
          </table:table-cell>
          <table:table-cell table:style-name="ce24" office:value-type="float" office:value="1962" calcext:value-type="float">
            <text:p><text:s text:c="3"/>1,9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達仁鄉</text:p>
          </table:table-cell>
          <table:table-cell table:style-name="ce18" office:value-type="float" office:value="1454" calcext:value-type="float">
            <text:p><text:s text:c="3"/>1,454</text:p>
          </table:table-cell>
          <table:table-cell table:style-name="ce18" office:value-type="float" office:value="3620" calcext:value-type="float">
            <text:p><text:s text:c="3"/>3,620</text:p>
          </table:table-cell>
          <table:table-cell table:style-name="ce18" office:value-type="float" office:value="1962" calcext:value-type="float">
            <text:p><text:s text:c="3"/>1,962</text:p>
          </table:table-cell>
          <table:table-cell table:style-name="ce24" office:value-type="float" office:value="1658" calcext:value-type="float">
            <text:p><text:s text:c="3"/>1,6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金峰鄉</text:p>
          </table:table-cell>
          <table:table-cell table:style-name="ce18" office:value-type="float" office:value="1136" calcext:value-type="float">
            <text:p><text:s text:c="3"/>1,136</text:p>
          </table:table-cell>
          <table:table-cell table:style-name="ce18" office:value-type="float" office:value="3733" calcext:value-type="float">
            <text:p><text:s text:c="3"/>3,733</text:p>
          </table:table-cell>
          <table:table-cell table:style-name="ce18" office:value-type="float" office:value="1893" calcext:value-type="float">
            <text:p><text:s text:c="3"/>1,893</text:p>
          </table:table-cell>
          <table:table-cell table:style-name="ce24" office:value-type="float" office:value="1840" calcext:value-type="float">
            <text:p><text:s text:c="3"/>1,84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蘭嶼鄉</text:p>
          </table:table-cell>
          <table:table-cell table:style-name="ce19" office:value-type="float" office:value="1854" calcext:value-type="float">
            <text:p><text:s text:c="3"/>1,854</text:p>
          </table:table-cell>
          <table:table-cell table:style-name="ce19" office:value-type="float" office:value="5081" calcext:value-type="float">
            <text:p><text:s text:c="3"/>5,081</text:p>
          </table:table-cell>
          <table:table-cell table:style-name="ce19" office:value-type="float" office:value="2575" calcext:value-type="float">
            <text:p><text:s text:c="3"/>2,575</text:p>
          </table:table-cell>
          <table:table-cell table:style-name="ce25" office:value-type="float" office:value="2506" calcext:value-type="float">
            <text:p><text:s text:c="3"/>2,506</text:p>
          </table:table-cell>
          <table:table-cell table:number-columns-repeated="1019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6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花蓮縣</text:p>
          </table:table-cell>
          <table:table-cell table:style-name="ce17" office:value-type="float" office:value="125851" calcext:value-type="float">
            <text:p><text:s text:c="3"/>125,851</text:p>
          </table:table-cell>
          <table:table-cell table:style-name="ce17" office:value-type="float" office:value="328749" calcext:value-type="float">
            <text:p><text:s text:c="3"/>328,749</text:p>
          </table:table-cell>
          <table:table-cell table:style-name="ce17" office:value-type="float" office:value="166743" calcext:value-type="float">
            <text:p><text:s text:c="3"/>166,743</text:p>
          </table:table-cell>
          <table:table-cell table:style-name="ce23" office:value-type="float" office:value="162006" calcext:value-type="float">
            <text:p><text:s text:c="3"/>162,0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花蓮市</text:p>
          </table:table-cell>
          <table:table-cell table:style-name="ce18" office:value-type="float" office:value="41372" calcext:value-type="float">
            <text:p><text:s text:c="3"/>41,372</text:p>
          </table:table-cell>
          <table:table-cell table:style-name="ce18" office:value-type="float" office:value="103871" calcext:value-type="float">
            <text:p><text:s text:c="3"/>103,871</text:p>
          </table:table-cell>
          <table:table-cell table:style-name="ce18" office:value-type="float" office:value="50061" calcext:value-type="float">
            <text:p><text:s text:c="3"/>50,061</text:p>
          </table:table-cell>
          <table:table-cell table:style-name="ce24" office:value-type="float" office:value="53810" calcext:value-type="float">
            <text:p><text:s text:c="3"/>53,8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鳳林鎮</text:p>
          </table:table-cell>
          <table:table-cell table:style-name="ce18" office:value-type="float" office:value="4408" calcext:value-type="float">
            <text:p><text:s text:c="3"/>4,408</text:p>
          </table:table-cell>
          <table:table-cell table:style-name="ce18" office:value-type="float" office:value="10910" calcext:value-type="float">
            <text:p><text:s text:c="3"/>10,910</text:p>
          </table:table-cell>
          <table:table-cell table:style-name="ce18" office:value-type="float" office:value="5670" calcext:value-type="float">
            <text:p><text:s text:c="3"/>5,670</text:p>
          </table:table-cell>
          <table:table-cell table:style-name="ce24" office:value-type="float" office:value="5240" calcext:value-type="float">
            <text:p><text:s text:c="3"/>5,2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玉里鎮</text:p>
          </table:table-cell>
          <table:table-cell table:style-name="ce18" office:value-type="float" office:value="8870" calcext:value-type="float">
            <text:p><text:s text:c="3"/>8,870</text:p>
          </table:table-cell>
          <table:table-cell table:style-name="ce18" office:value-type="float" office:value="24213" calcext:value-type="float">
            <text:p><text:s text:c="3"/>24,213</text:p>
          </table:table-cell>
          <table:table-cell table:style-name="ce18" office:value-type="float" office:value="12798" calcext:value-type="float">
            <text:p><text:s text:c="3"/>12,798</text:p>
          </table:table-cell>
          <table:table-cell table:style-name="ce24" office:value-type="float" office:value="11415" calcext:value-type="float">
            <text:p><text:s text:c="3"/>11,4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城鄉</text:p>
          </table:table-cell>
          <table:table-cell table:style-name="ce18" office:value-type="float" office:value="7704" calcext:value-type="float">
            <text:p><text:s text:c="3"/>7,704</text:p>
          </table:table-cell>
          <table:table-cell table:style-name="ce18" office:value-type="float" office:value="20098" calcext:value-type="float">
            <text:p><text:s text:c="3"/>20,098</text:p>
          </table:table-cell>
          <table:table-cell table:style-name="ce18" office:value-type="float" office:value="10320" calcext:value-type="float">
            <text:p><text:s text:c="3"/>10,320</text:p>
          </table:table-cell>
          <table:table-cell table:style-name="ce24" office:value-type="float" office:value="9778" calcext:value-type="float">
            <text:p><text:s text:c="3"/>9,7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吉安鄉</text:p>
          </table:table-cell>
          <table:table-cell table:style-name="ce18" office:value-type="float" office:value="32077" calcext:value-type="float">
            <text:p><text:s text:c="3"/>32,077</text:p>
          </table:table-cell>
          <table:table-cell table:style-name="ce18" office:value-type="float" office:value="83442" calcext:value-type="float">
            <text:p><text:s text:c="3"/>83,442</text:p>
          </table:table-cell>
          <table:table-cell table:style-name="ce18" office:value-type="float" office:value="41982" calcext:value-type="float">
            <text:p><text:s text:c="3"/>41,982</text:p>
          </table:table-cell>
          <table:table-cell table:style-name="ce24" office:value-type="float" office:value="41460" calcext:value-type="float">
            <text:p><text:s text:c="3"/>41,46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壽豐鄉</text:p>
          </table:table-cell>
          <table:table-cell table:style-name="ce18" office:value-type="float" office:value="7244" calcext:value-type="float">
            <text:p><text:s text:c="3"/>7,244</text:p>
          </table:table-cell>
          <table:table-cell table:style-name="ce18" office:value-type="float" office:value="18044" calcext:value-type="float">
            <text:p><text:s text:c="3"/>18,044</text:p>
          </table:table-cell>
          <table:table-cell table:style-name="ce18" office:value-type="float" office:value="9585" calcext:value-type="float">
            <text:p><text:s text:c="3"/>9,585</text:p>
          </table:table-cell>
          <table:table-cell table:style-name="ce24" office:value-type="float" office:value="8459" calcext:value-type="float">
            <text:p><text:s text:c="3"/>8,4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光復鄉</text:p>
          </table:table-cell>
          <table:table-cell table:style-name="ce18" office:value-type="float" office:value="5010" calcext:value-type="float">
            <text:p><text:s text:c="3"/>5,010</text:p>
          </table:table-cell>
          <table:table-cell table:style-name="ce18" office:value-type="float" office:value="12867" calcext:value-type="float">
            <text:p><text:s text:c="3"/>12,867</text:p>
          </table:table-cell>
          <table:table-cell table:style-name="ce18" office:value-type="float" office:value="6819" calcext:value-type="float">
            <text:p><text:s text:c="3"/>6,819</text:p>
          </table:table-cell>
          <table:table-cell table:style-name="ce24" office:value-type="float" office:value="6048" calcext:value-type="float">
            <text:p><text:s text:c="3"/>6,0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豐濱鄉</text:p>
          </table:table-cell>
          <table:table-cell table:style-name="ce18" office:value-type="float" office:value="1725" calcext:value-type="float">
            <text:p><text:s text:c="3"/>1,725</text:p>
          </table:table-cell>
          <table:table-cell table:style-name="ce18" office:value-type="float" office:value="4760" calcext:value-type="float">
            <text:p><text:s text:c="3"/>4,760</text:p>
          </table:table-cell>
          <table:table-cell table:style-name="ce18" office:value-type="float" office:value="2637" calcext:value-type="float">
            <text:p><text:s text:c="3"/>2,637</text:p>
          </table:table-cell>
          <table:table-cell table:style-name="ce24" office:value-type="float" office:value="2123" calcext:value-type="float">
            <text:p><text:s text:c="3"/>2,1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瑞穗鄉</text:p>
          </table:table-cell>
          <table:table-cell table:style-name="ce18" office:value-type="float" office:value="4764" calcext:value-type="float">
            <text:p><text:s text:c="3"/>4,764</text:p>
          </table:table-cell>
          <table:table-cell table:style-name="ce18" office:value-type="float" office:value="11721" calcext:value-type="float">
            <text:p><text:s text:c="3"/>11,721</text:p>
          </table:table-cell>
          <table:table-cell table:style-name="ce18" office:value-type="float" office:value="6320" calcext:value-type="float">
            <text:p><text:s text:c="3"/>6,320</text:p>
          </table:table-cell>
          <table:table-cell table:style-name="ce24" office:value-type="float" office:value="5401" calcext:value-type="float">
            <text:p><text:s text:c="3"/>5,4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富里鄉</text:p>
          </table:table-cell>
          <table:table-cell table:style-name="ce18" office:value-type="float" office:value="4044" calcext:value-type="float">
            <text:p><text:s text:c="3"/>4,044</text:p>
          </table:table-cell>
          <table:table-cell table:style-name="ce18" office:value-type="float" office:value="10358" calcext:value-type="float">
            <text:p><text:s text:c="3"/>10,358</text:p>
          </table:table-cell>
          <table:table-cell table:style-name="ce18" office:value-type="float" office:value="5616" calcext:value-type="float">
            <text:p><text:s text:c="3"/>5,616</text:p>
          </table:table-cell>
          <table:table-cell table:style-name="ce24" office:value-type="float" office:value="4742" calcext:value-type="float">
            <text:p><text:s text:c="3"/>4,7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秀林鄉</text:p>
          </table:table-cell>
          <table:table-cell table:style-name="ce18" office:value-type="float" office:value="4828" calcext:value-type="float">
            <text:p><text:s text:c="3"/>4,828</text:p>
          </table:table-cell>
          <table:table-cell table:style-name="ce18" office:value-type="float" office:value="15902" calcext:value-type="float">
            <text:p><text:s text:c="3"/>15,902</text:p>
          </table:table-cell>
          <table:table-cell table:style-name="ce18" office:value-type="float" office:value="8180" calcext:value-type="float">
            <text:p><text:s text:c="3"/>8,180</text:p>
          </table:table-cell>
          <table:table-cell table:style-name="ce24" office:value-type="float" office:value="7722" calcext:value-type="float">
            <text:p><text:s text:c="3"/>7,72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萬榮鄉</text:p>
          </table:table-cell>
          <table:table-cell table:style-name="ce18" office:value-type="float" office:value="2111" calcext:value-type="float">
            <text:p><text:s text:c="3"/>2,111</text:p>
          </table:table-cell>
          <table:table-cell table:style-name="ce18" office:value-type="float" office:value="6459" calcext:value-type="float">
            <text:p><text:s text:c="3"/>6,459</text:p>
          </table:table-cell>
          <table:table-cell table:style-name="ce18" office:value-type="float" office:value="3405" calcext:value-type="float">
            <text:p><text:s text:c="3"/>3,405</text:p>
          </table:table-cell>
          <table:table-cell table:style-name="ce24" office:value-type="float" office:value="3054" calcext:value-type="float">
            <text:p><text:s text:c="3"/>3,05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卓溪鄉</text:p>
          </table:table-cell>
          <table:table-cell table:style-name="ce19" office:value-type="float" office:value="1694" calcext:value-type="float">
            <text:p><text:s text:c="3"/>1,694</text:p>
          </table:table-cell>
          <table:table-cell table:style-name="ce19" office:value-type="float" office:value="6104" calcext:value-type="float">
            <text:p><text:s text:c="3"/>6,104</text:p>
          </table:table-cell>
          <table:table-cell table:style-name="ce19" office:value-type="float" office:value="3350" calcext:value-type="float">
            <text:p><text:s text:c="3"/>3,350</text:p>
          </table:table-cell>
          <table:table-cell table:style-name="ce25" office:value-type="float" office:value="2754" calcext:value-type="float">
            <text:p><text:s text:c="3"/>2,754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6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澎湖縣</text:p>
          </table:table-cell>
          <table:table-cell table:style-name="ce17" office:value-type="float" office:value="39883" calcext:value-type="float">
            <text:p><text:s text:c="3"/>39,883</text:p>
          </table:table-cell>
          <table:table-cell table:style-name="ce17" office:value-type="float" office:value="104013" calcext:value-type="float">
            <text:p><text:s text:c="3"/>104,013</text:p>
          </table:table-cell>
          <table:table-cell table:style-name="ce17" office:value-type="float" office:value="53579" calcext:value-type="float">
            <text:p><text:s text:c="3"/>53,579</text:p>
          </table:table-cell>
          <table:table-cell table:style-name="ce23" office:value-type="float" office:value="50434" calcext:value-type="float">
            <text:p><text:s text:c="3"/>50,4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馬公市</text:p>
          </table:table-cell>
          <table:table-cell table:style-name="ce18" office:value-type="float" office:value="24405" calcext:value-type="float">
            <text:p><text:s text:c="3"/>24,405</text:p>
          </table:table-cell>
          <table:table-cell table:style-name="ce18" office:value-type="float" office:value="62185" calcext:value-type="float">
            <text:p><text:s text:c="3"/>62,185</text:p>
          </table:table-cell>
          <table:table-cell table:style-name="ce18" office:value-type="float" office:value="31619" calcext:value-type="float">
            <text:p><text:s text:c="3"/>31,619</text:p>
          </table:table-cell>
          <table:table-cell table:style-name="ce24" office:value-type="float" office:value="30566" calcext:value-type="float">
            <text:p><text:s text:c="3"/>30,56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西鄉</text:p>
          </table:table-cell>
          <table:table-cell table:style-name="ce18" office:value-type="float" office:value="5631" calcext:value-type="float">
            <text:p><text:s text:c="3"/>5,631</text:p>
          </table:table-cell>
          <table:table-cell table:style-name="ce18" office:value-type="float" office:value="14474" calcext:value-type="float">
            <text:p><text:s text:c="3"/>14,474</text:p>
          </table:table-cell>
          <table:table-cell table:style-name="ce18" office:value-type="float" office:value="7641" calcext:value-type="float">
            <text:p><text:s text:c="3"/>7,641</text:p>
          </table:table-cell>
          <table:table-cell table:style-name="ce24" office:value-type="float" office:value="6833" calcext:value-type="float">
            <text:p><text:s text:c="3"/>6,8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白沙鄉</text:p>
          </table:table-cell>
          <table:table-cell table:style-name="ce18" office:value-type="float" office:value="3415" calcext:value-type="float">
            <text:p><text:s text:c="3"/>3,415</text:p>
          </table:table-cell>
          <table:table-cell table:style-name="ce18" office:value-type="float" office:value="9835" calcext:value-type="float">
            <text:p><text:s text:c="3"/>9,835</text:p>
          </table:table-cell>
          <table:table-cell table:style-name="ce18" office:value-type="float" office:value="5145" calcext:value-type="float">
            <text:p><text:s text:c="3"/>5,145</text:p>
          </table:table-cell>
          <table:table-cell table:style-name="ce24" office:value-type="float" office:value="4690" calcext:value-type="float">
            <text:p><text:s text:c="3"/>4,6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嶼鄉</text:p>
          </table:table-cell>
          <table:table-cell table:style-name="ce18" office:value-type="float" office:value="3030" calcext:value-type="float">
            <text:p><text:s text:c="3"/>3,030</text:p>
          </table:table-cell>
          <table:table-cell table:style-name="ce18" office:value-type="float" office:value="8417" calcext:value-type="float">
            <text:p><text:s text:c="3"/>8,417</text:p>
          </table:table-cell>
          <table:table-cell table:style-name="ce18" office:value-type="float" office:value="4339" calcext:value-type="float">
            <text:p><text:s text:c="3"/>4,339</text:p>
          </table:table-cell>
          <table:table-cell table:style-name="ce24" office:value-type="float" office:value="4078" calcext:value-type="float">
            <text:p><text:s text:c="3"/>4,0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望安鄉</text:p>
          </table:table-cell>
          <table:table-cell table:style-name="ce18" office:value-type="float" office:value="2025" calcext:value-type="float">
            <text:p><text:s text:c="3"/>2,025</text:p>
          </table:table-cell>
          <table:table-cell table:style-name="ce18" office:value-type="float" office:value="5236" calcext:value-type="float">
            <text:p><text:s text:c="3"/>5,236</text:p>
          </table:table-cell>
          <table:table-cell table:style-name="ce18" office:value-type="float" office:value="2833" calcext:value-type="float">
            <text:p><text:s text:c="3"/>2,833</text:p>
          </table:table-cell>
          <table:table-cell table:style-name="ce24" office:value-type="float" office:value="2403" calcext:value-type="float">
            <text:p><text:s text:c="3"/>2,4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七美鄉</text:p>
          </table:table-cell>
          <table:table-cell table:style-name="ce19" office:value-type="float" office:value="1377" calcext:value-type="float">
            <text:p><text:s text:c="3"/>1,377</text:p>
          </table:table-cell>
          <table:table-cell table:style-name="ce19" office:value-type="float" office:value="3866" calcext:value-type="float">
            <text:p><text:s text:c="3"/>3,866</text:p>
          </table:table-cell>
          <table:table-cell table:style-name="ce19" office:value-type="float" office:value="2002" calcext:value-type="float">
            <text:p><text:s text:c="3"/>2,002</text:p>
          </table:table-cell>
          <table:table-cell table:style-name="ce25" office:value-type="float" office:value="1864" calcext:value-type="float">
            <text:p><text:s text:c="3"/>1,864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6月底</text:p>
          </table:table-cell>
          <table:table-cell table:style-name="ce4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基隆市</text:p>
          </table:table-cell>
          <table:table-cell table:style-name="ce17" office:value-type="float" office:value="153191" calcext:value-type="float">
            <text:p><text:s text:c="3"/>153,191</text:p>
          </table:table-cell>
          <table:table-cell table:style-name="ce17" office:value-type="float" office:value="370795" calcext:value-type="float">
            <text:p><text:s text:c="3"/>370,795</text:p>
          </table:table-cell>
          <table:table-cell table:style-name="ce17" office:value-type="float" office:value="185428" calcext:value-type="float">
            <text:p><text:s text:c="3"/>185,428</text:p>
          </table:table-cell>
          <table:table-cell table:style-name="ce23" office:value-type="float" office:value="185367" calcext:value-type="float">
            <text:p><text:s text:c="3"/>185,3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正區</text:p>
          </table:table-cell>
          <table:table-cell table:style-name="ce18" office:value-type="float" office:value="22622" calcext:value-type="float">
            <text:p><text:s text:c="3"/>22,622</text:p>
          </table:table-cell>
          <table:table-cell table:style-name="ce18" office:value-type="float" office:value="51834" calcext:value-type="float">
            <text:p><text:s text:c="3"/>51,834</text:p>
          </table:table-cell>
          <table:table-cell table:style-name="ce18" office:value-type="float" office:value="26451" calcext:value-type="float">
            <text:p><text:s text:c="3"/>26,451</text:p>
          </table:table-cell>
          <table:table-cell table:style-name="ce24" office:value-type="float" office:value="25383" calcext:value-type="float">
            <text:p><text:s text:c="3"/>25,38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七堵區</text:p>
          </table:table-cell>
          <table:table-cell table:style-name="ce18" office:value-type="float" office:value="21517" calcext:value-type="float">
            <text:p><text:s text:c="3"/>21,517</text:p>
          </table:table-cell>
          <table:table-cell table:style-name="ce18" office:value-type="float" office:value="53909" calcext:value-type="float">
            <text:p><text:s text:c="3"/>53,909</text:p>
          </table:table-cell>
          <table:table-cell table:style-name="ce18" office:value-type="float" office:value="27070" calcext:value-type="float">
            <text:p><text:s text:c="3"/>27,070</text:p>
          </table:table-cell>
          <table:table-cell table:style-name="ce24" office:value-type="float" office:value="26839" calcext:value-type="float">
            <text:p><text:s text:c="3"/>26,8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暖暖區</text:p>
          </table:table-cell>
          <table:table-cell table:style-name="ce18" office:value-type="float" office:value="15666" calcext:value-type="float">
            <text:p><text:s text:c="3"/>15,666</text:p>
          </table:table-cell>
          <table:table-cell table:style-name="ce18" office:value-type="float" office:value="38631" calcext:value-type="float">
            <text:p><text:s text:c="3"/>38,631</text:p>
          </table:table-cell>
          <table:table-cell table:style-name="ce18" office:value-type="float" office:value="19349" calcext:value-type="float">
            <text:p><text:s text:c="3"/>19,349</text:p>
          </table:table-cell>
          <table:table-cell table:style-name="ce24" office:value-type="float" office:value="19282" calcext:value-type="float">
            <text:p><text:s text:c="3"/>19,2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愛區</text:p>
          </table:table-cell>
          <table:table-cell table:style-name="ce18" office:value-type="float" office:value="19202" calcext:value-type="float">
            <text:p><text:s text:c="3"/>19,202</text:p>
          </table:table-cell>
          <table:table-cell table:style-name="ce18" office:value-type="float" office:value="44194" calcext:value-type="float">
            <text:p><text:s text:c="3"/>44,194</text:p>
          </table:table-cell>
          <table:table-cell table:style-name="ce18" office:value-type="float" office:value="21867" calcext:value-type="float">
            <text:p><text:s text:c="3"/>21,867</text:p>
          </table:table-cell>
          <table:table-cell table:style-name="ce24" office:value-type="float" office:value="22327" calcext:value-type="float">
            <text:p><text:s text:c="3"/>22,3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山區</text:p>
          </table:table-cell>
          <table:table-cell table:style-name="ce18" office:value-type="float" office:value="19265" calcext:value-type="float">
            <text:p><text:s text:c="3"/>19,265</text:p>
          </table:table-cell>
          <table:table-cell table:style-name="ce18" office:value-type="float" office:value="47628" calcext:value-type="float">
            <text:p><text:s text:c="3"/>47,628</text:p>
          </table:table-cell>
          <table:table-cell table:style-name="ce18" office:value-type="float" office:value="24116" calcext:value-type="float">
            <text:p><text:s text:c="3"/>24,116</text:p>
          </table:table-cell>
          <table:table-cell table:style-name="ce24" office:value-type="float" office:value="23512" calcext:value-type="float">
            <text:p><text:s text:c="3"/>23,5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樂區</text:p>
          </table:table-cell>
          <table:table-cell table:style-name="ce18" office:value-type="float" office:value="33503" calcext:value-type="float">
            <text:p><text:s text:c="3"/>33,503</text:p>
          </table:table-cell>
          <table:table-cell table:style-name="ce18" office:value-type="float" office:value="82394" calcext:value-type="float">
            <text:p><text:s text:c="3"/>82,394</text:p>
          </table:table-cell>
          <table:table-cell table:style-name="ce18" office:value-type="float" office:value="40775" calcext:value-type="float">
            <text:p><text:s text:c="3"/>40,775</text:p>
          </table:table-cell>
          <table:table-cell table:style-name="ce24" office:value-type="float" office:value="41619" calcext:value-type="float">
            <text:p><text:s text:c="3"/>41,61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信義區</text:p>
          </table:table-cell>
          <table:table-cell table:style-name="ce19" office:value-type="float" office:value="21416" calcext:value-type="float">
            <text:p><text:s text:c="3"/>21,416</text:p>
          </table:table-cell>
          <table:table-cell table:style-name="ce19" office:value-type="float" office:value="52205" calcext:value-type="float">
            <text:p><text:s text:c="3"/>52,205</text:p>
          </table:table-cell>
          <table:table-cell table:style-name="ce19" office:value-type="float" office:value="25800" calcext:value-type="float">
            <text:p><text:s text:c="3"/>25,800</text:p>
          </table:table-cell>
          <table:table-cell table:style-name="ce25" office:value-type="float" office:value="26405" calcext:value-type="float">
            <text:p><text:s text:c="3"/>26,405</text:p>
          </table:table-cell>
          <table:table-cell table:number-columns-repeated="1019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6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竹市</text:p>
          </table:table-cell>
          <table:table-cell table:style-name="ce17" office:value-type="float" office:value="164283" calcext:value-type="float">
            <text:p><text:s text:c="3"/>164,283</text:p>
          </table:table-cell>
          <table:table-cell table:style-name="ce17" office:value-type="float" office:value="443351" calcext:value-type="float">
            <text:p><text:s text:c="3"/>443,351</text:p>
          </table:table-cell>
          <table:table-cell table:style-name="ce17" office:value-type="float" office:value="218722" calcext:value-type="float">
            <text:p><text:s text:c="3"/>218,722</text:p>
          </table:table-cell>
          <table:table-cell table:style-name="ce23" office:value-type="float" office:value="224629" calcext:value-type="float">
            <text:p><text:s text:c="3"/>224,6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80010" calcext:value-type="float">
            <text:p><text:s text:c="3"/>80,010</text:p>
          </table:table-cell>
          <table:table-cell table:style-name="ce18" office:value-type="float" office:value="214339" calcext:value-type="float">
            <text:p><text:s text:c="3"/>214,339</text:p>
          </table:table-cell>
          <table:table-cell table:style-name="ce18" office:value-type="float" office:value="105440" calcext:value-type="float">
            <text:p><text:s text:c="3"/>105,440</text:p>
          </table:table-cell>
          <table:table-cell table:style-name="ce24" office:value-type="float" office:value="108899" calcext:value-type="float">
            <text:p><text:s text:c="3"/>108,8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6906" calcext:value-type="float">
            <text:p><text:s text:c="3"/>56,906</text:p>
          </table:table-cell>
          <table:table-cell table:style-name="ce18" office:value-type="float" office:value="150881" calcext:value-type="float">
            <text:p><text:s text:c="3"/>150,881</text:p>
          </table:table-cell>
          <table:table-cell table:style-name="ce18" office:value-type="float" office:value="73635" calcext:value-type="float">
            <text:p><text:s text:c="3"/>73,635</text:p>
          </table:table-cell>
          <table:table-cell table:style-name="ce24" office:value-type="float" office:value="77246" calcext:value-type="float">
            <text:p><text:s text:c="3"/>77,24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香山區</text:p>
          </table:table-cell>
          <table:table-cell table:style-name="ce19" office:value-type="float" office:value="27367" calcext:value-type="float">
            <text:p><text:s text:c="3"/>27,367</text:p>
          </table:table-cell>
          <table:table-cell table:style-name="ce19" office:value-type="float" office:value="78131" calcext:value-type="float">
            <text:p><text:s text:c="3"/>78,131</text:p>
          </table:table-cell>
          <table:table-cell table:style-name="ce19" office:value-type="float" office:value="39647" calcext:value-type="float">
            <text:p><text:s text:c="3"/>39,647</text:p>
          </table:table-cell>
          <table:table-cell table:style-name="ce25" office:value-type="float" office:value="38484" calcext:value-type="float">
            <text:p><text:s text:c="3"/>38,484</text:p>
          </table:table-cell>
          <table:table-cell table:number-columns-repeated="1019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6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嘉義市</text:p>
          </table:table-cell>
          <table:table-cell table:style-name="ce17" office:value-type="float" office:value="99737" calcext:value-type="float">
            <text:p><text:s text:c="3"/>99,737</text:p>
          </table:table-cell>
          <table:table-cell table:style-name="ce17" office:value-type="float" office:value="268951" calcext:value-type="float">
            <text:p><text:s text:c="3"/>268,951</text:p>
          </table:table-cell>
          <table:table-cell table:style-name="ce17" office:value-type="float" office:value="130663" calcext:value-type="float">
            <text:p><text:s text:c="3"/>130,663</text:p>
          </table:table-cell>
          <table:table-cell table:style-name="ce23" office:value-type="float" office:value="138288" calcext:value-type="float">
            <text:p><text:s text:c="3"/>138,2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45528" calcext:value-type="float">
            <text:p><text:s text:c="3"/>45,528</text:p>
          </table:table-cell>
          <table:table-cell table:style-name="ce18" office:value-type="float" office:value="121689" calcext:value-type="float">
            <text:p><text:s text:c="3"/>121,689</text:p>
          </table:table-cell>
          <table:table-cell table:style-name="ce18" office:value-type="float" office:value="58549" calcext:value-type="float">
            <text:p><text:s text:c="3"/>58,549</text:p>
          </table:table-cell>
          <table:table-cell table:style-name="ce24" office:value-type="float" office:value="63140" calcext:value-type="float">
            <text:p><text:s text:c="3"/>63,14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　區</text:p>
          </table:table-cell>
          <table:table-cell table:style-name="ce19" office:value-type="float" office:value="54209" calcext:value-type="float">
            <text:p><text:s text:c="3"/>54,209</text:p>
          </table:table-cell>
          <table:table-cell table:style-name="ce19" office:value-type="float" office:value="147262" calcext:value-type="float">
            <text:p><text:s text:c="3"/>147,262</text:p>
          </table:table-cell>
          <table:table-cell table:style-name="ce19" office:value-type="float" office:value="72114" calcext:value-type="float">
            <text:p><text:s text:c="3"/>72,114</text:p>
          </table:table-cell>
          <table:table-cell table:style-name="ce25" office:value-type="float" office:value="75148" calcext:value-type="float">
            <text:p><text:s text:c="3"/>75,148</text:p>
          </table:table-cell>
          <table:table-cell table:number-columns-repeated="1019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9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9"/>
        <table:table-column table:style-name="co3" table:number-columns-repeated="995" table:default-cell-style-name="Default"/>
        <table:table-row table:style-name="ro1">
          <table:table-cell table:style-name="ce1" office:value-type="string" calcext:value-type="string">
            <text:p>107年6月底</text:p>
          </table:table-cell>
          <table:table-cell table:number-columns-repeated="23"/>
          <table:table-cell table:style-name="ce43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9"/>
          <table:table-cell table:style-name="ce44" table:number-columns-spanned="1" table:number-rows-spanned="2"/>
          <table:table-cell table:style-name="ce47" table:number-columns-spanned="1" table:number-rows-spanned="2"/>
          <table:table-cell table:style-name="ce47" table:number-columns-spanned="3" table:number-rows-spanned="1"/>
          <table:covered-table-cell table:number-columns-repeated="2" table:style-name="ce47"/>
          <table:table-cell table:number-columns-repeated="995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9"/>
          <table:covered-table-cell table:number-columns-repeated="2" table:style-name="ce44"/>
          <table:table-cell table:style-name="ce47" table:number-columns-repeated="3"/>
          <table:table-cell table:number-columns-repeated="995"/>
        </table:table-row>
        <table:table-row table:style-name="ro4">
          <table:table-cell table:style-name="ce27" office:value-type="string" calcext:value-type="string">
            <text:p>金門縣</text:p>
          </table:table-cell>
          <table:table-cell table:style-name="ce17" office:value-type="float" office:value="40250" calcext:value-type="float">
            <text:p><text:s text:c="3"/>40,250</text:p>
          </table:table-cell>
          <table:table-cell table:style-name="ce17" office:value-type="float" office:value="137837" calcext:value-type="float">
            <text:p><text:s text:c="3"/>137,837</text:p>
          </table:table-cell>
          <table:table-cell table:style-name="ce17" office:value-type="float" office:value="68909" calcext:value-type="float">
            <text:p><text:s text:c="3"/>68,909</text:p>
          </table:table-cell>
          <table:table-cell table:style-name="ce23" office:value-type="float" office:value="68928" calcext:value-type="float">
            <text:p><text:s text:c="3"/>68,928</text:p>
          </table:table-cell>
          <table:table-cell table:number-columns-repeated="19"/>
          <table:table-cell table:style-name="ce45"/>
          <table:table-cell table:style-name="ce48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城鎮</text:p>
          </table:table-cell>
          <table:table-cell table:style-name="ce18" office:value-type="float" office:value="12939" calcext:value-type="float">
            <text:p><text:s text:c="3"/>12,939</text:p>
          </table:table-cell>
          <table:table-cell table:style-name="ce18" office:value-type="float" office:value="43303" calcext:value-type="float">
            <text:p><text:s text:c="3"/>43,303</text:p>
          </table:table-cell>
          <table:table-cell table:style-name="ce18" office:value-type="float" office:value="21609" calcext:value-type="float">
            <text:p><text:s text:c="3"/>21,609</text:p>
          </table:table-cell>
          <table:table-cell table:style-name="ce24" office:value-type="float" office:value="21694" calcext:value-type="float">
            <text:p><text:s text:c="3"/>21,694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湖鎮</text:p>
          </table:table-cell>
          <table:table-cell table:style-name="ce18" office:value-type="float" office:value="8960" calcext:value-type="float">
            <text:p><text:s text:c="3"/>8,960</text:p>
          </table:table-cell>
          <table:table-cell table:style-name="ce18" office:value-type="float" office:value="29491" calcext:value-type="float">
            <text:p><text:s text:c="3"/>29,491</text:p>
          </table:table-cell>
          <table:table-cell table:style-name="ce18" office:value-type="float" office:value="14802" calcext:value-type="float">
            <text:p><text:s text:c="3"/>14,802</text:p>
          </table:table-cell>
          <table:table-cell table:style-name="ce24" office:value-type="float" office:value="14689" calcext:value-type="float">
            <text:p><text:s text:c="3"/>14,689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沙鎮</text:p>
          </table:table-cell>
          <table:table-cell table:style-name="ce18" office:value-type="float" office:value="6335" calcext:value-type="float">
            <text:p><text:s text:c="3"/>6,335</text:p>
          </table:table-cell>
          <table:table-cell table:style-name="ce18" office:value-type="float" office:value="20627" calcext:value-type="float">
            <text:p><text:s text:c="3"/>20,627</text:p>
          </table:table-cell>
          <table:table-cell table:style-name="ce18" office:value-type="float" office:value="10217" calcext:value-type="float">
            <text:p><text:s text:c="3"/>10,217</text:p>
          </table:table-cell>
          <table:table-cell table:style-name="ce24" office:value-type="float" office:value="10410" calcext:value-type="float">
            <text:p><text:s text:c="3"/>10,410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寧鄉</text:p>
          </table:table-cell>
          <table:table-cell table:style-name="ce18" office:value-type="float" office:value="8717" calcext:value-type="float">
            <text:p><text:s text:c="3"/>8,717</text:p>
          </table:table-cell>
          <table:table-cell table:style-name="ce18" office:value-type="float" office:value="30917" calcext:value-type="float">
            <text:p><text:s text:c="3"/>30,917</text:p>
          </table:table-cell>
          <table:table-cell table:style-name="ce18" office:value-type="float" office:value="15617" calcext:value-type="float">
            <text:p><text:s text:c="3"/>15,617</text:p>
          </table:table-cell>
          <table:table-cell table:style-name="ce24" office:value-type="float" office:value="15300" calcext:value-type="float">
            <text:p><text:s text:c="3"/>15,300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烈嶼鄉</text:p>
          </table:table-cell>
          <table:table-cell table:style-name="ce18" office:value-type="float" office:value="3165" calcext:value-type="float">
            <text:p><text:s text:c="3"/>3,165</text:p>
          </table:table-cell>
          <table:table-cell table:style-name="ce18" office:value-type="float" office:value="12813" calcext:value-type="float">
            <text:p><text:s text:c="3"/>12,813</text:p>
          </table:table-cell>
          <table:table-cell table:style-name="ce18" office:value-type="float" office:value="6317" calcext:value-type="float">
            <text:p><text:s text:c="3"/>6,317</text:p>
          </table:table-cell>
          <table:table-cell table:style-name="ce24" office:value-type="float" office:value="6496" calcext:value-type="float">
            <text:p><text:s text:c="3"/>6,496</text:p>
          </table:table-cell>
          <table:table-cell table:number-columns-repeated="19"/>
          <table:table-cell table:style-name="ce46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烏坵鄉</text:p>
          </table:table-cell>
          <table:table-cell table:style-name="ce19" office:value-type="float" office:value="134" calcext:value-type="float">
            <text:p><text:s text:c="3"/>134</text:p>
          </table:table-cell>
          <table:table-cell table:style-name="ce19" office:value-type="float" office:value="686" calcext:value-type="float">
            <text:p><text:s text:c="3"/>686</text:p>
          </table:table-cell>
          <table:table-cell table:style-name="ce19" office:value-type="float" office:value="347" calcext:value-type="float">
            <text:p><text:s text:c="3"/>347</text:p>
          </table:table-cell>
          <table:table-cell table:style-name="ce25" office:value-type="float" office:value="339" calcext:value-type="float">
            <text:p><text:s text:c="3"/>339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6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連江縣</text:p>
          </table:table-cell>
          <table:table-cell table:style-name="ce17" office:value-type="float" office:value="2986" calcext:value-type="float">
            <text:p><text:s text:c="3"/>2,986</text:p>
          </table:table-cell>
          <table:table-cell table:style-name="ce17" office:value-type="float" office:value="13044" calcext:value-type="float">
            <text:p><text:s text:c="3"/>13,044</text:p>
          </table:table-cell>
          <table:table-cell table:style-name="ce17" office:value-type="float" office:value="7455" calcext:value-type="float">
            <text:p><text:s text:c="3"/>7,455</text:p>
          </table:table-cell>
          <table:table-cell table:style-name="ce23" office:value-type="float" office:value="5589" calcext:value-type="float">
            <text:p><text:s text:c="3"/>5,5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竿鄉</text:p>
          </table:table-cell>
          <table:table-cell table:style-name="ce18" office:value-type="float" office:value="1740" calcext:value-type="float">
            <text:p><text:s text:c="3"/>1,740</text:p>
          </table:table-cell>
          <table:table-cell table:style-name="ce18" office:value-type="float" office:value="7652" calcext:value-type="float">
            <text:p><text:s text:c="3"/>7,652</text:p>
          </table:table-cell>
          <table:table-cell table:style-name="ce18" office:value-type="float" office:value="4310" calcext:value-type="float">
            <text:p><text:s text:c="3"/>4,310</text:p>
          </table:table-cell>
          <table:table-cell table:style-name="ce24" office:value-type="float" office:value="3342" calcext:value-type="float">
            <text:p><text:s text:c="3"/>3,3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竿鄉</text:p>
          </table:table-cell>
          <table:table-cell table:style-name="ce18" office:value-type="float" office:value="615" calcext:value-type="float">
            <text:p><text:s text:c="3"/>615</text:p>
          </table:table-cell>
          <table:table-cell table:style-name="ce18" office:value-type="float" office:value="2404" calcext:value-type="float">
            <text:p><text:s text:c="3"/>2,404</text:p>
          </table:table-cell>
          <table:table-cell table:style-name="ce18" office:value-type="float" office:value="1338" calcext:value-type="float">
            <text:p><text:s text:c="3"/>1,338</text:p>
          </table:table-cell>
          <table:table-cell table:style-name="ce24" office:value-type="float" office:value="1066" calcext:value-type="float">
            <text:p><text:s text:c="3"/>1,06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莒光鄉</text:p>
          </table:table-cell>
          <table:table-cell table:style-name="ce18" office:value-type="float" office:value="294" calcext:value-type="float">
            <text:p><text:s text:c="3"/>294</text:p>
          </table:table-cell>
          <table:table-cell table:style-name="ce18" office:value-type="float" office:value="1638" calcext:value-type="float">
            <text:p><text:s text:c="3"/>1,638</text:p>
          </table:table-cell>
          <table:table-cell table:style-name="ce18" office:value-type="float" office:value="1002" calcext:value-type="float">
            <text:p><text:s text:c="3"/>1,002</text:p>
          </table:table-cell>
          <table:table-cell table:style-name="ce24" office:value-type="float" office:value="636" calcext:value-type="float">
            <text:p><text:s text:c="3"/>6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引鄉</text:p>
          </table:table-cell>
          <table:table-cell table:style-name="ce19" office:value-type="float" office:value="337" calcext:value-type="float">
            <text:p><text:s text:c="3"/>337</text:p>
          </table:table-cell>
          <table:table-cell table:style-name="ce19" office:value-type="float" office:value="1350" calcext:value-type="float">
            <text:p><text:s text:c="3"/>1,350</text:p>
          </table:table-cell>
          <table:table-cell table:style-name="ce19" office:value-type="float" office:value="805" calcext:value-type="float">
            <text:p><text:s text:c="3"/>805</text:p>
          </table:table-cell>
          <table:table-cell table:style-name="ce25" office:value-type="float" office:value="545" calcext:value-type="float">
            <text:p><text:s text:c="3"/>545</text:p>
          </table:table-cell>
          <table:table-cell table:number-columns-repeated="1019"/>
        </table:table-row>
        <table:table-row table:style-name="ro7" table:number-rows-repeated="104856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Y140825</dc:creator>
    <dc:date>2017-09-26T16:25:01</dc:date>
    <meta:document-statistic meta:table-count="23" meta:cell-count="2238" meta:object-count="0"/>
    <meta:generator>LibreOffice/5.0.6.2$Linux_X86_64 LibreOffice_project/00$Build-2</meta:generator>
  </office:meta>
</office:document-meta>
</file>